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56" style:family="table-column">
      <style:table-column-properties fo:break-before="auto" style:column-width="15.39pt"/>
    </style:style>
    <style:style style:name="co38" style:family="table-column">
      <style:table-column-properties fo:break-before="auto" style:column-width="65.54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39" style:family="table-column">
      <style:table-column-properties fo:break-before="auto" style:column-width="18.51pt"/>
    </style:style>
    <style:style style:name="co37" style:family="table-column">
      <style:table-column-properties fo:break-before="auto" style:column-width="50.94pt"/>
    </style:style>
    <style:style style:name="co14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21.2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co17" style:family="table-column">
      <style:table-column-properties fo:break-before="auto" style:column-width="14.66pt"/>
    </style:style>
    <style:style style:name="co18" style:family="table-column">
      <style:table-column-properties fo:break-before="auto" style:column-width="23.9pt"/>
    </style:style>
    <style:style style:name="co20" style:family="table-column">
      <style:table-column-properties fo:break-before="auto" style:column-width="102.64pt"/>
    </style:style>
    <style:style style:name="co21" style:family="table-column">
      <style:table-column-properties fo:break-before="auto" style:column-width="103.41pt"/>
    </style:style>
    <style:style style:name="co22" style:family="table-column">
      <style:table-column-properties fo:break-before="auto" style:column-width="70.21pt"/>
    </style:style>
    <style:style style:name="co23" style:family="table-column">
      <style:table-column-properties fo:break-before="auto" style:column-width="24.69pt"/>
    </style:style>
    <style:style style:name="co24" style:family="table-column">
      <style:table-column-properties fo:break-before="auto" style:column-width="26.19pt"/>
    </style:style>
    <style:style style:name="co25" style:family="table-column">
      <style:table-column-properties fo:break-before="auto" style:column-width="10.6pt"/>
    </style:style>
    <style:style style:name="co26" style:family="table-column">
      <style:table-column-properties fo:break-before="auto" style:column-width="7.71pt"/>
    </style:style>
    <style:style style:name="co27" style:family="table-column">
      <style:table-column-properties fo:break-before="auto" style:column-width="33.76pt"/>
    </style:style>
    <style:style style:name="co28" style:family="table-column">
      <style:table-column-properties fo:break-before="auto" style:column-width="92.61pt"/>
    </style:style>
    <style:style style:name="co29" style:family="table-column">
      <style:table-column-properties fo:break-before="auto" style:column-width="84.9pt"/>
    </style:style>
    <style:style style:name="co30" style:family="table-column">
      <style:table-column-properties fo:break-before="auto" style:column-width="63.3pt"/>
    </style:style>
    <style:style style:name="co31" style:family="table-column">
      <style:table-column-properties fo:break-before="auto" style:column-width="29.91pt"/>
    </style:style>
    <style:style style:name="co32" style:family="table-column">
      <style:table-column-properties fo:break-before="auto" style:column-width="16.95pt"/>
    </style:style>
    <style:style style:name="co33" style:family="table-column">
      <style:table-column-properties fo:break-before="auto" style:column-width="47.85pt"/>
    </style:style>
    <style:style style:name="co34" style:family="table-column">
      <style:table-column-properties fo:break-before="auto" style:column-width="121.95pt"/>
    </style:style>
    <style:style style:name="co35" style:family="table-column">
      <style:table-column-properties fo:break-before="auto" style:column-width="119.65pt"/>
    </style:style>
    <style:style style:name="co36" style:family="table-column">
      <style:table-column-properties fo:break-before="auto" style:column-width="116.56pt"/>
    </style:style>
    <style:style style:name="co40" style:family="table-column">
      <style:table-column-properties fo:break-before="auto" style:column-width="104.2pt"/>
    </style:style>
    <style:style style:name="co41" style:family="table-column">
      <style:table-column-properties fo:break-before="auto" style:column-width="29.31pt"/>
    </style:style>
    <style:style style:name="co42" style:family="table-column">
      <style:table-column-properties fo:break-before="auto" style:column-width="42.46pt"/>
    </style:style>
    <style:style style:name="co43" style:family="table-column">
      <style:table-column-properties fo:break-before="auto" style:column-width="37.81pt"/>
    </style:style>
    <style:style style:name="co44" style:family="table-column">
      <style:table-column-properties fo:break-before="auto" style:column-width="115pt"/>
    </style:style>
    <style:style style:name="co45" style:family="table-column">
      <style:table-column-properties fo:break-before="auto" style:column-width="79.51pt"/>
    </style:style>
    <style:style style:name="co46" style:family="table-column">
      <style:table-column-properties fo:break-before="auto" style:column-width="40.11pt"/>
    </style:style>
    <style:style style:name="co47" style:family="table-column">
      <style:table-column-properties fo:break-before="auto" style:column-width="17.74pt"/>
    </style:style>
    <style:style style:name="co48" style:family="table-column">
      <style:table-column-properties fo:break-before="auto" style:column-width="19.25pt"/>
    </style:style>
    <style:style style:name="co49" style:family="table-column">
      <style:table-column-properties fo:break-before="auto" style:column-width="97.26pt"/>
    </style:style>
    <style:style style:name="co50" style:family="table-column">
      <style:table-column-properties fo:break-before="auto" style:column-width="115.74pt"/>
    </style:style>
    <style:style style:name="co51" style:family="table-column">
      <style:table-column-properties fo:break-before="auto" style:column-width="221.9pt"/>
    </style:style>
    <style:style style:name="co52" style:family="table-column">
      <style:table-column-properties fo:break-before="auto" style:column-width="23.16pt"/>
    </style:style>
    <style:style style:name="co53" style:family="table-column">
      <style:table-column-properties fo:break-before="auto" style:column-width="253.96pt"/>
    </style:style>
    <style:style style:name="co54" style:family="table-column">
      <style:table-column-properties fo:break-before="auto" style:column-width="20.04pt"/>
    </style:style>
    <style:style style:name="co55" style:family="table-column">
      <style:table-column-properties fo:break-before="auto" style:column-width="154.35pt"/>
    </style:style>
    <style:style style:name="co57" style:family="table-column">
      <style:table-column-properties fo:break-before="auto" style:column-width="178.3pt"/>
    </style:style>
    <style:style style:name="co58" style:family="table-column">
      <style:table-column-properties fo:break-before="auto" style:column-width="184.51pt"/>
    </style:style>
    <style:style style:name="co59" style:family="table-column">
      <style:table-column-properties fo:break-before="auto" style:column-width="158.26pt"/>
    </style:style>
    <style:style style:name="co60" style:family="table-column">
      <style:table-column-properties fo:break-before="auto" style:column-width="17.35pt"/>
    </style:style>
    <style:style style:name="co61" style:family="table-column">
      <style:table-column-properties fo:break-before="auto" style:column-width="20.81pt"/>
    </style:style>
    <style:style style:name="co62" style:family="table-column">
      <style:table-column-properties fo:break-before="auto" style:column-width="21.2pt"/>
    </style:style>
    <style:style style:name="co68" style:family="table-column">
      <style:table-column-properties fo:break-before="auto" style:column-width="349.71pt"/>
    </style:style>
    <style:style style:name="co69" style:family="table-column">
      <style:table-column-properties fo:break-before="auto" style:column-width="145.25pt"/>
    </style:style>
    <style:style style:name="co70" style:family="table-column">
      <style:table-column-properties fo:break-before="auto" style:column-width="24.09pt"/>
    </style:style>
    <style:style style:name="co71" style:family="table-column">
      <style:table-column-properties fo:break-before="auto" style:column-width="53.49pt"/>
    </style:style>
    <style:style style:name="co72" style:family="table-column">
      <style:table-column-properties fo:break-before="auto" style:column-width="176.74pt"/>
    </style:style>
    <style:style style:name="co73" style:family="table-column">
      <style:table-column-properties fo:break-before="auto" style:column-width="66.56pt"/>
    </style:style>
    <style:style style:name="co74" style:family="table-column">
      <style:table-column-properties fo:break-before="auto" style:column-width="67.35pt"/>
    </style:style>
    <style:style style:name="co75" style:family="table-column">
      <style:table-column-properties fo:break-before="auto" style:column-width="105.25pt"/>
    </style:style>
    <style:style style:name="co76" style:family="table-column">
      <style:table-column-properties fo:break-before="auto" style:column-width="79.31pt"/>
    </style:style>
    <style:style style:name="co77" style:family="table-column">
      <style:table-column-properties fo:break-before="auto" style:column-width="120.39pt"/>
    </style:style>
    <style:style style:name="co78" style:family="table-column">
      <style:table-column-properties fo:break-before="auto" style:column-width="148.2pt"/>
    </style:style>
    <style:style style:name="co79" style:family="table-column">
      <style:table-column-properties fo:break-before="auto" style:column-width="59.64pt"/>
    </style:style>
    <style:style style:name="co80" style:family="table-column">
      <style:table-column-properties fo:break-before="auto" style:column-width="81.3pt"/>
    </style:style>
    <style:style style:name="co81" style:family="table-column">
      <style:table-column-properties fo:break-before="auto" style:column-width="97.51pt"/>
    </style:style>
    <style:style style:name="co82" style:family="table-column">
      <style:table-column-properties fo:break-before="auto" style:column-width="210.7pt"/>
    </style:style>
    <style:style style:name="co83" style:family="table-column">
      <style:table-column-properties fo:break-before="auto" style:column-width="65.59pt"/>
    </style:style>
    <style:style style:name="co84" style:family="table-column">
      <style:table-column-properties fo:break-before="auto" style:column-width="9.61pt"/>
    </style:style>
    <style:style style:name="co85" style:family="table-column">
      <style:table-column-properties fo:break-before="auto" style:column-width="156.3pt"/>
    </style:style>
    <style:style style:name="co86" style:family="table-column">
      <style:table-column-properties fo:break-before="auto" style:column-width="152.45pt"/>
    </style:style>
    <style:style style:name="co87" style:family="table-column">
      <style:table-column-properties fo:break-before="auto" style:column-width="35.69pt"/>
    </style:style>
    <style:style style:name="co88" style:family="table-column">
      <style:table-column-properties fo:break-before="auto" style:column-width="95.41pt"/>
    </style:style>
    <style:style style:name="co89" style:family="table-column">
      <style:table-column-properties fo:break-before="auto" style:column-width="48.84pt"/>
    </style:style>
    <style:style style:name="co90" style:family="table-column">
      <style:table-column-properties fo:break-before="auto" style:column-width="87.99pt"/>
    </style:style>
    <style:style style:name="co91" style:family="table-column">
      <style:table-column-properties fo:break-before="auto" style:column-width="86.46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386.19pt"/>
    </style:style>
    <style:style style:name="co94" style:family="table-column">
      <style:table-column-properties fo:break-before="auto" style:column-width="13.1pt"/>
    </style:style>
    <style:style style:name="co95" style:family="table-column">
      <style:table-column-properties fo:break-before="auto" style:column-width="139.69pt"/>
    </style:style>
    <style:style style:name="co96" style:family="table-column">
      <style:table-column-properties fo:break-before="auto" style:column-width="67.15pt"/>
    </style:style>
    <style:style style:name="co97" style:family="table-column">
      <style:table-column-properties fo:break-before="auto" style:column-width="238.51pt"/>
    </style:style>
    <style:style style:name="co98" style:family="table-column">
      <style:table-column-properties fo:break-before="auto" style:column-width="87.19pt"/>
    </style:style>
    <style:style style:name="co99" style:family="table-column">
      <style:table-column-properties fo:break-before="auto" style:column-width="16.21pt"/>
    </style:style>
    <style:style style:name="co10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305.94pt"/>
    </style:style>
    <style:style style:name="co102" style:family="table-column">
      <style:table-column-properties fo:break-before="auto" style:column-width="129.66pt"/>
    </style:style>
    <style:style style:name="co103" style:family="table-column">
      <style:table-column-properties fo:break-before="auto" style:column-width="94.96pt"/>
    </style:style>
    <style:style style:name="co104" style:family="table-column">
      <style:table-column-properties fo:break-before="auto" style:column-width="194.51pt"/>
    </style:style>
    <style:style style:name="co105" style:family="table-column">
      <style:table-column-properties fo:break-before="auto" style:column-width="21.6pt"/>
    </style:style>
    <style:style style:name="co110" style:family="table-column">
      <style:table-column-properties fo:break-before="auto" style:column-width="60.94pt"/>
    </style:style>
    <style:style style:name="co111" style:family="table-column">
      <style:table-column-properties fo:break-before="auto" style:column-width="104.94pt"/>
    </style:style>
    <style:style style:name="co112" style:family="table-column">
      <style:table-column-properties fo:break-before="auto" style:column-width="101.91pt"/>
    </style:style>
    <style:style style:name="co113" style:family="table-column">
      <style:table-column-properties fo:break-before="auto" style:column-width="83.34pt"/>
    </style:style>
    <style:style style:name="co114" style:family="table-column">
      <style:table-column-properties fo:break-before="auto" style:column-width="106.5pt"/>
    </style:style>
    <style:style style:name="co115" style:family="table-column">
      <style:table-column-properties fo:break-before="auto" style:column-width="90.31pt"/>
    </style:style>
    <style:style style:name="co116" style:family="table-column">
      <style:table-column-properties fo:break-before="auto" style:column-width="73.3pt"/>
    </style:style>
    <style:style style:name="co117" style:family="table-column">
      <style:table-column-properties fo:break-before="auto" style:column-width="117.3pt"/>
    </style:style>
    <style:style style:name="co118" style:family="table-column">
      <style:table-column-properties fo:break-before="auto" style:column-width="25.46pt"/>
    </style:style>
    <style:style style:name="co119" style:family="table-column">
      <style:table-column-properties fo:break-before="auto" style:column-width="135.04pt"/>
    </style:style>
    <style:style style:name="co120" style:family="table-column">
      <style:table-column-properties fo:break-before="auto" style:column-width="251.66pt"/>
    </style:style>
    <style:style style:name="co121" style:family="table-column">
      <style:table-column-properties fo:break-before="auto" style:column-width="27.75pt"/>
    </style:style>
    <style:style style:name="co122" style:family="table-column">
      <style:table-column-properties fo:break-before="auto" style:column-width="215.35pt"/>
    </style:style>
    <style:style style:name="co123" style:family="table-column">
      <style:table-column-properties fo:break-before="auto" style:column-width="27.01pt"/>
    </style:style>
    <style:style style:name="co124" style:family="table-column">
      <style:table-column-properties fo:break-before="auto" style:column-width="111.91pt"/>
    </style:style>
    <style:style style:name="ro1" style:family="table-row">
      <style:table-row-properties style:row-height="18.54pt" fo:break-before="auto" style:use-optimal-row-height="true"/>
    </style:style>
    <style:style style:name="ro17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26" style:family="table-row">
      <style:table-row-properties style:row-height="15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4.94pt" fo:break-before="auto" style:use-optimal-row-height="false"/>
    </style:style>
    <style:style style:name="ro7" style:family="table-row">
      <style:table-row-properties style:row-height="27.69pt" fo:break-before="auto" style:use-optimal-row-height="false"/>
    </style:style>
    <style:style style:name="ro8" style:family="table-row">
      <style:table-row-properties style:row-height="14.09pt" fo:break-before="auto" style:use-optimal-row-height="true"/>
    </style:style>
    <style:style style:name="ro9" style:family="table-row">
      <style:table-row-properties style:row-height="13.44pt" fo:break-before="auto" style:use-optimal-row-height="false"/>
    </style:style>
    <style:style style:name="ro10" style:family="table-row">
      <style:table-row-properties style:row-height="26.19pt" fo:break-before="auto" style:use-optimal-row-height="false"/>
    </style:style>
    <style:style style:name="ro11" style:family="table-row">
      <style:table-row-properties style:row-height="16.44pt" fo:break-before="auto" style:use-optimal-row-height="false"/>
    </style:style>
    <style:style style:name="ro12" style:family="table-row">
      <style:table-row-properties style:row-height="21.71pt" fo:break-before="auto" style:use-optimal-row-height="false"/>
    </style:style>
    <style:style style:name="ro13" style:family="table-row">
      <style:table-row-properties style:row-height="15.7pt" fo:break-before="auto" style:use-optimal-row-height="false"/>
    </style:style>
    <style:style style:name="ro14" style:family="table-row">
      <style:table-row-properties style:row-height="7.46pt" fo:break-before="auto" style:use-optimal-row-height="false"/>
    </style:style>
    <style:style style:name="ro15" style:family="table-row">
      <style:table-row-properties style:row-height="14.2pt" fo:break-before="auto" style:use-optimal-row-height="false"/>
    </style:style>
    <style:style style:name="ro16" style:family="table-row">
      <style:table-row-properties style:row-height="13.1pt" fo:break-before="auto" style:use-optimal-row-height="true"/>
    </style:style>
    <style:style style:name="ro18" style:family="table-row">
      <style:table-row-properties style:row-height="35.6pt" fo:break-before="auto" style:use-optimal-row-height="true"/>
    </style:style>
    <style:style style:name="ro19" style:family="table-row">
      <style:table-row-properties style:row-height="24.35pt" fo:break-before="auto" style:use-optimal-row-height="false"/>
    </style:style>
    <style:style style:name="ro20" style:family="table-row">
      <style:table-row-properties style:row-height="46.86pt" fo:break-before="auto" style:use-optimal-row-height="true"/>
    </style:style>
    <style:style style:name="ro21" style:family="table-row">
      <style:table-row-properties style:row-height="12.95pt" fo:break-before="auto" style:use-optimal-row-height="true"/>
    </style:style>
    <style:style style:name="ro22" style:family="table-row">
      <style:table-row-properties style:row-height="13.8pt" fo:break-before="auto" style:use-optimal-row-height="true"/>
    </style:style>
    <style:style style:name="ro23" style:family="table-row">
      <style:table-row-properties style:row-height="12.95pt" fo:break-before="auto" style:use-optimal-row-height="false"/>
    </style:style>
    <style:style style:name="ro24" style:family="table-row">
      <style:table-row-properties style:row-height="15.65pt" fo:break-before="auto" style:use-optimal-row-height="false"/>
    </style:style>
    <style:style style:name="ro25" style:family="table-row">
      <style:table-row-properties style:row-height="23.84pt" fo:break-before="auto" style:use-optimal-row-height="true"/>
    </style:style>
    <style:style style:name="ro27" style:family="table-row">
      <style:table-row-properties style:row-height="14.29pt" fo:break-before="auto" style:use-optimal-row-height="true"/>
    </style:style>
    <style:style style:name="ro28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60" style:family="table-cell" style:parent-style-name="Default">
      <style:text-properties style:text-position="" style:font-name="Liberation Sans" fo:font-size="15pt" style:font-size-asian="15pt" style:font-size-complex="15pt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ext-properties style:text-position="" style:font-name="Liberation Sans" style:text-underline-style="solid" style:text-underline-width="auto" style:text-underline-color="font-color"/>
    </style:style>
    <style:style style:name="ce163" style:family="table-cell" style:parent-style-name="Default">
      <style:text-properties style:text-position="" style:font-name="Liberation Sans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text-position="" style:font-name="Liberation Serif"/>
    </style:style>
    <style:style style:name="ce17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text-position="" style:font-name="Liberation Serif" style:text-underline-style="solid" style:text-underline-width="auto" style:text-underline-color="font-color"/>
    </style:style>
    <style:style style:name="ce174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text-position="" style:font-name="Liberation Serif"/>
    </style:style>
    <style:style style:name="ce18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 style:text-underline-style="solid" style:text-underline-width="auto" style:text-underline-color="font-color"/>
    </style:style>
    <style:style style:name="ce188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text-position="" style:font-name="Liberation Serif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text-position="" style:font-name="Liberation Serif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text-position="" style:font-name="Liberation Sans" style:text-underline-style="solid" style:text-underline-width="auto" style:text-underline-color="font-color"/>
    </style:style>
    <style:style style:name="ce20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 fo:font-size="20pt" fo:font-weight="bold" style:font-size-asian="20pt" style:font-weight-asian="bold" style:font-size-complex="20pt" style:font-weight-complex="bold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text-position="" style:font-name="Liberation Serif"/>
    </style:style>
    <style:style style:name="ce22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>
      <style:table-cell-properties fo:background-color="#cccccc"/>
      <style:text-properties style:text-position="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text-position="" style:font-name="Liberation Serif"/>
    </style:style>
    <style:style style:name="ce25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 style:text-position="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 style:text-position=""/>
    </style:style>
    <style:style style:name="ce2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text-position="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text-position="" style:font-name="Liberation Serif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text-position="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text-position="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text-position=""/>
    </style:style>
    <style:style style:name="ce90" style:family="table-cell" style:parent-style-name="Default">
      <style:table-cell-properties fo:background-color="transparent"/>
      <style:text-properties style:text-position=""/>
    </style:style>
    <style:style style:name="ce157" style:family="table-cell" style:parent-style-name="Default">
      <style:table-cell-properties fo:background-color="transparent" fo:border="none"/>
      <style:text-properties style:text-position=""/>
    </style:style>
    <style:style style:name="ce345" style:family="table-cell" style:parent-style-name="Default">
      <style:table-cell-properties fo:background-color="#000000"/>
      <style:text-properties style:text-position=""/>
    </style:style>
    <style:style style:name="ce346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347" style:family="table-cell" style:parent-style-name="Default">
      <style:table-cell-properties fo:background-color="#ffff99" fo:border="0.06pt solid #000000"/>
      <style:text-properties fo:color="#000000" style:text-position="" style:text-underline-style="solid" style:text-underline-width="auto" style:text-underline-color="font-color"/>
    </style:style>
    <style:style style:name="ce348" style:family="table-cell" style:parent-style-name="Default">
      <style:table-cell-properties fo:background-color="#ffff66" fo:border="0.06pt solid #000000"/>
      <style:text-properties fo:color="#000000" style:text-position="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style:use-window-font-color="true" style:text-position="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0" style:family="table-cell" style:parent-style-name="Default">
      <style:table-cell-properties fo:background-color="transparent" fo:border="none"/>
      <style:text-properties style:text-position="" fo:font-size="20pt" fo:font-weight="bold" style:font-size-asian="20pt" style:font-weight-asian="bold" style:font-size-complex="20pt" style:font-weight-complex="bold"/>
    </style:style>
    <style:style style:name="ce351" style:family="table-cell" style:parent-style-name="Default">
      <style:table-cell-properties fo:background-color="#0066ff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ackground-color="#6666ff" fo:border="0.06pt solid #000000"/>
      <style:text-properties style:text-position=""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0066ff" fo:border="0.06pt solid #000000"/>
      <style:text-properties style:text-position=""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9900ff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ackground-color="#9900ff" fo:border="0.06pt solid #000000"/>
      <style:text-properties style:text-position=""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990099" fo:border="0.06pt solid #000000"/>
      <style:text-properties style:text-position=""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/>
      <style:text-properties style:text-position=""/>
    </style:style>
    <style:style style:name="ce358" style:family="table-cell" style:parent-style-name="Default">
      <style:table-cell-properties fo:background-color="#ff6600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ff6600" fo:border="0.06pt solid #000000"/>
      <style:text-properties style:text-position=""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3333" fo:border="0.06pt solid #000000"/>
      <style:text-properties style:text-position=""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33ff99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ackground-color="#33ff99" fo:border="0.06pt solid #000000"/>
      <style:text-properties style:text-position=""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00ff66" fo:border="0.06pt solid #000000"/>
      <style:text-properties style:text-position=""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ffff99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366" style:family="table-cell" style:parent-style-name="Default">
      <style:table-cell-properties fo:background-color="#ffff66" fo:border="0.06pt solid #000000"/>
      <style:text-properties style:text-position=""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99" fo:border="0.06pt solid #000000"/>
      <style:text-properties style:text-position=""/>
    </style:style>
    <style:style style:name="ce368" style:family="table-cell" style:parent-style-name="Default">
      <style:table-cell-properties fo:background-color="#ffff66" fo:border="0.06pt solid #000000"/>
      <style:text-properties style:text-position=""/>
    </style:style>
    <style:style style:name="ce369" style:family="table-cell" style:parent-style-name="Default">
      <style:table-cell-properties fo:background-color="#6666ff"/>
      <style:text-properties style:text-position=""/>
    </style:style>
    <style:style style:name="ce370" style:family="table-cell" style:parent-style-name="Default">
      <style:table-cell-properties fo:background-color="#9900ff" fo:border="0.06pt solid #000000"/>
      <style:text-properties style:text-position=""/>
    </style:style>
    <style:style style:name="ce371" style:family="table-cell" style:parent-style-name="Default">
      <style:table-cell-properties fo:background-color="#990099" fo:border="0.06pt solid #000000"/>
      <style:text-properties style:text-position=""/>
    </style:style>
    <style:style style:name="ce372" style:family="table-cell" style:parent-style-name="Default">
      <style:table-cell-properties fo:background-color="#ff6600" fo:border="0.06pt solid #000000"/>
      <style:text-properties style:text-position=""/>
    </style:style>
    <style:style style:name="ce373" style:family="table-cell" style:parent-style-name="Default">
      <style:table-cell-properties fo:background-color="#ff3333" fo:border="0.06pt solid #000000"/>
      <style:text-properties style:text-position=""/>
    </style:style>
    <style:style style:name="ce374" style:family="table-cell" style:parent-style-name="Default">
      <style:table-cell-properties fo:background-color="#ff3333"/>
      <style:text-properties style:text-position=""/>
    </style:style>
    <style:style style:name="ce375" style:family="table-cell" style:parent-style-name="Default">
      <style:table-cell-properties fo:background-color="#33ff99" fo:border="0.06pt solid #000000"/>
      <style:text-properties style:text-position=""/>
    </style:style>
    <style:style style:name="ce376" style:family="table-cell" style:parent-style-name="Default">
      <style:table-cell-properties fo:background-color="#00ff66" fo:border="0.06pt solid #000000"/>
      <style:text-properties style:text-position=""/>
    </style:style>
    <style:style style:name="ce377" style:family="table-cell" style:parent-style-name="Default">
      <style:table-cell-properties fo:background-color="#00ff66"/>
      <style:text-properties style:text-position=""/>
    </style:style>
    <style:style style:name="ce378" style:family="table-cell" style:parent-style-name="Default">
      <style:table-cell-properties fo:background-color="#ffff99"/>
      <style:text-properties style:text-position=""/>
    </style:style>
    <style:style style:name="ce379" style:family="table-cell" style:parent-style-name="Default">
      <style:table-cell-properties fo:background-color="#ffff99" fo:border="0.06pt solid #000000"/>
      <style:text-properties style:text-position=""/>
    </style:style>
    <style:style style:name="ce380" style:family="table-cell" style:parent-style-name="Default">
      <style:table-cell-properties fo:background-color="#ffff99" fo:border="0.06pt solid #000000"/>
      <style:text-properties style:text-position="" style:font-name="Liberation Sans" style:font-name-asian="Noto Sans CJK SC Regular" style:font-name-complex="FreeSans"/>
    </style:style>
    <style:style style:name="ce381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382" style:family="table-cell" style:parent-style-name="Default">
      <style:text-properties style:text-position=""/>
    </style:style>
    <style:style style:name="ce383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79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80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83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84" style:family="table-cell" style:parent-style-name="Default">
      <style:table-cell-properties fo:background-color="transparent" fo:wrap-option="no-wrap" fo:border="none"/>
    </style:style>
    <style:style style:name="ce85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6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87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8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91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93" style:family="table-cell" style:parent-style-name="Default">
      <style:table-cell-properties fo:background-color="#ffffff" fo:border="none"/>
    </style:style>
    <style:style style:name="ce94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95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9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99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100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102" style:family="table-cell" style:parent-style-name="Default">
      <style:table-cell-properties fo:background-color="#e6e6ff"/>
    </style:style>
    <style:style style:name="ce103" style:family="table-cell" style:parent-style-name="Default">
      <style:table-cell-properties fo:background-color="#cccccc"/>
    </style:style>
    <style:style style:name="ce10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08" style:family="table-cell" style:parent-style-name="Default">
      <style:table-cell-properties fo:background-color="#cccccc" fo:border="none"/>
    </style:style>
    <style:style style:name="ce10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1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1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1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12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12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12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2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13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13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13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3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13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13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4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14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143" style:family="table-cell" style:parent-style-name="Default">
      <style:table-cell-properties fo:background-color="transparent" fo:wrap-option="no-wrap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14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8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153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15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58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159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164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166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16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16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69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cccccc" fo:wrap-option="no-wrap"/>
    </style:style>
    <style:style style:name="ce178" style:family="table-cell" style:parent-style-name="Default">
      <style:table-cell-properties fo:background-color="transparent"/>
    </style:style>
    <style:style style:name="ce180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183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185" style:family="table-cell" style:parent-style-name="Default">
      <style:table-cell-properties fo:background-color="transparent" fo:border="0.06pt solid #000000"/>
    </style:style>
    <style:style style:name="ce18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193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5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97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9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207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20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0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21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215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21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9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220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2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2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228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229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230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1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232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233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34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35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238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39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41" style:family="table-cell" style:parent-style-name="Default">
      <style:table-cell-properties fo:background-color="#e6e6ff" fo:border="none"/>
    </style:style>
    <style:style style:name="ce242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243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245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246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247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24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249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0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251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252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253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25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55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256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257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258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260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261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262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transparent" fo:border="none"/>
    </style:style>
    <style:style style:name="ce264" style:family="table-cell" style:parent-style-name="Default">
      <style:table-cell-properties fo:border="none"/>
    </style:style>
    <style:style style:name="ce266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267" style:family="table-cell" style:parent-style-name="Default">
      <style:text-properties style:font-name="Liberation Sans" fo:font-size="15pt" style:font-size-asian="15pt" style:font-size-complex="15pt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270" style:family="table-cell" style:parent-style-name="Default">
      <style:text-properties style:font-name="Liberation Sans"/>
    </style:style>
    <style:style style:name="ce271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7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27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74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75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276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277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5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88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89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90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291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2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2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9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98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9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0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01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02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0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6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8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309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311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2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3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7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31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323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3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325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2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327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32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9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33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33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33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37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338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34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4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385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386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7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392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93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9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5" style:family="table-cell" style:parent-style-name="Default">
      <style:table-cell-properties fo:wrap-option="wrap" style:shrink-to-fit="true"/>
    </style:style>
    <style:style style:name="ce396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97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398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399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00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401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402" style:family="table-cell" style:parent-style-name="Default">
      <style:table-cell-properties fo:background-color="#cccccc" fo:wrap-option="wrap" fo:border="none" style:direction="ltr" style:rotation-align="none"/>
    </style:style>
    <style:style style:name="ce403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4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5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06" style:family="table-cell" style:parent-style-name="Default">
      <style:table-cell-properties fo:wrap-option="wrap" style:direction="ltr" style:rotation-align="none"/>
    </style:style>
    <style:style style:name="ce407" style:family="table-cell" style:parent-style-name="Default">
      <style:table-cell-properties fo:background-color="#cccccc" fo:wrap-option="wrap" style:direction="ltr" style:rotation-align="none"/>
    </style:style>
    <style:style style:name="ce408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409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0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411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412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3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41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7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41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9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420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1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23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424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425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6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427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428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429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31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32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4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435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4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4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438" style:family="table-cell" style:parent-style-name="Default">
      <style:text-properties style:text-underline-style="solid" style:text-underline-width="auto" style:text-underline-color="font-color"/>
    </style:style>
    <style:style style:name="ce439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44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41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442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44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44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5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446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447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44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9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45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1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5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56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45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46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2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6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46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46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7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468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469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4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471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473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7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7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78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479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80" style:family="table-cell" style:parent-style-name="Default">
      <style:table-cell-properties style:rotation-align="none"/>
    </style:style>
    <style:style style:name="ce481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48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48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5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486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488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489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49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49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5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498" style:family="table-cell" style:parent-style-name="Default">
      <style:table-cell-properties fo:background-color="#000000"/>
    </style:style>
    <style:style style:name="ce49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00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501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502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503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504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506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507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509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510" style:family="table-cell" style:parent-style-name="Default">
      <style:table-cell-properties fo:background-color="#990099"/>
    </style:style>
    <style:style style:name="ce511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2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513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514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516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517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519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520" style:family="table-cell" style:parent-style-name="Default">
      <style:table-cell-properties fo:background-color="#ffff99" fo:border="0.06pt solid #000000"/>
    </style:style>
    <style:style style:name="ce521" style:family="table-cell" style:parent-style-name="Default">
      <style:table-cell-properties fo:background-color="#ffff66" fo:border="0.06pt solid #000000"/>
    </style:style>
    <style:style style:name="ce522" style:family="table-cell" style:parent-style-name="Default">
      <style:table-cell-properties fo:background-color="#6666ff"/>
    </style:style>
    <style:style style:name="ce523" style:family="table-cell" style:parent-style-name="Default">
      <style:table-cell-properties fo:background-color="#9900ff" fo:border="0.06pt solid #000000"/>
    </style:style>
    <style:style style:name="ce524" style:family="table-cell" style:parent-style-name="Default">
      <style:table-cell-properties fo:background-color="#990099" fo:border="0.06pt solid #000000"/>
    </style:style>
    <style:style style:name="ce525" style:family="table-cell" style:parent-style-name="Default">
      <style:table-cell-properties fo:background-color="#ff6600" fo:border="0.06pt solid #000000"/>
    </style:style>
    <style:style style:name="ce526" style:family="table-cell" style:parent-style-name="Default">
      <style:table-cell-properties fo:background-color="#ff3333" fo:border="0.06pt solid #000000"/>
    </style:style>
    <style:style style:name="ce527" style:family="table-cell" style:parent-style-name="Default">
      <style:table-cell-properties fo:background-color="#ff3333"/>
    </style:style>
    <style:style style:name="ce528" style:family="table-cell" style:parent-style-name="Default">
      <style:table-cell-properties fo:background-color="#33ff99" fo:border="0.06pt solid #000000"/>
    </style:style>
    <style:style style:name="ce529" style:family="table-cell" style:parent-style-name="Default">
      <style:table-cell-properties fo:background-color="#00ff66" fo:border="0.06pt solid #000000"/>
    </style:style>
    <style:style style:name="ce530" style:family="table-cell" style:parent-style-name="Default">
      <style:table-cell-properties fo:background-color="#00ff66"/>
    </style:style>
    <style:style style:name="ce531" style:family="table-cell" style:parent-style-name="Default">
      <style:table-cell-properties fo:background-color="#ffff99"/>
    </style:style>
    <style:style style:name="ce532" style:family="table-cell" style:parent-style-name="Default">
      <style:table-cell-properties fo:background-color="#ffff99" fo:border="0.06pt solid #000000"/>
    </style:style>
    <style:style style:name="ce533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34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535" style:family="table-cell" style:parent-style-name="Default"/>
    <style:style style:name="ce536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1pt"/>
    </style:style>
    <style:style style:name="T2" style:family="text">
      <style:text-properties style:letter-kerning="true" fo:country="none" style:country-asian="none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7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8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9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0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1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2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3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4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5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6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7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8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7" table:default-cell-style-name="ce81"/>
        <table:table-column table:style-name="co18" table:default-cell-style-name="ce8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31" table:default-cell-style-name="ce207"/>
        <table:table-column table:style-name="co32" table:default-cell-style-name="ce258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4" table:number-columns-repeated="988" table:default-cell-style-name="Default"/>
        <table:table-row table:style-name="ro1">
          <table:table-cell table:style-name="ce79"/>
          <table:table-cell table:style-name="ce85" table:number-columns-spanned="3" table:number-rows-spanned="1"/>
          <table:covered-table-cell table:number-columns-repeated="2" table:style-name="ce99"/>
          <table:table-cell table:style-name="ce99"/>
          <table:table-cell table:style-name="ce85"/>
          <table:table-cell table:style-name="ce99" table:number-columns-repeated="8"/>
          <table:table-cell table:style-name="ce85"/>
          <table:table-cell table:style-name="ce99"/>
          <table:table-cell table:style-name="ce256"/>
          <table:table-cell table:style-name="ce178" table:number-columns-repeated="1006"/>
        </table:table-row>
        <table:table-row table:style-name="ro2">
          <table:table-cell table:style-name="ce80"/>
          <table:table-cell table:style-name="ce86" office:value-type="string" calcext:value-type="string" table:number-columns-spanned="15" table:number-rows-spanned="2">
            <text:p>Procedure <text:s text:c="4"/></text:p>
          </table:table-cell>
          <table:covered-table-cell table:style-name="ce100"/>
          <table:covered-table-cell table:number-columns-repeated="9" table:style-name="ce126"/>
          <table:covered-table-cell table:number-columns-repeated="3" table:style-name="ce127"/>
          <table:covered-table-cell table:style-name="ce250"/>
          <table:table-cell table:style-name="ce257"/>
          <table:table-cell table:style-name="ce262" table:number-columns-repeated="18"/>
          <table:table-cell table:style-name="ce266" table:number-columns-repeated="988"/>
        </table:table-row>
        <table:table-row table:style-name="ro2">
          <table:table-cell/>
          <table:covered-table-cell table:style-name="ce87"/>
          <table:covered-table-cell table:style-name="ce102"/>
          <table:covered-table-cell table:number-columns-repeated="4" table:style-name="ce127"/>
          <table:covered-table-cell table:number-columns-repeated="5" table:style-name="ce102"/>
          <table:covered-table-cell table:style-name="ce241"/>
          <table:covered-table-cell table:style-name="ce102"/>
          <table:covered-table-cell table:style-name="ce127"/>
          <table:covered-table-cell table:style-name="ce251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04" table:number-columns-repeated="2"/>
          <table:table-cell table:style-name="ce103" table:number-columns-repeated="5"/>
          <table:table-cell table:style-name="ce108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5">
          <table:table-cell table:number-columns-repeated="2"/>
          <table:table-cell table:style-name="ce103"/>
          <table:table-cell table:style-name="ce12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103"/>
          <table:table-cell table:style-name="ce149"/>
          <table:table-cell table:style-name="ce130"/>
          <table:table-cell table:style-name="ce103" table:number-columns-repeated="2"/>
          <table:table-cell table:style-name="ce12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103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/>
          <table:table-cell table:style-name="ce109" office:value-type="string" calcext:value-type="string">
            <text:p>Microarray ID</text:p>
          </table:table-cell>
          <table:table-cell table:style-name="ce145" office:value-type="string" calcext:value-type="string" table:number-columns-spanned="2" table:number-rows-spanned="1">
            <text:p>P6_170613_Cal</text:p>
          </table:table-cell>
          <table:covered-table-cell table:style-name="ce169"/>
          <table:table-cell table:style-name="ce149"/>
          <table:table-cell table:style-name="ce130" table:number-columns-repeated="2"/>
          <table:table-cell table:style-name="ce103"/>
          <table:table-cell table:style-name="ce109" office:value-type="string" calcext:value-type="string">
            <text:p>Microwell ID</text:p>
          </table:table-cell>
          <table:table-cell table:style-name="ce231" office:value-type="string" calcext:value-type="string" table:number-columns-spanned="2" table:number-rows-spanned="1">
            <text:p/>
          </table:table-cell>
          <table:covered-table-cell table:style-name="ce169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6">
          <table:table-cell table:number-columns-repeated="2"/>
          <table:table-cell table:style-name="ce103"/>
          <table:table-cell table:style-name="ce129" office:value-type="string" calcext:value-type="string">
            <text:p>Batch ID</text:p>
          </table:table-cell>
          <table:table-cell table:style-name="ce146" table:number-columns-spanned="2" table:number-rows-spanned="1"/>
          <table:covered-table-cell table:style-name="ce170"/>
          <table:table-cell table:style-name="ce103"/>
          <table:table-cell table:style-name="ce202" office:value-type="string" calcext:value-type="string" table:number-columns-spanned="2" table:number-rows-spanned="1">
            <text:p>or</text:p>
          </table:table-cell>
          <table:covered-table-cell table:style-name="ce211"/>
          <table:table-cell table:style-name="ce103"/>
          <table:table-cell table:style-name="ce129" office:value-type="string" calcext:value-type="string">
            <text:p>Charge</text:p>
          </table:table-cell>
          <table:table-cell table:style-name="ce232" table:number-columns-spanned="2" table:number-rows-spanned="1"/>
          <table:covered-table-cell table:style-name="ce170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/>
          <table:table-cell table:style-name="ce110" office:value-type="string" calcext:value-type="string">
            <text:p>Surface substance</text:p>
          </table:table-cell>
          <table:table-cell table:style-name="ce147" table:content-validation-name="val8" table:number-columns-spanned="2" table:number-rows-spanned="1"/>
          <table:covered-table-cell table:style-name="ce170"/>
          <table:table-cell table:style-name="ce149"/>
          <table:table-cell table:style-name="ce130"/>
          <table:table-cell table:style-name="ce103" table:number-columns-repeated="2"/>
          <table:table-cell table:style-name="ce110" office:value-type="string" calcext:value-type="string">
            <text:p>Surface Substance</text:p>
          </table:table-cell>
          <table:table-cell table:style-name="ce147" table:content-validation-name="val12" table:number-columns-spanned="2" table:number-rows-spanned="1"/>
          <table:covered-table-cell table:style-name="ce170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/>
          <table:table-cell table:style-name="ce112" office:value-type="string" calcext:value-type="string">
            <text:p>manufacturer</text:p>
          </table:table-cell>
          <table:table-cell table:style-name="ce148" table:content-validation-name="val8" table:number-columns-spanned="2" table:number-rows-spanned="1"/>
          <table:covered-table-cell table:style-name="ce171"/>
          <table:table-cell table:style-name="ce149"/>
          <table:table-cell table:style-name="ce130"/>
          <table:table-cell table:style-name="ce103" table:number-columns-repeated="2"/>
          <table:table-cell table:style-name="ce119" office:value-type="string" calcext:value-type="string">
            <text:p>manufacturer</text:p>
          </table:table-cell>
          <table:table-cell table:style-name="ce148" table:content-validation-name="val13" table:number-columns-spanned="2" table:number-rows-spanned="1"/>
          <table:covered-table-cell table:style-name="ce171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4"/>
          <table:table-cell table:style-name="ce130" table:content-validation-name="val2" table:number-columns-spanned="2" table:number-rows-spanned="1"/>
          <table:covered-table-cell table:style-name="ce149"/>
          <table:table-cell table:style-name="ce149"/>
          <table:table-cell table:style-name="ce130"/>
          <table:table-cell table:style-name="ce103"/>
          <table:table-cell table:style-name="ce104" table:number-columns-repeated="2"/>
          <table:table-cell table:style-name="ce103" table:number-columns-repeated="4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/>
          <table:table-cell table:style-name="ce89"/>
          <table:table-cell table:style-name="ce105"/>
          <table:table-cell table:style-name="ce131" table:content-validation-name="val2" table:number-columns-spanned="2" table:number-rows-spanned="1"/>
          <table:covered-table-cell table:style-name="ce150"/>
          <table:table-cell table:style-name="ce150"/>
          <table:table-cell table:style-name="ce131"/>
          <table:table-cell table:style-name="ce116" table:number-columns-repeated="7"/>
          <table:table-cell table:style-name="ce243"/>
          <table:table-cell table:style-name="ce252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/>
          <table:table-cell table:style-name="ce91"/>
          <table:table-cell table:style-name="ce106"/>
          <table:table-cell table:style-name="ce117" table:content-validation-name="val1"/>
          <table:table-cell table:style-name="ce151" table:number-columns-repeated="2"/>
          <table:table-cell table:style-name="ce191"/>
          <table:table-cell table:style-name="ce93" table:number-columns-repeated="6"/>
          <table:table-cell table:style-name="ce117"/>
          <table:table-cell table:style-name="ce91"/>
          <table:table-cell table:style-name="ce93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7">
          <table:table-cell/>
          <table:table-cell table:style-name="ce92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107"/>
          <table:covered-table-cell table:style-name="ce132"/>
          <table:table-cell table:style-name="ce152" table:number-columns-repeated="3"/>
          <table:table-cell table:style-name="ce206"/>
          <table:table-cell table:style-name="ce93"/>
          <table:table-cell table:style-name="ce214" table:number-columns-spanned="3" table:number-rows-spanned="1"/>
          <table:covered-table-cell table:style-name="ce222"/>
          <table:covered-table-cell table:style-name="ce152"/>
          <table:table-cell table:style-name="ce152" table:number-columns-repeated="3"/>
          <table:table-cell table:style-name="ce206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8"/>
          <table:table-cell table:style-name="ce103" table:number-columns-repeated="4"/>
          <table:table-cell table:style-name="ce207"/>
          <table:table-cell table:style-name="ce93"/>
          <table:table-cell table:style-name="ce215"/>
          <table:table-cell table:style-name="ce223" office:value-type="string" calcext:value-type="string">
            <text:p>Spotting Method</text:p>
          </table:table-cell>
          <table:table-cell table:style-name="ce233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53"/>
          <table:covered-table-cell table:style-name="ce19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9" office:value-type="string" calcext:value-type="string">
            <text:p>Spotting ID</text:p>
          </table:table-cell>
          <table:table-cell table:style-name="ce133" table:content-validation-name="val3" table:number-columns-spanned="4" table:number-rows-spanned="1"/>
          <table:covered-table-cell table:number-columns-repeated="2" table:style-name="ce153"/>
          <table:covered-table-cell table:style-name="ce192"/>
          <table:table-cell table:style-name="ce208"/>
          <table:table-cell table:style-name="ce93"/>
          <table:table-cell table:style-name="ce215"/>
          <table:table-cell table:style-name="ce225" office:value-type="string" calcext:value-type="string">
            <text:p>Washing S ID</text:p>
          </table:table-cell>
          <table:table-cell table:style-name="ce234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98"/>
          <table:covered-table-cell table:style-name="ce13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0" office:value-type="string" calcext:value-type="string">
            <text:p>User</text:p>
          </table:table-cell>
          <table:table-cell table:style-name="ce13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154" table:content-validation-name="val9"/>
          <table:covered-table-cell table:style-name="ce173"/>
          <table:covered-table-cell table:style-name="ce193"/>
          <table:table-cell table:style-name="ce208"/>
          <table:table-cell table:style-name="ce93"/>
          <table:table-cell table:style-name="ce215"/>
          <table:table-cell table:style-name="ce226" office:value-type="string" calcext:value-type="string" table:number-columns-spanned="1" table:number-rows-spanned="5">
            <text:p>Comment</text:p>
          </table:table-cell>
          <table:table-cell table:style-name="ce235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1" office:value-type="string" calcext:value-type="string">
            <text:p>Humidity [%]</text:p>
          </table:table-cell>
          <table:table-cell table:style-name="ce134" table:number-columns-spanned="4" table:number-rows-spanned="1"/>
          <table:covered-table-cell table:style-name="ce154" table:content-validation-name="val9"/>
          <table:covered-table-cell table:style-name="ce173"/>
          <table:covered-table-cell table:style-name="ce193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2" office:value-type="string" calcext:value-type="string">
            <text:p>Temperature</text:p>
          </table:table-cell>
          <table:table-cell table:style-name="ce135" table:number-columns-spanned="4" table:number-rows-spanned="1"/>
          <table:covered-table-cell table:style-name="ce155" table:content-validation-name="val9"/>
          <table:covered-table-cell table:style-name="ce175"/>
          <table:covered-table-cell table:style-name="ce194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76"/>
          <table:table-cell table:style-name="ce108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3" office:value-type="string" calcext:value-type="string">
            <text:p>Incubation</text:p>
          </table:table-cell>
          <table:table-cell table:style-name="ce136" table:content-validation-name="val1" office:value-type="string" calcext:value-type="string">
            <text:p>Date</text:p>
          </table:table-cell>
          <table:table-cell table:style-name="ce15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76" table:content-validation-name="val1"/>
          <table:table-cell table:style-name="ce207"/>
          <table:table-cell table:style-name="ce191"/>
          <table:table-cell table:style-name="ce217"/>
          <table:covered-table-cell table:style-name="ce228"/>
          <table:covered-table-cell table:number-columns-repeated="3" table:style-name="ce237"/>
          <table:covered-table-cell table:style-name="ce245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8">
          <table:table-cell table:number-columns-repeated="2"/>
          <table:table-cell table:style-name="ce114" office:value-type="string" calcext:value-type="string">
            <text:p>Starting</text:p>
          </table:table-cell>
          <table:table-cell table:style-name="ce137" table:content-validation-name="val5" office:value-type="string" calcext:value-type="string">
            <text:p/>
          </table:table-cell>
          <table:table-cell table:style-name="ce158" table:number-columns-spanned="3" table:number-rows-spanned="1"/>
          <table:covered-table-cell table:style-name="ce177"/>
          <table:covered-table-cell table:style-name="ce103"/>
          <table:table-cell table:style-name="ce207"/>
          <table:table-cell table:style-name="ce191"/>
          <table:table-cell table:style-name="ce217"/>
          <table:table-cell table:style-name="ce229" table:number-columns-repeated="4"/>
          <table:table-cell table:style-name="ce246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8">
          <table:table-cell table:number-columns-repeated="2"/>
          <table:table-cell table:style-name="ce115" office:value-type="string" calcext:value-type="string">
            <text:p>Finishing</text:p>
          </table:table-cell>
          <table:table-cell table:style-name="ce138" office:value-type="string" calcext:value-type="string">
            <text:p/>
          </table:table-cell>
          <table:table-cell table:style-name="ce159" table:content-validation-name="val10" table:number-columns-spanned="3" table:number-rows-spanned="1"/>
          <table:covered-table-cell table:style-name="ce108"/>
          <table:covered-table-cell table:style-name="ce149"/>
          <table:table-cell table:style-name="ce208"/>
          <table:table-cell table:style-name="ce191"/>
          <table:table-cell table:style-name="ce217"/>
          <table:table-cell table:style-name="ce130" table:number-columns-repeated="5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/>
          <table:table-cell table:style-name="ce89"/>
          <table:table-cell table:style-name="ce116" table:number-columns-repeated="4"/>
          <table:table-cell table:style-name="ce150"/>
          <table:table-cell table:style-name="ce209"/>
          <table:table-cell table:style-name="ce191"/>
          <table:table-cell table:style-name="ce218"/>
          <table:table-cell table:style-name="ce131" table:number-columns-repeated="5"/>
          <table:table-cell table:style-name="ce252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9">
          <table:table-cell/>
          <table:table-cell table:style-name="ce93"/>
          <table:table-cell table:style-name="ce117" table:number-columns-repeated="3"/>
          <table:table-cell table:style-name="ce117" table:content-validation-name="val1"/>
          <table:table-cell table:style-name="ce191" table:content-validation-name="val1" table:number-columns-repeated="8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3" table:number-columns-repeated="18"/>
          <table:table-cell table:style-name="ce178" table:number-columns-repeated="988"/>
        </table:table-row>
        <table:table-row table:style-name="ro10">
          <table:table-cell/>
          <table:table-cell table:style-name="ce92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107"/>
          <table:covered-table-cell table:style-name="ce132"/>
          <table:table-cell table:style-name="ce152" table:number-columns-repeated="3"/>
          <table:table-cell table:style-name="ce206"/>
          <table:table-cell table:style-name="ce93"/>
          <table:table-cell table:style-name="ce219"/>
          <table:table-cell table:style-name="ce152" table:number-columns-repeated="5"/>
          <table:table-cell table:style-name="ce206"/>
          <table:table-cell table:number-columns-repeated="1007"/>
        </table:table-row>
        <table:table-row table:style-name="ro2">
          <table:table-cell table:number-columns-repeated="2"/>
          <table:table-cell table:style-name="ce108"/>
          <table:table-cell table:style-name="ce103" table:number-columns-repeated="4"/>
          <table:table-cell table:style-name="ce207"/>
          <table:table-cell table:style-name="ce117"/>
          <table:table-cell table:style-name="ce215"/>
          <table:table-cell table:style-name="ce223" office:value-type="string" calcext:value-type="string">
            <text:p>Quenching Method</text:p>
          </table:table-cell>
          <table:table-cell table:style-name="ce233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52"/>
          <table:covered-table-cell table:style-name="ce206"/>
          <table:table-cell table:number-columns-repeated="1008"/>
        </table:table-row>
        <table:table-row table:style-name="ro6">
          <table:table-cell table:number-columns-repeated="2"/>
          <table:table-cell table:style-name="ce118" office:value-type="string" calcext:value-type="string">
            <text:p>Queching ID</text:p>
          </table:table-cell>
          <table:table-cell table:style-name="ce139" table:content-validation-name="val6" table:number-columns-spanned="4" table:number-rows-spanned="1"/>
          <table:covered-table-cell table:number-columns-repeated="3" table:style-name="ce103"/>
          <table:table-cell table:style-name="ce207"/>
          <table:table-cell table:style-name="ce117"/>
          <table:table-cell table:style-name="ce215"/>
          <table:table-cell table:style-name="ce225" office:value-type="string" calcext:value-type="string">
            <text:p>Washing_Q_ID</text:p>
          </table:table-cell>
          <table:table-cell table:style-name="ce234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78"/>
          <table:covered-table-cell table:style-name="ce247"/>
          <table:table-cell table:number-columns-repeated="1008"/>
        </table:table-row>
        <table:table-row table:style-name="ro11">
          <table:table-cell table:number-columns-repeated="2"/>
          <table:table-cell table:style-name="ce110" office:value-type="string" calcext:value-type="string">
            <text:p>User</text:p>
          </table:table-cell>
          <table:table-cell table:style-name="ce134" table:content-validation-name="val4" table:number-columns-spanned="4" table:number-rows-spanned="1"/>
          <table:covered-table-cell table:style-name="ce154" table:content-validation-name="val9"/>
          <table:covered-table-cell table:style-name="ce173"/>
          <table:covered-table-cell table:style-name="ce193"/>
          <table:table-cell table:style-name="ce208"/>
          <table:table-cell table:style-name="ce93"/>
          <table:table-cell table:style-name="ce215"/>
          <table:table-cell table:style-name="ce226" office:value-type="string" calcext:value-type="string" table:number-columns-spanned="1" table:number-rows-spanned="5">
            <text:p>Comment</text:p>
          </table:table-cell>
          <table:table-cell table:style-name="ce235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236"/>
          <table:covered-table-cell table:style-name="ce244"/>
          <table:table-cell table:number-columns-repeated="1008"/>
        </table:table-row>
        <table:table-row table:style-name="ro2">
          <table:table-cell table:number-columns-repeated="2"/>
          <table:table-cell table:style-name="ce110" office:value-type="string" calcext:value-type="string">
            <text:p>Humidity [%]</text:p>
          </table:table-cell>
          <table:table-cell table:style-name="ce134" table:number-columns-spanned="4" table:number-rows-spanned="1"/>
          <table:covered-table-cell table:style-name="ce154" table:content-validation-name="val9"/>
          <table:covered-table-cell table:style-name="ce173"/>
          <table:covered-table-cell table:style-name="ce193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2" office:value-type="string" calcext:value-type="string">
            <text:p>Temperature [°C]</text:p>
          </table:table-cell>
          <table:table-cell table:style-name="ce135" table:number-columns-spanned="4" table:number-rows-spanned="1"/>
          <table:covered-table-cell table:style-name="ce155" table:content-validation-name="val9"/>
          <table:covered-table-cell table:style-name="ce175"/>
          <table:covered-table-cell table:style-name="ce194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76"/>
          <table:table-cell table:style-name="ce108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3" office:value-type="string" calcext:value-type="string">
            <text:p>Incubation</text:p>
          </table:table-cell>
          <table:table-cell table:style-name="ce136" table:content-validation-name="val1" office:value-type="string" calcext:value-type="string">
            <text:p>Date</text:p>
          </table:table-cell>
          <table:table-cell table:style-name="ce15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76" table:content-validation-name="val1"/>
          <table:table-cell table:style-name="ce207"/>
          <table:table-cell table:style-name="ce191"/>
          <table:table-cell table:style-name="ce217"/>
          <table:covered-table-cell table:style-name="ce228"/>
          <table:covered-table-cell table:number-columns-repeated="3" table:style-name="ce237"/>
          <table:covered-table-cell table:style-name="ce245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8">
          <table:table-cell table:number-columns-repeated="2"/>
          <table:table-cell table:style-name="ce114" office:value-type="string" calcext:value-type="string">
            <text:p>Starting</text:p>
          </table:table-cell>
          <table:table-cell table:style-name="ce137" table:content-validation-name="val5" office:value-type="string" calcext:value-type="string">
            <text:p/>
          </table:table-cell>
          <table:table-cell table:style-name="ce164" office:value-type="string" calcext:value-type="string" table:number-columns-spanned="3" table:number-rows-spanned="1">
            <text:p/>
          </table:table-cell>
          <table:covered-table-cell table:style-name="ce177"/>
          <table:covered-table-cell table:style-name="ce103"/>
          <table:table-cell table:style-name="ce207"/>
          <table:table-cell table:style-name="ce191"/>
          <table:table-cell table:style-name="ce217"/>
          <table:table-cell table:style-name="ce103" table:number-columns-repeated="4"/>
          <table:table-cell table:style-name="ce130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8">
          <table:table-cell table:number-columns-repeated="2"/>
          <table:table-cell table:style-name="ce115" office:value-type="string" calcext:value-type="string">
            <text:p>Finishing</text:p>
          </table:table-cell>
          <table:table-cell table:style-name="ce138" office:value-type="string" calcext:value-type="string">
            <text:p/>
          </table:table-cell>
          <table:table-cell table:style-name="ce166" table:content-validation-name="val10" office:value-type="string" calcext:value-type="string" table:number-columns-spanned="3" table:number-rows-spanned="1">
            <text:p/>
          </table:table-cell>
          <table:covered-table-cell table:style-name="ce108"/>
          <table:covered-table-cell table:style-name="ce149"/>
          <table:table-cell table:style-name="ce208"/>
          <table:table-cell table:style-name="ce191"/>
          <table:table-cell table:style-name="ce217"/>
          <table:table-cell table:style-name="ce130" table:number-columns-repeated="5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12">
          <table:table-cell/>
          <table:table-cell table:style-name="ce89"/>
          <table:table-cell table:style-name="ce116" table:number-columns-repeated="4"/>
          <table:table-cell table:style-name="ce150"/>
          <table:table-cell table:style-name="ce209"/>
          <table:table-cell table:style-name="ce191"/>
          <table:table-cell table:style-name="ce218"/>
          <table:table-cell table:style-name="ce131" table:number-columns-repeated="5"/>
          <table:table-cell table:style-name="ce252"/>
          <table:table-cell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2">
          <table:table-cell/>
          <table:table-cell table:style-name="ce93"/>
          <table:table-cell table:style-name="ce117" table:number-columns-repeated="3"/>
          <table:table-cell table:style-name="ce117" table:content-validation-name="val1"/>
          <table:table-cell table:style-name="ce191" table:content-validation-name="val1" table:number-columns-repeated="2"/>
          <table:table-cell table:style-name="ce191"/>
          <table:table-cell table:style-name="ce191" table:content-validation-name="val1" table:number-columns-repeated="5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7">
          <table:table-cell/>
          <table:table-cell table:style-name="ce92" office:value-type="string" calcext:value-type="string" table:number-columns-spanned="3" table:number-rows-spanned="1">
            <text:p><text:s text:c="2"/>3. Incubating Analyt</text:p>
          </table:table-cell>
          <table:covered-table-cell table:style-name="ce107"/>
          <table:covered-table-cell table:style-name="ce132"/>
          <table:table-cell table:style-name="ce152" table:number-columns-repeated="3"/>
          <table:table-cell table:style-name="ce206"/>
          <table:table-cell table:style-name="ce191"/>
          <table:table-cell table:style-name="ce219"/>
          <table:table-cell table:style-name="ce152" table:number-columns-repeated="5"/>
          <table:table-cell table:style-name="ce206"/>
          <table:table-cell table:number-columns-repeated="3"/>
          <table:table-cell table:style-name="ce264"/>
          <table:table-cell table:number-columns-repeated="1003"/>
        </table:table-row>
        <table:table-row table:style-name="ro2">
          <table:table-cell table:number-columns-repeated="2"/>
          <table:table-cell table:style-name="ce108"/>
          <table:table-cell table:style-name="ce103" table:number-columns-repeated="4"/>
          <table:table-cell table:style-name="ce207"/>
          <table:table-cell table:style-name="ce191"/>
          <table:table-cell table:style-name="ce215"/>
          <table:table-cell table:style-name="ce230" office:value-type="string" calcext:value-type="string">
            <text:p>Incubating method</text:p>
          </table:table-cell>
          <table:table-cell table:style-name="ce238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52"/>
          <table:covered-table-cell table:style-name="ce206"/>
          <table:table-cell/>
          <table:table-cell table:style-name="ce260"/>
          <table:table-cell table:number-columns-repeated="1006"/>
        </table:table-row>
        <table:table-row table:style-name="ro2">
          <table:table-cell table:number-columns-repeated="2"/>
          <table:table-cell table:style-name="ce118" office:value-type="string" calcext:value-type="string">
            <text:p>Incubating ID</text:p>
          </table:table-cell>
          <table:table-cell table:style-name="ce139" table:content-validation-name="val7" table:number-columns-spanned="4" table:number-rows-spanned="1"/>
          <table:covered-table-cell table:number-columns-repeated="3" table:style-name="ce103"/>
          <table:table-cell table:style-name="ce207"/>
          <table:table-cell table:style-name="ce191"/>
          <table:table-cell table:style-name="ce215"/>
          <table:table-cell table:style-name="ce225" office:value-type="string" calcext:value-type="string">
            <text:p>Washing_I_ID</text:p>
          </table:table-cell>
          <table:table-cell table:style-name="ce234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78"/>
          <table:covered-table-cell table:style-name="ce247"/>
          <table:table-cell table:number-columns-repeated="1008"/>
        </table:table-row>
        <table:table-row table:style-name="ro13">
          <table:table-cell table:number-columns-repeated="2"/>
          <table:table-cell table:style-name="ce110" office:value-type="string" calcext:value-type="string">
            <text:p>User</text:p>
          </table:table-cell>
          <table:table-cell table:style-name="ce13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154" table:content-validation-name="val9"/>
          <table:covered-table-cell table:style-name="ce173"/>
          <table:covered-table-cell table:style-name="ce193"/>
          <table:table-cell table:style-name="ce208"/>
          <table:table-cell table:style-name="ce191" table:content-validation-name="val1"/>
          <table:table-cell table:style-name="ce215"/>
          <table:table-cell table:style-name="ce226" office:value-type="string" calcext:value-type="string" table:number-columns-spanned="1" table:number-rows-spanned="5">
            <text:p>Comment</text:p>
          </table:table-cell>
          <table:table-cell table:style-name="ce235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236"/>
          <table:covered-table-cell table:style-name="ce244"/>
          <table:table-cell table:number-columns-repeated="1008"/>
        </table:table-row>
        <table:table-row table:style-name="ro2">
          <table:table-cell table:number-columns-repeated="2"/>
          <table:table-cell table:style-name="ce111" office:value-type="string" calcext:value-type="string">
            <text:p>Humidity [%]</text:p>
          </table:table-cell>
          <table:table-cell table:style-name="ce134" table:number-columns-spanned="4" table:number-rows-spanned="1"/>
          <table:covered-table-cell table:style-name="ce154" table:content-validation-name="val9"/>
          <table:covered-table-cell table:style-name="ce173"/>
          <table:covered-table-cell table:style-name="ce193"/>
          <table:table-cell table:style-name="ce207"/>
          <table:table-cell table:style-name="ce93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9" office:value-type="string" calcext:value-type="string">
            <text:p>Temperature [°C]</text:p>
          </table:table-cell>
          <table:table-cell table:style-name="ce135" table:number-columns-spanned="4" table:number-rows-spanned="1"/>
          <table:covered-table-cell table:style-name="ce155" table:content-validation-name="val9"/>
          <table:covered-table-cell table:style-name="ce175"/>
          <table:covered-table-cell table:style-name="ce194"/>
          <table:table-cell table:style-name="ce207"/>
          <table:table-cell table:style-name="ce117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76"/>
          <table:table-cell table:style-name="ce108"/>
          <table:table-cell table:style-name="ce207"/>
          <table:table-cell table:style-name="ce117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113" office:value-type="string" calcext:value-type="string">
            <text:p>Incubation</text:p>
          </table:table-cell>
          <table:table-cell table:style-name="ce136" table:content-validation-name="val1" office:value-type="string" calcext:value-type="string">
            <text:p>Date</text:p>
          </table:table-cell>
          <table:table-cell table:style-name="ce15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76" table:content-validation-name="val1"/>
          <table:table-cell table:style-name="ce207"/>
          <table:table-cell table:style-name="ce93"/>
          <table:table-cell table:style-name="ce217"/>
          <table:covered-table-cell table:style-name="ce228"/>
          <table:covered-table-cell table:number-columns-repeated="3" table:style-name="ce237"/>
          <table:covered-table-cell table:style-name="ce245"/>
          <table:table-cell/>
          <table:table-cell table:content-validation-name="val1"/>
          <table:table-cell table:number-columns-repeated="1006"/>
        </table:table-row>
        <table:table-row table:style-name="ro8">
          <table:table-cell table:number-columns-repeated="2"/>
          <table:table-cell table:style-name="ce114" office:value-type="string" calcext:value-type="string">
            <text:p>Starting</text:p>
          </table:table-cell>
          <table:table-cell table:style-name="ce137" table:content-validation-name="val5" office:value-type="string" calcext:value-type="string">
            <text:p/>
          </table:table-cell>
          <table:table-cell table:style-name="ce158" table:number-columns-spanned="3" table:number-rows-spanned="1"/>
          <table:covered-table-cell table:style-name="ce177"/>
          <table:covered-table-cell table:style-name="ce103"/>
          <table:table-cell table:style-name="ce207"/>
          <table:table-cell table:style-name="ce106"/>
          <table:table-cell table:style-name="ce217"/>
          <table:table-cell table:style-name="ce103" table:number-columns-repeated="4"/>
          <table:table-cell table:style-name="ce130"/>
          <table:table-cell/>
          <table:table-cell table:content-validation-name="val1"/>
          <table:table-cell table:number-columns-repeated="1006"/>
        </table:table-row>
        <table:table-row table:style-name="ro8">
          <table:table-cell table:number-columns-repeated="2"/>
          <table:table-cell table:style-name="ce115" office:value-type="string" calcext:value-type="string">
            <text:p>Finishing</text:p>
          </table:table-cell>
          <table:table-cell table:style-name="ce138" office:value-type="string" calcext:value-type="string">
            <text:p/>
          </table:table-cell>
          <table:table-cell table:style-name="ce159" table:content-validation-name="val10" table:number-columns-spanned="3" table:number-rows-spanned="1"/>
          <table:covered-table-cell table:style-name="ce108"/>
          <table:covered-table-cell table:style-name="ce149"/>
          <table:table-cell table:style-name="ce208"/>
          <table:table-cell table:style-name="ce106"/>
          <table:table-cell table:style-name="ce217"/>
          <table:table-cell table:style-name="ce130" table:number-columns-repeated="5"/>
          <table:table-cell/>
          <table:table-cell table:content-validation-name="val1"/>
          <table:table-cell table:number-columns-repeated="1006"/>
        </table:table-row>
        <table:table-row table:style-name="ro12">
          <table:table-cell/>
          <table:table-cell table:style-name="ce89"/>
          <table:table-cell table:style-name="ce116" table:number-columns-repeated="4"/>
          <table:table-cell table:style-name="ce150"/>
          <table:table-cell table:style-name="ce209"/>
          <table:table-cell table:style-name="ce191"/>
          <table:table-cell table:style-name="ce218"/>
          <table:table-cell table:style-name="ce131" table:number-columns-repeated="5"/>
          <table:table-cell table:style-name="ce252"/>
          <table:table-cell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14">
          <table:table-cell/>
          <table:table-cell table:style-name="ce93"/>
          <table:table-cell table:style-name="ce117" table:number-columns-repeated="3"/>
          <table:table-cell table:style-name="ce178" table:content-validation-name="val1"/>
          <table:table-cell table:style-name="ce191" table:content-validation-name="val1" table:number-columns-repeated="2"/>
          <table:table-cell table:style-name="ce191"/>
          <table:table-cell table:style-name="ce191" table:content-validation-name="val1" table:number-columns-repeated="5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2">
          <table:table-cell/>
          <table:table-cell table:style-name="ce93"/>
          <table:table-cell table:style-name="ce117" table:number-columns-repeated="3"/>
          <table:table-cell table:style-name="ce180" table:content-validation-name="val1"/>
          <table:table-cell table:style-name="ce191" table:content-validation-name="val1" table:number-columns-repeated="2"/>
          <table:table-cell table:style-name="ce191"/>
          <table:table-cell table:style-name="ce191" table:content-validation-name="val1" table:number-columns-repeated="5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15">
          <table:table-cell/>
          <table:table-cell table:style-name="ce94" office:value-type="string" calcext:value-type="string" table:number-columns-spanned="1" table:number-rows-spanned="2">
            <text:p>#</text:p>
          </table:table-cell>
          <table:table-cell table:style-name="ce120" office:value-type="string" calcext:value-type="string" table:number-columns-spanned="2" table:number-rows-spanned="2">
            <text:p>Data id</text:p>
          </table:table-cell>
          <table:covered-table-cell table:style-name="ce140"/>
          <table:table-cell table:style-name="ce167" office:value-type="string" calcext:value-type="string" table:number-columns-spanned="2" table:number-rows-spanned="2">
            <text:p>When</text:p>
          </table:table-cell>
          <table:covered-table-cell table:style-name="ce183"/>
          <table:table-cell table:style-name="ce195" office:value-type="string" calcext:value-type="string" table:number-columns-spanned="3" table:number-rows-spanned="2">
            <text:p>Replicat</text:p>
          </table:table-cell>
          <table:covered-table-cell table:number-columns-repeated="2" table:style-name="ce94"/>
          <table:table-cell table:style-name="ce220" office:value-type="string" calcext:value-type="string" table:number-columns-spanned="7" table:number-rows-spanned="2">
            <text:p>Comment</text:p>
          </table:table-cell>
          <table:covered-table-cell table:style-name="ce140"/>
          <table:covered-table-cell table:style-name="ce239"/>
          <table:covered-table-cell table:style-name="ce167"/>
          <table:covered-table-cell table:number-columns-repeated="2" table:style-name="ce140"/>
          <table:covered-table-cell table:style-name="ce253"/>
          <table:table-cell table:number-columns-repeated="1007"/>
        </table:table-row>
        <table:table-row table:style-name="ro2">
          <table:table-cell/>
          <table:covered-table-cell table:style-name="ce95"/>
          <table:covered-table-cell table:number-columns-repeated="3" table:style-name="ce121"/>
          <table:covered-table-cell table:style-name="ce185"/>
          <table:covered-table-cell table:number-columns-repeated="9" table:style-name="ce121"/>
          <table:covered-table-cell table:style-name="ce254"/>
          <table:table-cell table:number-columns-repeated="2"/>
          <table:table-cell table:style-name="ce263" table:number-columns-repeated="17"/>
          <table:table-cell table:style-name="ce178" table:number-columns-repeated="988"/>
        </table:table-row>
        <table:table-row table:style-name="ro2">
          <table:table-cell table:style-name="ce82"/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22" office:value-type="string" calcext:value-type="string" table:number-columns-spanned="2" table:number-rows-spanned="2">
            <text:p>2017-05-19_N7_Cal</text:p>
          </table:table-cell>
          <table:covered-table-cell table:style-name="ce141"/>
          <table:table-cell table:style-name="ce168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87" table:content-validation-name="val11"/>
          <table:table-cell table:style-name="ce197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210" table:content-validation-name="val1"/>
          <table:covered-table-cell table:style-name="ce213"/>
          <table:table-cell table:style-name="ce221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213" table:content-validation-name="val1"/>
          <table:covered-table-cell table:style-name="ce248" table:content-validation-name="val1"/>
          <table:covered-table-cell table:style-name="ce255" table:content-validation-name="val1"/>
          <table:table-cell table:number-columns-repeated="2"/>
          <table:table-cell table:style-name="ce263" table:number-columns-repeated="17"/>
          <table:table-cell table:style-name="ce178" table:number-columns-repeated="988"/>
        </table:table-row>
        <table:table-row table:style-name="ro2">
          <table:table-cell table:style-name="ce82"/>
          <table:covered-table-cell table:style-name="ce97"/>
          <table:covered-table-cell table:style-name="ce123" table:content-validation-name="val1"/>
          <table:covered-table-cell table:style-name="ce123"/>
          <table:covered-table-cell table:style-name="ce123" table:content-validation-name="val11"/>
          <table:covered-table-cell table:style-name="ce154" table:content-validation-name="val11"/>
          <table:covered-table-cell table:number-columns-repeated="3" table:style-name="ce198"/>
          <table:covered-table-cell table:number-columns-repeated="6" table:style-name="ce121"/>
          <table:covered-table-cell table:style-name="ce254"/>
          <table:table-cell table:number-columns-repeated="2"/>
          <table:table-cell table:style-name="ce263" table:number-columns-repeated="17"/>
          <table:table-cell table:style-name="ce178" table:number-columns-repeated="988"/>
        </table:table-row>
        <table:table-row table:style-name="ro2">
          <table:table-cell table:style-name="ce83"/>
          <table:table-cell table:style-name="ce98"/>
          <table:table-cell table:style-name="ce124" table:number-columns-repeated="3"/>
          <table:table-cell table:style-name="ce98" table:content-validation-name="val1"/>
          <table:table-cell table:style-name="ce199" table:content-validation-name="val1" table:number-columns-repeated="8"/>
          <table:table-cell table:style-name="ce249" table:content-validation-name="val1"/>
          <table:table-cell table:style-name="ce98" table:content-validation-name="val1"/>
          <table:table-cell table:style-name="ce261"/>
          <table:table-cell table:number-columns-repeated="1006"/>
        </table:table-row>
        <table:table-row table:style-name="ro2">
          <table:table-cell table:style-name="ce84" table:number-columns-repeated="2"/>
          <table:table-cell table:style-name="ce125"/>
          <table:table-cell table:style-name="ce142"/>
          <table:table-cell table:style-name="ce84" table:number-columns-repeated="11"/>
          <table:table-cell table:style-name="ce143"/>
          <table:table-cell table:style-name="Default"/>
          <table:table-cell table:number-columns-repeated="1006"/>
        </table:table-row>
        <table:table-row table:style-name="ro2">
          <table:table-cell table:style-name="ce84" table:number-columns-repeated="3"/>
          <table:table-cell table:style-name="ce143" table:number-columns-repeated="11"/>
          <table:table-cell table:style-name="ce84"/>
          <table:table-cell table:style-name="ce143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144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14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14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47" table:default-cell-style-name="Default"/>
        <table:table-column table:style-name="co48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267"/>
          <table:table-cell table:style-name="ce270"/>
          <table:table-cell table:number-columns-repeated="1018"/>
        </table:table-row>
        <table:table-row table:style-name="ro2">
          <table:table-cell table:style-name="ce268"/>
          <table:table-cell table:style-name="ce271" office:value-type="string" calcext:value-type="string" table:number-columns-spanned="6" table:number-rows-spanned="2">
            <text:p>Spotting</text:p>
          </table:table-cell>
          <table:covered-table-cell table:style-name="ce274" table:content-validation-name="val14"/>
          <table:covered-table-cell table:style-name="ce286" table:content-validation-name="val15"/>
          <table:covered-table-cell table:style-name="ce286" table:content-validation-name="val17"/>
          <table:covered-table-cell table:style-name="ce286" table:content-validation-name="val14"/>
          <table:covered-table-cell table:style-name="ce300" table:content-validation-name="val14"/>
          <table:table-cell table:number-columns-repeated="1013"/>
        </table:table-row>
        <table:table-row table:style-name="ro2">
          <table:table-cell/>
          <table:covered-table-cell table:style-name="ce272" table:content-validation-name="val14"/>
          <table:covered-table-cell table:style-name="ce275" table:content-validation-name="val14"/>
          <table:covered-table-cell table:style-name="ce287" table:content-validation-name="val15"/>
          <table:covered-table-cell table:style-name="ce287" table:content-validation-name="val17"/>
          <table:covered-table-cell table:style-name="ce287" table:content-validation-name="val14"/>
          <table:covered-table-cell table:style-name="ce301" table:content-validation-name="val14"/>
          <table:table-cell table:number-columns-repeated="1013"/>
        </table:table-row>
        <table:table-row table:style-name="ro2">
          <table:table-cell/>
          <table:table-cell table:style-name="ce272" table:content-validation-name="val14"/>
          <table:table-cell table:style-name="ce276" table:content-validation-name="val14"/>
          <table:table-cell table:style-name="ce288" table:number-columns-spanned="3" table:number-rows-spanned="1"/>
          <table:covered-table-cell table:style-name="ce293" table:content-validation-name="val17"/>
          <table:covered-table-cell table:style-name="ce296" table:content-validation-name="val14"/>
          <table:table-cell table:style-name="ce302" table:content-validation-name="val14"/>
          <table:table-cell table:number-columns-repeated="1013"/>
        </table:table-row>
        <table:table-row table:style-name="ro16">
          <table:table-cell table:style-name="ce269"/>
          <table:table-cell table:style-name="ce273"/>
          <table:table-cell table:style-name="ce277" office:value-type="string" calcext:value-type="string">
            <text:p>Spotting ID</text:p>
          </table:table-cell>
          <table:table-cell table:style-name="ce289" office:value-type="string" calcext:value-type="string">
            <text:p>Spotting Method</text:p>
          </table:table-cell>
          <table:table-cell table:style-name="ce136" office:value-type="string" calcext:value-type="string">
            <text:p>Washing S ID</text:p>
          </table:table-cell>
          <table:table-cell table:style-name="ce156" office:value-type="string" calcext:value-type="string">
            <text:p>Comment</text:p>
          </table:table-cell>
          <table:table-cell table:style-name="ce303"/>
          <table:table-cell table:style-name="ce269" table:number-columns-repeated="1013"/>
        </table:table-row>
        <table:table-row table:style-name="ro18">
          <table:table-cell/>
          <table:table-cell table:style-name="ce272"/>
          <table:table-cell table:style-name="ce285" office:value-type="string" calcext:value-type="string">
            <text:p>S01</text:p>
          </table:table-cell>
          <table:table-cell table:style-name="ce290" table:content-validation-name="val15" office:value-type="string" calcext:value-type="string">
            <text:p>manuell</text:p>
          </table:table-cell>
          <table:table-cell table:style-name="ce294" table:content-validation-name="val17" office:value-type="string" calcext:value-type="string">
            <text:p>WS01</text:p>
          </table:table-cell>
          <table:table-cell table:style-name="ce297" office:value-type="string" calcext:value-type="string">
            <text:p>Zugabe der Immobilisierungslösung reihenweise (je 12 wells). Dann zwei Minuten schütteln auf Thriller @600 rpm</text:p>
          </table:table-cell>
          <table:table-cell table:style-name="ce304"/>
          <table:table-cell table:number-columns-repeated="1013"/>
        </table:table-row>
        <table:table-row table:style-name="ro2">
          <table:table-cell/>
          <table:table-cell table:style-name="ce272"/>
          <table:table-cell table:style-name="ce285" office:value-type="string" calcext:value-type="string">
            <text:p>S00</text:p>
          </table:table-cell>
          <table:table-cell table:style-name="ce290" table:content-validation-name="val15" office:value-type="string" calcext:value-type="string">
            <text:p>Test Spotter</text:p>
          </table:table-cell>
          <table:table-cell table:style-name="ce294" table:content-validation-name="val17"/>
          <table:table-cell table:style-name="ce297"/>
          <table:table-cell table:style-name="ce304"/>
          <table:table-cell table:number-columns-repeated="1013"/>
        </table:table-row>
        <table:table-row table:style-name="ro2" table:number-rows-repeated="4">
          <table:table-cell/>
          <table:table-cell table:style-name="ce272"/>
          <table:table-cell table:style-name="ce285"/>
          <table:table-cell table:style-name="ce290" table:content-validation-name="val15"/>
          <table:table-cell table:style-name="ce294" table:content-validation-name="val17"/>
          <table:table-cell table:style-name="ce297"/>
          <table:table-cell table:style-name="ce304"/>
          <table:table-cell table:number-columns-repeated="1013"/>
        </table:table-row>
        <table:table-row table:style-name="ro2" table:number-rows-repeated="4">
          <table:table-cell/>
          <table:table-cell table:style-name="ce272"/>
          <table:table-cell table:style-name="ce285"/>
          <table:table-cell table:style-name="ce291" table:content-validation-name="val15"/>
          <table:table-cell table:style-name="ce295" table:content-validation-name="val17"/>
          <table:table-cell table:style-name="ce298"/>
          <table:table-cell table:style-name="ce304"/>
          <table:table-cell table:number-columns-repeated="1013"/>
        </table:table-row>
        <table:table-row table:style-name="ro2">
          <table:table-cell/>
          <table:table-cell table:style-name="ce272"/>
          <table:table-cell table:style-name="ce285"/>
          <table:table-cell table:style-name="ce292"/>
          <table:table-cell table:style-name="ce295" table:content-validation-name="val17"/>
          <table:table-cell table:style-name="ce298"/>
          <table:table-cell table:style-name="ce304"/>
          <table:table-cell table:number-columns-repeated="1013"/>
        </table:table-row>
        <table:table-row table:style-name="ro2" table:number-rows-repeated="21">
          <table:table-cell/>
          <table:table-cell table:style-name="ce272"/>
          <table:table-cell table:style-name="ce285"/>
          <table:table-cell table:style-name="ce291" table:content-validation-name="val15"/>
          <table:table-cell table:style-name="ce295" table:content-validation-name="val17"/>
          <table:table-cell table:style-name="ce298"/>
          <table:table-cell table:style-name="ce304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299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24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55" table:number-columns-repeated="2" table:default-cell-style-name="Default"/>
        <table:table-column table:style-name="co57" table:default-cell-style-name="Default"/>
        <table:table-column table:style-name="co54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271" office:value-type="string" calcext:value-type="string" table:number-columns-spanned="6" table:number-rows-spanned="2">
            <text:p>Quenching</text:p>
          </table:table-cell>
          <table:covered-table-cell table:style-name="ce274"/>
          <table:covered-table-cell table:style-name="ce286" table:content-validation-name="val19"/>
          <table:covered-table-cell table:style-name="ce286" table:content-validation-name="val20"/>
          <table:covered-table-cell table:style-name="ce286"/>
          <table:covered-table-cell table:style-name="ce300"/>
          <table:table-cell table:number-columns-repeated="1010"/>
        </table:table-row>
        <table:table-row table:style-name="ro2">
          <table:table-cell/>
          <table:covered-table-cell table:style-name="ce272"/>
          <table:covered-table-cell table:style-name="ce275"/>
          <table:covered-table-cell table:style-name="ce287" table:content-validation-name="val19"/>
          <table:covered-table-cell table:style-name="ce287" table:content-validation-name="val20"/>
          <table:covered-table-cell table:style-name="ce287"/>
          <table:covered-table-cell table:style-name="ce301"/>
          <table:table-cell table:number-columns-repeated="1010"/>
        </table:table-row>
        <table:table-row table:style-name="ro2">
          <table:table-cell/>
          <table:table-cell table:style-name="ce272"/>
          <table:table-cell table:style-name="ce276"/>
          <table:table-cell table:style-name="ce293" table:content-validation-name="val19"/>
          <table:table-cell table:style-name="ce293" table:content-validation-name="val20"/>
          <table:table-cell table:style-name="ce296"/>
          <table:table-cell table:style-name="ce302"/>
          <table:table-cell table:number-columns-repeated="1010"/>
        </table:table-row>
        <table:table-row table:style-name="ro2">
          <table:table-cell table:style-name="ce269"/>
          <table:table-cell table:style-name="ce273"/>
          <table:table-cell table:style-name="ce305" office:value-type="string" calcext:value-type="string">
            <text:p>Queching ID</text:p>
          </table:table-cell>
          <table:table-cell table:style-name="ce136" office:value-type="string" calcext:value-type="string">
            <text:p>Quenching Method</text:p>
          </table:table-cell>
          <table:table-cell table:style-name="ce136" office:value-type="string" calcext:value-type="string">
            <text:p>Washing_Q_ID</text:p>
          </table:table-cell>
          <table:table-cell table:style-name="ce156" office:value-type="string" calcext:value-type="string">
            <text:p>Comment</text:p>
          </table:table-cell>
          <table:table-cell table:style-name="ce303"/>
          <table:table-cell table:style-name="ce269" table:number-columns-repeated="1010"/>
        </table:table-row>
        <table:table-row table:style-name="ro2">
          <table:table-cell/>
          <table:table-cell table:style-name="ce272"/>
          <table:table-cell table:style-name="ce306" office:value-type="string" calcext:value-type="string">
            <text:p>NO</text:p>
          </table:table-cell>
          <table:table-cell table:style-name="ce198" table:content-validation-name="val19" office:value-type="string" calcext:value-type="string">
            <text:p>No Quenching</text:p>
          </table:table-cell>
          <table:table-cell table:style-name="ce198" table:content-validation-name="val21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0"/>
        </table:table-row>
        <table:table-row table:style-name="ro2">
          <table:table-cell/>
          <table:table-cell table:style-name="ce272"/>
          <table:table-cell table:style-name="ce306" office:value-type="string" calcext:value-type="string">
            <text:p>Q01</text:p>
          </table:table-cell>
          <table:table-cell table:style-name="ce198" table:content-validation-name="val19" office:value-type="string" calcext:value-type="string">
            <text:p>Magermilch</text:p>
          </table:table-cell>
          <table:table-cell table:style-name="ce307" table:content-validation-name="val21" office:value-type="string" calcext:value-type="string">
            <text:p>WQ04</text:p>
          </table:table-cell>
          <table:table-cell table:style-name="ce308"/>
          <table:table-cell table:style-name="ce304"/>
          <table:table-cell table:number-columns-repeated="1010"/>
        </table:table-row>
        <table:table-row table:style-name="ro2">
          <table:table-cell/>
          <table:table-cell table:style-name="ce272"/>
          <table:table-cell table:style-name="ce306" office:value-type="string" calcext:value-type="string">
            <text:p>Q02</text:p>
          </table:table-cell>
          <table:table-cell table:style-name="ce198" table:content-validation-name="val19"/>
          <table:table-cell table:style-name="ce198" table:content-validation-name="val21"/>
          <table:table-cell table:style-name="ce134"/>
          <table:table-cell table:style-name="ce304"/>
          <table:table-cell table:number-columns-repeated="1010"/>
        </table:table-row>
        <table:table-row table:style-name="ro2" table:number-rows-repeated="5">
          <table:table-cell/>
          <table:table-cell table:style-name="ce272"/>
          <table:table-cell table:style-name="ce306"/>
          <table:table-cell table:style-name="ce198" table:content-validation-name="val19"/>
          <table:table-cell table:style-name="ce198" table:content-validation-name="val21"/>
          <table:table-cell table:style-name="ce134"/>
          <table:table-cell table:style-name="ce304"/>
          <table:table-cell table:number-columns-repeated="1010"/>
        </table:table-row>
        <table:table-row table:style-name="ro2" table:number-rows-repeated="26">
          <table:table-cell/>
          <table:table-cell table:style-name="ce272"/>
          <table:table-cell table:style-name="ce306"/>
          <table:table-cell table:style-name="ce295" table:content-validation-name="val19"/>
          <table:table-cell table:style-name="ce295" table:content-validation-name="val21"/>
          <table:table-cell table:style-name="ce298"/>
          <table:table-cell table:style-name="ce304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4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3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3" table:default-cell-style-name="Default"/>
        <table:table-column table:style-name="co60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267"/>
          <table:table-cell table:style-name="ce270"/>
          <table:table-cell table:number-columns-repeated="1019"/>
        </table:table-row>
        <table:table-row table:style-name="ro2">
          <table:table-cell table:style-name="ce268"/>
          <table:table-cell table:style-name="ce271" office:value-type="string" calcext:value-type="string" table:number-columns-spanned="6" table:number-rows-spanned="2">
            <text:p>Incubating</text:p>
          </table:table-cell>
          <table:covered-table-cell table:style-name="ce274"/>
          <table:covered-table-cell table:style-name="ce286" table:content-validation-name="val22"/>
          <table:covered-table-cell table:style-name="ce286" table:content-validation-name="val24"/>
          <table:covered-table-cell table:style-name="ce286"/>
          <table:covered-table-cell table:style-name="ce300"/>
          <table:table-cell table:number-columns-repeated="1014"/>
        </table:table-row>
        <table:table-row table:style-name="ro2">
          <table:table-cell/>
          <table:covered-table-cell table:style-name="ce272"/>
          <table:covered-table-cell table:style-name="ce275"/>
          <table:covered-table-cell table:style-name="ce287" table:content-validation-name="val22"/>
          <table:covered-table-cell table:style-name="ce287" table:content-validation-name="val24"/>
          <table:covered-table-cell table:style-name="ce287"/>
          <table:covered-table-cell table:style-name="ce301"/>
          <table:table-cell table:number-columns-repeated="1014"/>
        </table:table-row>
        <table:table-row table:style-name="ro2">
          <table:table-cell/>
          <table:table-cell table:style-name="ce272"/>
          <table:table-cell table:style-name="ce276"/>
          <table:table-cell table:style-name="ce288" table:number-columns-spanned="3" table:number-rows-spanned="1"/>
          <table:covered-table-cell table:style-name="ce293" table:content-validation-name="val24"/>
          <table:covered-table-cell table:style-name="ce296"/>
          <table:table-cell table:style-name="ce302"/>
          <table:table-cell table:number-columns-repeated="1014"/>
        </table:table-row>
        <table:table-row table:style-name="ro19">
          <table:table-cell table:style-name="ce269"/>
          <table:table-cell table:style-name="ce273"/>
          <table:table-cell table:style-name="ce305" office:value-type="string" calcext:value-type="string">
            <text:p>Incubating ID</text:p>
          </table:table-cell>
          <table:table-cell table:style-name="ce309" office:value-type="string" calcext:value-type="string">
            <text:p>Incubation Method</text:p>
          </table:table-cell>
          <table:table-cell table:style-name="ce311" office:value-type="string" calcext:value-type="string">
            <text:p>Washing I ID</text:p>
          </table:table-cell>
          <table:table-cell table:style-name="ce312" office:value-type="string" calcext:value-type="string">
            <text:p>Comment</text:p>
          </table:table-cell>
          <table:table-cell table:style-name="ce303"/>
          <table:table-cell table:style-name="ce269" table:number-columns-repeated="1014"/>
        </table:table-row>
        <table:table-row table:style-name="ro16">
          <table:table-cell/>
          <table:table-cell table:style-name="ce272"/>
          <table:table-cell table:style-name="ce306" office:value-type="string" calcext:value-type="string">
            <text:p>I01</text:p>
          </table:table-cell>
          <table:table-cell table:style-name="ce310" table:content-validation-name="val22" office:value-type="string" calcext:value-type="string">
            <text:p>Im KS nach Abdeckung mit Klebefolie</text:p>
          </table:table-cell>
          <table:table-cell table:style-name="ce198" table:content-validation-name="val24" office:value-type="string" calcext:value-type="string">
            <text:p>WI01</text:p>
          </table:table-cell>
          <table:table-cell table:style-name="ce134"/>
          <table:table-cell table:style-name="ce304"/>
          <table:table-cell table:number-columns-repeated="1014"/>
        </table:table-row>
        <table:table-row table:style-name="ro16">
          <table:table-cell/>
          <table:table-cell table:style-name="ce272"/>
          <table:table-cell table:style-name="ce306" office:value-type="string" calcext:value-type="string">
            <text:p>I02</text:p>
          </table:table-cell>
          <table:table-cell table:style-name="ce310" table:content-validation-name="val22" office:value-type="string" calcext:value-type="string">
            <text:p>Im KS nach Abdeckung mit Klebefolie</text:p>
          </table:table-cell>
          <table:table-cell table:style-name="ce198" table:content-validation-name="val24"/>
          <table:table-cell table:style-name="ce134" office:value-type="string" calcext:value-type="string">
            <text:p>Nach Zugabe einge Sekunden @ 600 rpm </text:p>
          </table:table-cell>
          <table:table-cell table:style-name="ce304"/>
          <table:table-cell table:number-columns-repeated="1014"/>
        </table:table-row>
        <table:table-row table:style-name="ro2" table:number-rows-repeated="5">
          <table:table-cell/>
          <table:table-cell table:style-name="ce272"/>
          <table:table-cell table:style-name="ce306"/>
          <table:table-cell table:style-name="ce310" table:content-validation-name="val22"/>
          <table:table-cell table:style-name="ce198" table:content-validation-name="val24"/>
          <table:table-cell table:style-name="ce134"/>
          <table:table-cell table:style-name="ce304"/>
          <table:table-cell table:number-columns-repeated="1014"/>
        </table:table-row>
        <table:table-row table:style-name="ro2" table:number-rows-repeated="26">
          <table:table-cell/>
          <table:table-cell table:style-name="ce272"/>
          <table:table-cell table:style-name="ce306"/>
          <table:table-cell table:style-name="ce291" table:content-validation-name="val22"/>
          <table:table-cell table:style-name="ce295" table:content-validation-name="val24"/>
          <table:table-cell table:style-name="ce298"/>
          <table:table-cell table:style-name="ce304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61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14" table:default-cell-style-name="ce336"/>
        <table:table-column table:style-name="co14" table:default-cell-style-name="Default"/>
        <table:table-column table:style-name="co68" table:default-cell-style-name="Default"/>
        <table:table-column table:style-name="co29" table:default-cell-style-name="Default"/>
        <table:table-column table:style-name="co14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178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7">
          <table:table-cell/>
          <table:table-cell table:style-name="ce178" table:number-columns-repeated="2"/>
          <table:table-cell table:style-name="ce317" office:value-type="string" calcext:value-type="string" table:number-columns-spanned="10" table:number-rows-spanned="1">
            <text:p>Peptide DB</text:p>
          </table:table-cell>
          <table:covered-table-cell table:style-name="ce317"/>
          <table:covered-table-cell table:number-columns-repeated="7" table:style-name="ce325"/>
          <table:covered-table-cell table:style-name="ce392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272"/>
          <table:table-cell table:style-name="ce276"/>
          <table:table-cell table:style-name="ce326" table:number-columns-repeated="7"/>
          <table:table-cell table:style-name="ce393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272"/>
          <table:table-cell table:style-name="ce276"/>
          <table:table-cell table:style-name="ce327" table:number-columns-spanned="7" table:number-rows-spanned="1"/>
          <table:covered-table-cell table:number-columns-repeated="3" table:style-name="ce337"/>
          <table:covered-table-cell table:style-name="ce384"/>
          <table:covered-table-cell table:number-columns-repeated="2" table:style-name="ce385"/>
          <table:table-cell table:style-name="ce302"/>
          <table:table-cell table:number-columns-repeated="1011"/>
        </table:table-row>
        <table:table-row table:style-name="ro20">
          <table:table-cell table:style-name="ce269"/>
          <table:table-cell table:style-name="ce315" table:number-columns-repeated="2"/>
          <table:table-cell table:style-name="ce318"/>
          <table:table-cell table:style-name="ce321" office:value-type="string" calcext:value-type="string">
            <text:p>Peptid ID</text:p>
          </table:table-cell>
          <table:table-cell table:style-name="ce328" office:value-type="string" calcext:value-type="string">
            <text:p>Linker</text:p>
          </table:table-cell>
          <table:table-cell table:style-name="ce338" office:value-type="string" calcext:value-type="string">
            <text:p>Spacer</text:p>
          </table:table-cell>
          <table:table-cell table:style-name="ce338" office:value-type="string" calcext:value-type="string">
            <text:p>Sequence</text:p>
          </table:table-cell>
          <table:table-cell table:style-name="ce338" office:value-type="string" calcext:value-type="string">
            <text:p>C-terminus</text:p>
          </table:table-cell>
          <table:table-cell table:style-name="ce338" office:value-type="string" calcext:value-type="string">
            <text:p>Name</text:p>
          </table:table-cell>
          <table:table-cell table:style-name="ce386" office:value-type="string" calcext:value-type="string">
            <text:p>Reference</text:p>
          </table:table-cell>
          <table:table-cell table:style-name="ce387" office:value-type="string" calcext:value-type="string">
            <text:p>Comment</text:p>
          </table:table-cell>
          <table:table-cell table:style-name="ce303"/>
          <table:table-cell table:style-name="ce269"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2" office:value-type="string" calcext:value-type="string">
            <text:p>Puffer001</text:p>
          </table:table-cell>
          <table:table-cell table:style-name="ce329"/>
          <table:table-cell table:style-name="ce121" table:number-columns-repeated="3"/>
          <table:table-cell table:style-name="ce198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Buffer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2" office:value-type="string" calcext:value-type="string">
            <text:p>Empty</text:p>
          </table:table-cell>
          <table:table-cell table:style-name="ce329"/>
          <table:table-cell table:style-name="ce121" table:number-columns-repeated="3"/>
          <table:table-cell table:style-name="ce198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Empty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Dye001</text:p>
          </table:table-cell>
          <table:table-cell table:style-name="ce330"/>
          <table:table-cell table:style-name="ce339" table:number-columns-repeated="3"/>
          <table:table-cell table:style-name="ce339" office:value-type="string" calcext:value-type="string">
            <text:p>DY-634</text:p>
          </table:table-cell>
          <table:table-cell table:style-name="ce339" table:content-validation-name="val26" office:value-type="string" calcext:value-type="string">
            <text:p>Yes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1</text:p>
          </table:table-cell>
          <table:table-cell table:style-name="ce330" office:value-type="string" calcext:value-type="string">
            <text:p>KKKK</text:p>
          </table:table-cell>
          <table:table-cell table:style-name="ce339"/>
          <table:table-cell table:style-name="ce339" office:value-type="string" calcext:value-type="string">
            <text:p>FYDYDVFY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B-Lys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 office:value-type="string" calcext:value-type="string">
            <text:p>Peptide 6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2</text:p>
          </table:table-cell>
          <table:table-cell table:style-name="ce330" office:value-type="string" calcext:value-type="string">
            <text:p>KK</text:p>
          </table:table-cell>
          <table:table-cell table:style-name="ce339" office:value-type="string" calcext:value-type="string">
            <text:p>ßAßA</text:p>
          </table:table-cell>
          <table:table-cell table:style-name="ce339" office:value-type="string" calcext:value-type="string">
            <text:p>LGVIWAGGNTNY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C-Lys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3</text:p>
          </table:table-cell>
          <table:table-cell table:style-name="ce330"/>
          <table:table-cell table:style-name="ce339"/>
          <table:table-cell table:style-name="ce339" office:value-type="string" calcext:value-type="string">
            <text:p>SGFLLISNGVHWV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A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4</text:p>
          </table:table-cell>
          <table:table-cell table:style-name="ce330"/>
          <table:table-cell table:style-name="ce339"/>
          <table:table-cell table:style-name="ce339" office:value-type="string" calcext:value-type="string">
            <text:p>ARDFYDYDVFYYAMD 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B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5</text:p>
          </table:table-cell>
          <table:table-cell table:style-name="ce330"/>
          <table:table-cell table:style-name="ce339"/>
          <table:table-cell table:style-name="ce339" office:value-type="string" calcext:value-type="string">
            <text:p>ARDFYGYDVFFYAMD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BGF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6</text:p>
          </table:table-cell>
          <table:table-cell table:style-name="ce330"/>
          <table:table-cell table:style-name="ce339"/>
          <table:table-cell table:style-name="ce339" office:value-type="string" calcext:value-type="string">
            <text:p>ARDFYDPDVFYYAMD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BP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7</text:p>
          </table:table-cell>
          <table:table-cell table:style-name="ce330" office:value-type="string" calcext:value-type="string">
            <text:p>KKKK</text:p>
          </table:table-cell>
          <table:table-cell table:style-name="ce339"/>
          <table:table-cell table:style-name="ce339" office:value-type="string" calcext:value-type="string">
            <text:p>SGFLLISN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A-Lys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08</text:p>
          </table:table-cell>
          <table:table-cell table:style-name="ce331" office:value-type="string" calcext:value-type="string">
            <text:p><text:span text:style-name="T1">KKK</text:span></text:p>
          </table:table-cell>
          <table:table-cell table:style-name="ce340"/>
          <table:table-cell table:style-name="ce340" office:value-type="string" calcext:value-type="string">
            <text:p><text:span text:style-name="T1">FYDPDVFY</text:span></text:p>
          </table:table-cell>
          <table:table-cell table:style-name="ce339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 office:value-type="string" calcext:value-type="string">
            <text:p><text:span text:style-name="T1">Peptid 7</text:span></text:p>
          </table:table-cell>
          <table:table-cell table:style-name="ce394"/>
          <table:table-cell table:style-name="ce313"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09</text:p>
          </table:table-cell>
          <table:table-cell table:style-name="ce332" office:value-type="string" calcext:value-type="string">
            <text:p>KKK</text:p>
          </table:table-cell>
          <table:table-cell table:style-name="ce341"/>
          <table:table-cell table:style-name="ce341" office:value-type="string" calcext:value-type="string">
            <text:p>LYGYDVFF</text:p>
          </table:table-cell>
          <table:table-cell table:style-name="ce339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 office:value-type="string" calcext:value-type="string">
            <text:p><text:span text:style-name="T1">Peptid 8</text:span></text:p>
          </table:table-cell>
          <table:table-cell table:style-name="ce394"/>
          <table:table-cell table:style-name="ce313"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0</text:p>
          </table:table-cell>
          <table:table-cell table:style-name="ce332" office:value-type="string" calcext:value-type="string">
            <text:p>KKK</text:p>
          </table:table-cell>
          <table:table-cell table:style-name="ce341"/>
          <table:table-cell table:style-name="ce341" office:value-type="string" calcext:value-type="string">
            <text:p>FYGYDVAF</text:p>
          </table:table-cell>
          <table:table-cell table:style-name="ce339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 office:value-type="string" calcext:value-type="string">
            <text:p><text:span text:style-name="T1">Peptid 9</text:span></text:p>
          </table:table-cell>
          <table:table-cell table:style-name="ce394"/>
          <table:table-cell table:style-name="ce313"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1</text:p>
          </table:table-cell>
          <table:table-cell table:style-name="ce331" office:value-type="string" calcext:value-type="string">
            <text:p><text:span text:style-name="T1">DOA-KK</text:span></text:p>
          </table:table-cell>
          <table:table-cell table:style-name="ce340"/>
          <table:table-cell table:style-name="ce340" office:value-type="string" calcext:value-type="string">
            <text:p><text:span text:style-name="T1">FYDYDVFY</text:span></text:p>
          </table:table-cell>
          <table:table-cell table:style-name="ce339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 office:value-type="string" calcext:value-type="string">
            <text:p><text:span text:style-name="T1">Peptid 11</text:span></text:p>
          </table:table-cell>
          <table:table-cell table:style-name="ce394"/>
          <table:table-cell table:style-name="ce313" table:number-columns-repeated="1011"/>
        </table:table-row>
        <table:table-row table:style-name="ro2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2</text:p>
          </table:table-cell>
          <table:table-cell table:style-name="ce333"/>
          <table:table-cell table:style-name="ce342"/>
          <table:table-cell table:style-name="ce342" office:value-type="string" calcext:value-type="string">
            <text:p>Fetuin</text:p>
          </table:table-cell>
          <table:table-cell table:style-name="ce342" table:number-columns-repeated="2"/>
          <table:table-cell table:style-name="ce342" table:content-validation-name="val26" office:value-type="string" calcext:value-type="string">
            <text:p>No</text:p>
          </table:table-cell>
          <table:table-cell table:style-name="ce390" office:value-type="string" calcext:value-type="string">
            <text:p>Fetuin</text:p>
          </table:table-cell>
          <table:table-cell table:style-name="ce394"/>
          <table:table-cell table:style-name="ce313"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3</text:p>
          </table:table-cell>
          <table:table-cell table:style-name="ce332" office:value-type="string" calcext:value-type="string">
            <text:p>C-KK</text:p>
          </table:table-cell>
          <table:table-cell table:style-name="ce341"/>
          <table:table-cell table:style-name="ce341" office:value-type="string" calcext:value-type="string">
            <text:p>ARDFYDYDVFYAMD</text:p>
          </table:table-cell>
          <table:table-cell table:style-name="ce341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91" office:value-type="string" calcext:value-type="string">
            <text:p><text:span text:style-name="T1">Peptid Nenad</text:span></text:p>
          </table:table-cell>
          <table:table-cell table:style-name="ce394"/>
          <table:table-cell table:style-name="ce313" table:number-columns-repeated="1011"/>
        </table:table-row>
        <table:table-row table:style-name="ro22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4</text:p>
          </table:table-cell>
          <table:table-cell table:style-name="ce333" office:value-type="string" calcext:value-type="string">
            <text:p>Ahx-KK</text:p>
          </table:table-cell>
          <table:table-cell table:style-name="ce342"/>
          <table:table-cell table:style-name="ce343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0</text:p>
          </table:table-cell>
          <table:table-cell table:style-name="ce394"/>
          <table:table-cell table:style-name="ce313" table:number-columns-repeated="1011"/>
        </table:table-row>
        <table:table-row table:style-name="ro22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5</text:p>
          </table:table-cell>
          <table:table-cell table:style-name="ce333" office:value-type="string" calcext:value-type="string">
            <text:p>KK-SG</text:p>
          </table:table-cell>
          <table:table-cell table:style-name="ce342"/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2</text:p>
          </table:table-cell>
          <table:table-cell table:style-name="ce394"/>
          <table:table-cell table:style-name="ce313" table:number-columns-repeated="1011"/>
        </table:table-row>
        <table:table-row table:style-name="ro2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16</text:p>
          </table:table-cell>
          <table:table-cell table:style-name="ce333"/>
          <table:table-cell table:style-name="ce342" office:value-type="string" calcext:value-type="string">
            <text:p>ßAßAßA</text:p>
          </table:table-cell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39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3</text:p>
          </table:table-cell>
          <table:table-cell table:style-name="ce304"/>
          <table:table-cell table:number-columns-repeated="1011"/>
        </table:table-row>
        <table:table-row table:style-name="ro2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17</text:p>
          </table:table-cell>
          <table:table-cell table:style-name="ce333"/>
          <table:table-cell table:style-name="ce342" office:value-type="string" calcext:value-type="string">
            <text:p>ßAßAK</text:p>
          </table:table-cell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39"/>
          <table:table-cell table:style-name="ce342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4</text:p>
          </table:table-cell>
          <table:table-cell table:style-name="ce304"/>
          <table:table-cell table:number-columns-repeated="1011"/>
        </table:table-row>
        <table:table-row table:style-name="ro2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18</text:p>
          </table:table-cell>
          <table:table-cell table:style-name="ce334" office:value-type="string" calcext:value-type="string">
            <text:p>ßAKK</text:p>
          </table:table-cell>
          <table:table-cell table:style-name="ce342"/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5</text:p>
          </table:table-cell>
          <table:table-cell table:style-name="ce304"/>
          <table:table-cell table:number-columns-repeated="1011"/>
        </table:table-row>
        <table:table-row table:style-name="ro2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19</text:p>
          </table:table-cell>
          <table:table-cell table:style-name="ce334" office:value-type="string" calcext:value-type="string">
            <text:p>KKK</text:p>
          </table:table-cell>
          <table:table-cell table:style-name="ce342"/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6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20</text:p>
          </table:table-cell>
          <table:table-cell table:style-name="ce332" office:value-type="string" calcext:value-type="string">
            <text:p>KKK</text:p>
          </table:table-cell>
          <table:table-cell table:style-name="ce341"/>
          <table:table-cell table:style-name="ce341" office:value-type="string" calcext:value-type="string">
            <text:p>FYDYDVFF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7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A001</text:p>
          </table:table-cell>
          <table:table-cell table:style-name="ce335"/>
          <table:table-cell table:style-name="ce340"/>
          <table:table-cell table:style-name="ce340" office:value-type="string" calcext:value-type="string">
            <text:p>Anti-Körper </text:p>
          </table:table-cell>
          <table:table-cell table:style-name="ce340"/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1</text:p>
          </table:table-cell>
          <table:table-cell table:style-name="ce333"/>
          <table:table-cell table:style-name="ce342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390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3</text:p>
          </table:table-cell>
          <table:table-cell table:style-name="ce332"/>
          <table:table-cell table:style-name="ce341" table:number-columns-repeated="3"/>
          <table:table-cell table:style-name="ce342"/>
          <table:table-cell table:style-name="ce339" table:content-validation-name="val26" office:value-type="string" calcext:value-type="string">
            <text:p>No</text:p>
          </table:table-cell>
          <table:table-cell table:style-name="ce391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4</text:p>
          </table:table-cell>
          <table:table-cell table:style-name="ce333"/>
          <table:table-cell table:style-name="ce342" table:number-columns-repeated="4"/>
          <table:table-cell table:style-name="ce339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5</text:p>
          </table:table-cell>
          <table:table-cell table:style-name="ce333"/>
          <table:table-cell table:style-name="ce342" table:number-columns-repeated="4"/>
          <table:table-cell table:style-name="ce339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6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7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8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10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13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30</text:p>
          </table:table-cell>
          <table:table-cell table:style-name="ce330"/>
          <table:table-cell table:style-name="ce339"/>
          <table:table-cell table:style-name="ce339" office:value-type="string" calcext:value-type="string">
            <text:p>Kloe S </text:p>
          </table:table-cell>
          <table:table-cell table:style-name="ce339" table:number-columns-repeated="2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31</text:p>
          </table:table-cell>
          <table:table-cell table:style-name="ce330"/>
          <table:table-cell table:style-name="ce339"/>
          <table:table-cell table:style-name="ce339" office:value-type="string" calcext:value-type="string">
            <text:p>Kloe A</text:p>
          </table:table-cell>
          <table:table-cell table:style-name="ce339" table:number-columns-repeated="2"/>
          <table:table-cell table:style-name="ce339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 table:number-rows-repeated="2">
          <table:table-cell/>
          <table:table-cell table:style-name="ce178" table:number-columns-repeated="3"/>
          <table:table-cell table:style-name="ce324"/>
          <table:table-cell table:style-name="ce263"/>
          <table:table-cell table:style-name="ce178" table:number-columns-repeated="5"/>
          <table:table-cell table:style-name="ce263"/>
          <table:table-cell table:style-name="ce178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178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4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7" table:default-cell-style-name="Default"/>
        <table:table-column table:style-name="co38" table:number-columns-repeated="1007" table:default-cell-style-name="Default"/>
        <table:table-row table:style-name="ro23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397"/>
          <table:table-cell table:style-name="ce400" office:value-type="string" calcext:value-type="string" table:number-columns-spanned="14" table:number-rows-spanned="2">
            <text:p>Ligand</text:p>
          </table:table-cell>
          <table:covered-table-cell table:style-name="ce405" table:content-validation-name="val27"/>
          <table:covered-table-cell table:number-columns-repeated="6" table:style-name="ce405"/>
          <table:covered-table-cell table:style-name="ce405" table:content-validation-name="val29"/>
          <table:covered-table-cell table:style-name="ce405" table:content-validation-name="val1"/>
          <table:covered-table-cell table:number-columns-repeated="3" table:style-name="ce405"/>
          <table:covered-table-cell table:style-name="ce422"/>
          <table:table-cell table:style-name="ce426"/>
          <table:table-cell table:number-columns-repeated="1007"/>
        </table:table-row>
        <table:table-row table:style-name="ro2">
          <table:table-cell/>
          <table:table-cell table:style-name="ce398"/>
          <table:covered-table-cell table:style-name="ce401"/>
          <table:covered-table-cell table:style-name="ce406" table:content-validation-name="val27"/>
          <table:covered-table-cell table:number-columns-repeated="6" table:style-name="ce406"/>
          <table:covered-table-cell table:style-name="ce406" table:content-validation-name="val29"/>
          <table:covered-table-cell table:style-name="ce406" table:content-validation-name="val1"/>
          <table:covered-table-cell table:number-columns-repeated="3" table:style-name="ce406"/>
          <table:covered-table-cell table:style-name="ce423"/>
          <table:table-cell table:style-name="ce427"/>
          <table:table-cell table:number-columns-repeated="1007"/>
        </table:table-row>
        <table:table-row table:style-name="ro2">
          <table:table-cell/>
          <table:table-cell table:style-name="ce398"/>
          <table:table-cell table:style-name="ce402"/>
          <table:table-cell table:style-name="ce407" table:content-validation-name="val28"/>
          <table:table-cell table:style-name="ce407" table:number-columns-repeated="6"/>
          <table:table-cell table:style-name="ce407" table:content-validation-name="val29"/>
          <table:table-cell table:style-name="ce407" table:content-validation-name="val1"/>
          <table:table-cell table:style-name="ce407" table:number-columns-repeated="3"/>
          <table:table-cell table:style-name="ce402"/>
          <table:table-cell table:style-name="ce427"/>
          <table:table-cell table:number-columns-repeated="1007"/>
        </table:table-row>
        <table:table-row table:style-name="ro21">
          <table:table-cell table:style-name="ce395"/>
          <table:table-cell table:style-name="ce398"/>
          <table:table-cell table:style-name="ce402"/>
          <table:table-cell table:style-name="ce408" office:value-type="string" calcext:value-type="string" table:number-columns-spanned="5" table:number-rows-spanned="1">
            <text:p>General</text:p>
          </table:table-cell>
          <table:covered-table-cell table:number-columns-repeated="4" table:style-name="ce410"/>
          <table:table-cell table:style-name="ce414"/>
          <table:table-cell table:style-name="ce417" office:value-type="string" calcext:value-type="string" table:number-columns-spanned="7" table:number-rows-spanned="1">
            <text:p>Batch</text:p>
          </table:table-cell>
          <table:covered-table-cell table:style-name="ce419" table:content-validation-name="val29"/>
          <table:covered-table-cell table:style-name="ce419" table:content-validation-name="val1"/>
          <table:covered-table-cell table:number-columns-repeated="3" table:style-name="ce419"/>
          <table:covered-table-cell table:style-name="ce42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11">
          <table:table-cell table:style-name="ce396"/>
          <table:table-cell table:style-name="ce399"/>
          <table:table-cell table:style-name="ce328" office:value-type="string" calcext:value-type="string">
            <text:p>Ligand id</text:p>
          </table:table-cell>
          <table:table-cell table:style-name="ce328" office:value-type="string" calcext:value-type="string">
            <text:p>Peptide ID</text:p>
          </table:table-cell>
          <table:table-cell table:style-name="ce328" office:value-type="string" calcext:value-type="string">
            <text:p>Linker</text:p>
          </table:table-cell>
          <table:table-cell table:style-name="ce338" office:value-type="string" calcext:value-type="string">
            <text:p>Spacer</text:p>
          </table:table-cell>
          <table:table-cell table:style-name="ce338" office:value-type="string" calcext:value-type="string">
            <text:p>Sequence</text:p>
          </table:table-cell>
          <table:table-cell table:style-name="ce412" office:value-type="string" calcext:value-type="string">
            <text:p>C-terminus</text:p>
          </table:table-cell>
          <table:table-cell table:style-name="ce415"/>
          <table:table-cell table:style-name="ce418" office:value-type="string" calcext:value-type="string">
            <text:p>Concentration [mg/ml]</text:p>
          </table:table-cell>
          <table:table-cell table:style-name="ce338" office:value-type="string" calcext:value-type="string">
            <text:p>Buffer </text:p>
          </table:table-cell>
          <table:table-cell table:style-name="ce338" table:content-validation-name="val1" office:value-type="string" calcext:value-type="string">
            <text:p>pH</text:p>
          </table:table-cell>
          <table:table-cell table:style-name="ce338" office:value-type="string" calcext:value-type="string">
            <text:p>Purity (MS)</text:p>
          </table:table-cell>
          <table:table-cell table:style-name="ce338" office:value-type="string" calcext:value-type="string">
            <text:p>Synthesized by </text:p>
          </table:table-cell>
          <table:table-cell table:style-name="ce338" office:value-type="string" calcext:value-type="string">
            <text:p>Synthesization Date</text:p>
          </table:table-cell>
          <table:table-cell table:style-name="ce412" office:value-type="string" calcext:value-type="string">
            <text:p>Comment</text:p>
          </table:table-cell>
          <table:table-cell table:style-name="ce429"/>
          <table:table-cell table:style-name="ce430" table:number-columns-repeated="4"/>
          <table:table-cell table:style-name="ce396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No</text:p>
          </table:table-cell>
          <table:table-cell table:style-name="ce409" table:content-validation-name="val27" office:value-type="string" calcext:value-type="string">
            <text:p>Empty</text:p>
          </table:table-cell>
          <table:table-cell table:style-name="ce411" table:formula="of:=VLOOKUP([.D7];['Peptide db'.E4:.G38] ;2;0)" office:value-type="float" office:value="0" calcext:value-type="float">
            <text:p>0</text:p>
          </table:table-cell>
          <table:table-cell table:style-name="ce411" table:formula="of:=VLOOKUP([.D7];['Peptide db'.E4:.G38] ;3;0)" office:value-type="float" office:value="0" calcext:value-type="float">
            <text:p>0</text:p>
          </table:table-cell>
          <table:table-cell table:style-name="ce411" table:formula="of:=VLOOKUP([.D7];['Peptide db'.E4:.I38] ;4;0)" office:value-type="float" office:value="0" calcext:value-type="float">
            <text:p>0</text:p>
          </table:table-cell>
          <table:table-cell table:style-name="ce413" table:formula="of:=VLOOKUP([.D7];['Peptide db'.E4:.I38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" calcext:value-type="float">
            <text:p>0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Buffer</text:p>
          </table:table-cell>
          <table:table-cell table:style-name="ce409" table:content-validation-name="val27"/>
          <table:table-cell table:style-name="ce411" table:number-columns-repeated="3"/>
          <table:table-cell table:style-name="ce413"/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1</text:p>
          </table:table-cell>
          <table:table-cell table:style-name="ce409" table:content-validation-name="val27" office:value-type="string" calcext:value-type="string">
            <text:p>P012</text:p>
          </table:table-cell>
          <table:table-cell table:style-name="ce411" table:formula="of:=VLOOKUP([.D9];['Peptide db'.E6:.G40] ;2;0)" office:value-type="float" office:value="0" calcext:value-type="float">
            <text:p>0</text:p>
          </table:table-cell>
          <table:table-cell table:style-name="ce411" table:formula="of:=VLOOKUP([.D9];['Peptide db'.E6:.H40] ;3;0)" office:value-type="float" office:value="0" calcext:value-type="float">
            <text:p>0</text:p>
          </table:table-cell>
          <table:table-cell table:style-name="ce411" table:formula="of:=VLOOKUP([.D9];['Peptide db'.E6:.I40] ;4;0)" office:value-type="string" office:string-value="Fetuin" calcext:value-type="string">
            <text:p>Fetuin</text:p>
          </table:table-cell>
          <table:table-cell table:style-name="ce413" table:formula="of:=VLOOKUP([.D9];['Peptide db'.E6:.J40] ;5;0)" office:value-type="float" office:value="0" calcext:value-type="float">
            <text:p>0</text:p>
          </table:table-cell>
          <table:table-cell table:style-name="ce416"/>
          <table:table-cell table:style-name="ce310" office:value-type="float" office:value="0.1" calcext:value-type="float">
            <text:p>0.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1" table:content-validation-name="val31" office:value-type="date" office:date-value="2017-05-09" calcext:value-type="date">
            <text:p>05/09/17</text:p>
          </table:table-cell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2</text:p>
          </table:table-cell>
          <table:table-cell table:style-name="ce409" table:content-validation-name="val27" office:value-type="string" calcext:value-type="string">
            <text:p>P001</text:p>
          </table:table-cell>
          <table:table-cell table:style-name="ce411" table:formula="of:=VLOOKUP([.D10];['Peptide db'.E6:.G40] ;2;0)" office:value-type="string" office:string-value="KKKK" calcext:value-type="string">
            <text:p>KKKK</text:p>
          </table:table-cell>
          <table:table-cell table:style-name="ce411" table:formula="of:=VLOOKUP([.D10];['Peptide db'.E6:.G40] ;3;0)" office:value-type="float" office:value="0" calcext:value-type="float">
            <text:p>0</text:p>
          </table:table-cell>
          <table:table-cell table:style-name="ce411" table:formula="of:=VLOOKUP([.D10];['Peptide db'.E6:.I40] ;4;0)" office:value-type="string" office:string-value="FYDYDVFY" calcext:value-type="string">
            <text:p>FYDYDVFY</text:p>
          </table:table-cell>
          <table:table-cell table:style-name="ce413" table:formula="of:=VLOOKUP([.D10];['Peptide db'.E6:.I40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1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3</text:p>
          </table:table-cell>
          <table:table-cell table:style-name="ce409" table:content-validation-name="val27" office:value-type="string" calcext:value-type="string">
            <text:p>P008</text:p>
          </table:table-cell>
          <table:table-cell table:style-name="ce411" table:formula="of:=VLOOKUP([.D11];['Peptide db'.E7:.G41] ;2;0)" office:value-type="string" office:string-value="KKK" calcext:value-type="string">
            <text:p>KKK</text:p>
          </table:table-cell>
          <table:table-cell table:style-name="ce411" table:formula="of:=VLOOKUP([.D11];['Peptide db'.E7:.G41] ;3;0)" office:value-type="float" office:value="0" calcext:value-type="float">
            <text:p>0</text:p>
          </table:table-cell>
          <table:table-cell table:style-name="ce411" table:formula="of:=VLOOKUP([.D11];['Peptide db'.E7:.I41] ;4;0)" office:value-type="string" office:string-value="FYDPDVFY" calcext:value-type="string">
            <text:p>FYDPDVFY</text:p>
          </table:table-cell>
          <table:table-cell table:style-name="ce413" table:formula="of:=VLOOKUP([.D11];['Peptide db'.E7:.I41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1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4</text:p>
          </table:table-cell>
          <table:table-cell table:style-name="ce409" table:content-validation-name="val27" office:value-type="string" calcext:value-type="string">
            <text:p>P009</text:p>
          </table:table-cell>
          <table:table-cell table:style-name="ce411" table:formula="of:=VLOOKUP([.D12];['Peptide db'.E8:.G42] ;2;0)" office:value-type="string" office:string-value="KKK" calcext:value-type="string">
            <text:p>KKK</text:p>
          </table:table-cell>
          <table:table-cell table:style-name="ce411" table:formula="of:=VLOOKUP([.D12];['Peptide db'.E8:.G42] ;3;0)" office:value-type="float" office:value="0" calcext:value-type="float">
            <text:p>0</text:p>
          </table:table-cell>
          <table:table-cell table:style-name="ce411" table:formula="of:=VLOOKUP([.D12];['Peptide db'.E8:.I42] ;4;0)" office:value-type="string" office:string-value="LYGYDVFF" calcext:value-type="string">
            <text:p>LYGYDVFF</text:p>
          </table:table-cell>
          <table:table-cell table:style-name="ce413" table:formula="of:=VLOOKUP([.D12];['Peptide db'.E8:.I42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5</text:p>
          </table:table-cell>
          <table:table-cell table:style-name="ce409" table:content-validation-name="val27" office:value-type="string" calcext:value-type="string">
            <text:p>P010</text:p>
          </table:table-cell>
          <table:table-cell table:style-name="ce411" table:formula="of:=VLOOKUP([.D13];['Peptide db'.E9:.G43] ;2;0)" office:value-type="string" office:string-value="KKK" calcext:value-type="string">
            <text:p>KKK</text:p>
          </table:table-cell>
          <table:table-cell table:style-name="ce411" table:formula="of:=VLOOKUP([.D13];['Peptide db'.E9:.G43] ;3;0)" office:value-type="float" office:value="0" calcext:value-type="float">
            <text:p>0</text:p>
          </table:table-cell>
          <table:table-cell table:style-name="ce411" table:formula="of:=VLOOKUP([.D13];['Peptide db'.E9:.I43] ;4;0)" office:value-type="string" office:string-value="FYGYDVAF" calcext:value-type="string">
            <text:p>FYGYDVAF</text:p>
          </table:table-cell>
          <table:table-cell table:style-name="ce413" table:formula="of:=VLOOKUP([.D13];['Peptide db'.E9:.I43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6</text:p>
          </table:table-cell>
          <table:table-cell table:style-name="ce409" table:content-validation-name="val27" office:value-type="string" calcext:value-type="string">
            <text:p>P011</text:p>
          </table:table-cell>
          <table:table-cell table:style-name="ce411" table:formula="of:=VLOOKUP([.D14];['Peptide db'.E10:.G44] ;2;0)" office:value-type="string" office:string-value="DOA-KK" calcext:value-type="string">
            <text:p>DOA-KK</text:p>
          </table:table-cell>
          <table:table-cell table:style-name="ce411" table:formula="of:=VLOOKUP([.D14];['Peptide db'.E10:.G44] ;3;0)" office:value-type="float" office:value="0" calcext:value-type="float">
            <text:p>0</text:p>
          </table:table-cell>
          <table:table-cell table:style-name="ce411" table:formula="of:=VLOOKUP([.D14];['Peptide db'.E10:.I44] ;4;0)" office:value-type="string" office:string-value="FYDYDVFY" calcext:value-type="string">
            <text:p>FYDYDVFY</text:p>
          </table:table-cell>
          <table:table-cell table:style-name="ce413" table:formula="of:=VLOOKUP([.D14];['Peptide db'.E10:.I44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4">
          <table:table-cell table:style-name="ce395"/>
          <table:table-cell table:style-name="ce398"/>
          <table:table-cell table:style-name="ce403" office:value-type="string" calcext:value-type="string">
            <text:p>L007</text:p>
          </table:table-cell>
          <table:table-cell table:style-name="ce409" table:content-validation-name="val27" office:value-type="string" calcext:value-type="string">
            <text:p>P013</text:p>
          </table:table-cell>
          <table:table-cell table:style-name="ce411" table:formula="of:=VLOOKUP([.D15];['Peptide db'.E11:.G45] ;2;0)" office:value-type="string" office:string-value="C-KK" calcext:value-type="string">
            <text:p>C-KK</text:p>
          </table:table-cell>
          <table:table-cell table:style-name="ce411" table:formula="of:=VLOOKUP([.D15];['Peptide db'.E11:.G45] ;3;0)" office:value-type="float" office:value="0" calcext:value-type="float">
            <text:p>0</text:p>
          </table:table-cell>
          <table:table-cell table:style-name="ce411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413" table:formula="of:=VLOOKUP([.D15];['Peptide db'.E11:.I45] ;5;0)" office:value-type="string" office:string-value="amide" calcext:value-type="string">
            <text:p>amide</text:p>
          </table:table-cell>
          <table:table-cell table:style-name="ce416"/>
          <table:table-cell table:style-name="ce310" table:formula="of:=0.7/10" office:value-type="float" office:value="0.07" calcext:value-type="float">
            <text:p>0.07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8</text:p>
          </table:table-cell>
          <table:table-cell table:style-name="ce409" table:content-validation-name="val27"/>
          <table:table-cell table:style-name="ce411" table:formula="of:=VLOOKUP([.D16];['Peptide db'.E1:.G46] ;2;0)" office:value-type="string" office:string-value="" calcext:value-type="error">
            <text:p>#N/A</text:p>
          </table:table-cell>
          <table:table-cell table:style-name="ce411" table:formula="of:=VLOOKUP([.D16];['Peptide db'.E12:.G46] ;3;0)" office:value-type="string" office:string-value="" calcext:value-type="error">
            <text:p>#N/A</text:p>
          </table:table-cell>
          <table:table-cell table:style-name="ce411" table:formula="of:=VLOOKUP([.D16];['Peptide db'.E1:.I46] ;4;0)" office:value-type="string" office:string-value="" calcext:value-type="error">
            <text:p>#N/A</text:p>
          </table:table-cell>
          <table:table-cell table:style-name="ce413" table:formula="of:=VLOOKUP([.D16];['Peptide db'.E1:.I4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number-columns-repeated="2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1</text:p>
          </table:table-cell>
          <table:table-cell table:style-name="ce409" table:content-validation-name="val27" office:value-type="string" calcext:value-type="string">
            <text:p>P1</text:p>
          </table:table-cell>
          <table:table-cell table:style-name="ce411" table:formula="of:=VLOOKUP([.D17];['Peptide db'.E1:.G47] ;2;0)" office:value-type="float" office:value="0" calcext:value-type="float">
            <text:p>0</text:p>
          </table:table-cell>
          <table:table-cell table:style-name="ce411" table:formula="of:=VLOOKUP([.D17];['Peptide db'.E13:.G47] ;3;0)" office:value-type="float" office:value="0" calcext:value-type="float">
            <text:p>0</text:p>
          </table:table-cell>
          <table:table-cell table:style-name="ce411" table:formula="of:=VLOOKUP([.D17];['Peptide db'.E13:.I47] ;4;0)" office:value-type="float" office:value="0" calcext:value-type="float">
            <text:p>0</text:p>
          </table:table-cell>
          <table:table-cell table:style-name="ce413" table:formula="of:=VLOOKUP([.D17];['Peptide db'.E13:.I47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3</text:p>
          </table:table-cell>
          <table:table-cell table:style-name="ce409" table:content-validation-name="val27" office:value-type="string" calcext:value-type="string">
            <text:p>P3</text:p>
          </table:table-cell>
          <table:table-cell table:style-name="ce411" table:formula="of:=VLOOKUP([.D18];['Peptide db'.E$1:.F$1048576] ;2;0)" office:value-type="float" office:value="0" calcext:value-type="float">
            <text:p>0</text:p>
          </table:table-cell>
          <table:table-cell table:style-name="ce411" table:formula="of:=VLOOKUP([.D18];['Peptide db'.E14:.G48] ;3;0)" office:value-type="float" office:value="0" calcext:value-type="float">
            <text:p>0</text:p>
          </table:table-cell>
          <table:table-cell table:style-name="ce411" table:formula="of:=VLOOKUP([.D18];['Peptide db'.E14:.I48] ;4;0)" office:value-type="float" office:value="0" calcext:value-type="float">
            <text:p>0</text:p>
          </table:table-cell>
          <table:table-cell table:style-name="ce413" table:formula="of:=VLOOKUP([.D18];['Peptide db'.E14:.I48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4</text:p>
          </table:table-cell>
          <table:table-cell table:style-name="ce409" table:content-validation-name="val27" office:value-type="string" calcext:value-type="string">
            <text:p>P4</text:p>
          </table:table-cell>
          <table:table-cell table:style-name="ce411" table:formula="of:=VLOOKUP([.D19];['Peptide db'.E15:.G49] ;2;0)" office:value-type="float" office:value="0" calcext:value-type="float">
            <text:p>0</text:p>
          </table:table-cell>
          <table:table-cell table:style-name="ce411" table:formula="of:=VLOOKUP([.D19];['Peptide db'.E15:.G49] ;3;0)" office:value-type="float" office:value="0" calcext:value-type="float">
            <text:p>0</text:p>
          </table:table-cell>
          <table:table-cell table:style-name="ce411" table:formula="of:=VLOOKUP([.D19];['Peptide db'.E15:.I49] ;4;0)" office:value-type="float" office:value="0" calcext:value-type="float">
            <text:p>0</text:p>
          </table:table-cell>
          <table:table-cell table:style-name="ce413" table:formula="of:=VLOOKUP([.D19];['Peptide db'.E15:.I49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5</text:p>
          </table:table-cell>
          <table:table-cell table:style-name="ce409" table:content-validation-name="val27" office:value-type="string" calcext:value-type="string">
            <text:p>P5</text:p>
          </table:table-cell>
          <table:table-cell table:style-name="ce411" table:formula="of:=VLOOKUP([.D20];['Peptide db'.E16:.G50] ;2;0)" office:value-type="float" office:value="0" calcext:value-type="float">
            <text:p>0</text:p>
          </table:table-cell>
          <table:table-cell table:style-name="ce411" table:formula="of:=VLOOKUP([.D20];['Peptide db'.E16:.G50] ;3;0)" office:value-type="float" office:value="0" calcext:value-type="float">
            <text:p>0</text:p>
          </table:table-cell>
          <table:table-cell table:style-name="ce411" table:formula="of:=VLOOKUP([.D20];['Peptide db'.E16:.I50] ;4;0)" office:value-type="float" office:value="0" calcext:value-type="float">
            <text:p>0</text:p>
          </table:table-cell>
          <table:table-cell table:style-name="ce413" table:formula="of:=VLOOKUP([.D20];['Peptide db'.E16:.I50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6</text:p>
          </table:table-cell>
          <table:table-cell table:style-name="ce409" table:content-validation-name="val27" office:value-type="string" calcext:value-type="string">
            <text:p>P6</text:p>
          </table:table-cell>
          <table:table-cell table:style-name="ce411" table:formula="of:=VLOOKUP([.D21];['Peptide db'.E17:.G51] ;2;0)" office:value-type="float" office:value="0" calcext:value-type="float">
            <text:p>0</text:p>
          </table:table-cell>
          <table:table-cell table:style-name="ce411" table:formula="of:=VLOOKUP([.D21];['Peptide db'.E17:.G51] ;3;0)" office:value-type="float" office:value="0" calcext:value-type="float">
            <text:p>0</text:p>
          </table:table-cell>
          <table:table-cell table:style-name="ce411" table:formula="of:=VLOOKUP([.D21];['Peptide db'.E17:.I51] ;4;0)" office:value-type="float" office:value="0" calcext:value-type="float">
            <text:p>0</text:p>
          </table:table-cell>
          <table:table-cell table:style-name="ce413" table:formula="of:=VLOOKUP([.D21];['Peptide db'.E17:.I51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7</text:p>
          </table:table-cell>
          <table:table-cell table:style-name="ce409" table:content-validation-name="val27" office:value-type="string" calcext:value-type="string">
            <text:p>P7</text:p>
          </table:table-cell>
          <table:table-cell table:style-name="ce411" table:formula="of:=VLOOKUP([.D22];['Peptide db'.E18:.G52] ;2;0)" office:value-type="float" office:value="0" calcext:value-type="float">
            <text:p>0</text:p>
          </table:table-cell>
          <table:table-cell table:style-name="ce411" table:formula="of:=VLOOKUP([.D22];['Peptide db'.E18:.G52] ;3;0)" office:value-type="float" office:value="0" calcext:value-type="float">
            <text:p>0</text:p>
          </table:table-cell>
          <table:table-cell table:style-name="ce411" table:formula="of:=VLOOKUP([.D22];['Peptide db'.E18:.I52] ;4;0)" office:value-type="float" office:value="0" calcext:value-type="float">
            <text:p>0</text:p>
          </table:table-cell>
          <table:table-cell table:style-name="ce413" table:formula="of:=VLOOKUP([.D22];['Peptide db'.E18:.I52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8</text:p>
          </table:table-cell>
          <table:table-cell table:style-name="ce409" table:content-validation-name="val27" office:value-type="string" calcext:value-type="string">
            <text:p>P8</text:p>
          </table:table-cell>
          <table:table-cell table:style-name="ce411" table:formula="of:=VLOOKUP([.D23];['Peptide db'.E19:.G53] ;2;0)" office:value-type="float" office:value="0" calcext:value-type="float">
            <text:p>0</text:p>
          </table:table-cell>
          <table:table-cell table:style-name="ce411" table:formula="of:=VLOOKUP([.D23];['Peptide db'.E19:.G53] ;3;0)" office:value-type="float" office:value="0" calcext:value-type="float">
            <text:p>0</text:p>
          </table:table-cell>
          <table:table-cell table:style-name="ce411" table:formula="of:=VLOOKUP([.D23];['Peptide db'.E19:.I53] ;4;0)" office:value-type="float" office:value="0" calcext:value-type="float">
            <text:p>0</text:p>
          </table:table-cell>
          <table:table-cell table:style-name="ce413" table:formula="of:=VLOOKUP([.D23];['Peptide db'.E19:.I53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10</text:p>
          </table:table-cell>
          <table:table-cell table:style-name="ce409" table:content-validation-name="val27" office:value-type="string" calcext:value-type="string">
            <text:p>P10</text:p>
          </table:table-cell>
          <table:table-cell table:style-name="ce411" table:formula="of:=VLOOKUP([.D24];['Peptide db'.E20:.G54] ;2;0)" office:value-type="float" office:value="0" calcext:value-type="float">
            <text:p>0</text:p>
          </table:table-cell>
          <table:table-cell table:style-name="ce411" table:formula="of:=VLOOKUP([.D24];['Peptide db'.E20:.G54] ;3;0)" office:value-type="float" office:value="0" calcext:value-type="float">
            <text:p>0</text:p>
          </table:table-cell>
          <table:table-cell table:style-name="ce411" table:formula="of:=VLOOKUP([.D24];['Peptide db'.E20:.I54] ;4;0)" office:value-type="float" office:value="0" calcext:value-type="float">
            <text:p>0</text:p>
          </table:table-cell>
          <table:table-cell table:style-name="ce413" table:formula="of:=VLOOKUP([.D24];['Peptide db'.E20:.I54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13</text:p>
          </table:table-cell>
          <table:table-cell table:style-name="ce409" table:content-validation-name="val27" office:value-type="string" calcext:value-type="string">
            <text:p>P13</text:p>
          </table:table-cell>
          <table:table-cell table:style-name="ce411" table:formula="of:=VLOOKUP([.D25];['Peptide db'.E21:.G55] ;2;0)" office:value-type="float" office:value="0" calcext:value-type="float">
            <text:p>0</text:p>
          </table:table-cell>
          <table:table-cell table:style-name="ce411" table:formula="of:=VLOOKUP([.D25];['Peptide db'.E21:.G55] ;3;0)" office:value-type="float" office:value="0" calcext:value-type="float">
            <text:p>0</text:p>
          </table:table-cell>
          <table:table-cell table:style-name="ce411" table:formula="of:=VLOOKUP([.D25];['Peptide db'.E21:.I55] ;4;0)" office:value-type="float" office:value="0" calcext:value-type="float">
            <text:p>0</text:p>
          </table:table-cell>
          <table:table-cell table:style-name="ce413" table:formula="of:=VLOOKUP([.D25];['Peptide db'.E21:.I55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AK025</text:p>
          </table:table-cell>
          <table:table-cell table:style-name="ce409" table:content-validation-name="val27" office:value-type="string" calcext:value-type="string">
            <text:p>A001</text:p>
          </table:table-cell>
          <table:table-cell table:style-name="ce411" table:formula="of:=VLOOKUP([.D26];['Peptide db'.E22:.G56] ;2;0)" office:value-type="float" office:value="0" calcext:value-type="float">
            <text:p>0</text:p>
          </table:table-cell>
          <table:table-cell table:style-name="ce411" table:formula="of:=VLOOKUP([.D26];['Peptide db'.E22:.G56] ;3;0)" office:value-type="float" office:value="0" calcext:value-type="float">
            <text:p>0</text:p>
          </table:table-cell>
          <table:table-cell table:style-name="ce411" table:formula="of:=VLOOKUP([.D26];['Peptide db'.E22:.I56] ;4;0)" office:value-type="string" office:string-value="Anti-Körper " calcext:value-type="string">
            <text:p>Anti-Körper </text:p>
          </table:table-cell>
          <table:table-cell table:style-name="ce413" table:formula="of:=VLOOKUP([.D26];['Peptide db'.E22:.I56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AK050</text:p>
          </table:table-cell>
          <table:table-cell table:style-name="ce409" table:content-validation-name="val27" office:value-type="string" calcext:value-type="string">
            <text:p>A001</text:p>
          </table:table-cell>
          <table:table-cell table:style-name="ce411" table:formula="of:=VLOOKUP([.D27];['Peptide db'.E23:.G57] ;2;0)" office:value-type="float" office:value="0" calcext:value-type="float">
            <text:p>0</text:p>
          </table:table-cell>
          <table:table-cell table:style-name="ce411" table:formula="of:=VLOOKUP([.D27];['Peptide db'.E23:.G57] ;3;0)" office:value-type="float" office:value="0" calcext:value-type="float">
            <text:p>0</text:p>
          </table:table-cell>
          <table:table-cell table:style-name="ce411" table:formula="of:=VLOOKUP([.D27];['Peptide db'.E23:.I57] ;4;0)" office:value-type="string" office:string-value="Anti-Körper " calcext:value-type="string">
            <text:p>Anti-Körper </text:p>
          </table:table-cell>
          <table:table-cell table:style-name="ce413" table:formula="of:=VLOOKUP([.D27];['Peptide db'.E23:.I57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AK100</text:p>
          </table:table-cell>
          <table:table-cell table:style-name="ce409" table:content-validation-name="val27" office:value-type="string" calcext:value-type="string">
            <text:p>A001</text:p>
          </table:table-cell>
          <table:table-cell table:style-name="ce411" table:formula="of:=VLOOKUP([.D28];['Peptide db'.E24:.G58] ;2;0)" office:value-type="float" office:value="0" calcext:value-type="float">
            <text:p>0</text:p>
          </table:table-cell>
          <table:table-cell table:style-name="ce411" table:formula="of:=VLOOKUP([.D28];['Peptide db'.E24:.G58] ;3;0)" office:value-type="float" office:value="0" calcext:value-type="float">
            <text:p>0</text:p>
          </table:table-cell>
          <table:table-cell table:style-name="ce411" table:formula="of:=VLOOKUP([.D28];['Peptide db'.E24:.I58] ;4;0)" office:value-type="string" office:string-value="Anti-Körper " calcext:value-type="string">
            <text:p>Anti-Körper </text:p>
          </table:table-cell>
          <table:table-cell table:style-name="ce413" table:formula="of:=VLOOKUP([.D28];['Peptide db'.E24:.I58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DYE025</text:p>
          </table:table-cell>
          <table:table-cell table:style-name="ce409" table:content-validation-name="val27" office:value-type="string" calcext:value-type="string">
            <text:p>Dye001</text:p>
          </table:table-cell>
          <table:table-cell table:style-name="ce411" table:formula="of:=VLOOKUP([.D29];['Peptide db'.E1:.G59] ;2;0)" office:value-type="float" office:value="0" calcext:value-type="float">
            <text:p>0</text:p>
          </table:table-cell>
          <table:table-cell table:style-name="ce411" table:formula="of:=VLOOKUP([.D29];['Peptide db'.E2:.G59] ;3;0)" office:value-type="float" office:value="0" calcext:value-type="float">
            <text:p>0</text:p>
          </table:table-cell>
          <table:table-cell table:style-name="ce411" table:formula="of:=VLOOKUP([.D29];['Peptide db'.E2:.I59] ;4;0)" office:value-type="float" office:value="0" calcext:value-type="float">
            <text:p>0</text:p>
          </table:table-cell>
          <table:table-cell table:style-name="ce413" table:formula="of:=VLOOKUP([.D29];['Peptide db'.E2:.I59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DYE050</text:p>
          </table:table-cell>
          <table:table-cell table:style-name="ce409" table:content-validation-name="val27" office:value-type="string" calcext:value-type="string">
            <text:p>Dye001</text:p>
          </table:table-cell>
          <table:table-cell table:style-name="ce411" table:formula="of:=VLOOKUP([.D30];['Peptide db'.E2:.G60] ;2;0)" office:value-type="float" office:value="0" calcext:value-type="float">
            <text:p>0</text:p>
          </table:table-cell>
          <table:table-cell table:style-name="ce411" table:formula="of:=VLOOKUP([.D30];['Peptide db'.E3:.G60] ;3;0)" office:value-type="float" office:value="0" calcext:value-type="float">
            <text:p>0</text:p>
          </table:table-cell>
          <table:table-cell table:style-name="ce411" table:formula="of:=VLOOKUP([.D30];['Peptide db'.E3:.I60] ;4;0)" office:value-type="float" office:value="0" calcext:value-type="float">
            <text:p>0</text:p>
          </table:table-cell>
          <table:table-cell table:style-name="ce413" table:formula="of:=VLOOKUP([.D30];['Peptide db'.E3:.I60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DYE100</text:p>
          </table:table-cell>
          <table:table-cell table:style-name="ce409" table:content-validation-name="val27" office:value-type="string" calcext:value-type="string">
            <text:p>Dye001</text:p>
          </table:table-cell>
          <table:table-cell table:style-name="ce411" table:formula="of:=VLOOKUP([.D31];['Peptide db'.E3:.G61] ;2;0)" office:value-type="float" office:value="0" calcext:value-type="float">
            <text:p>0</text:p>
          </table:table-cell>
          <table:table-cell table:style-name="ce411" table:formula="of:=VLOOKUP([.D31];['Peptide db'.E4:.G61] ;3;0)" office:value-type="float" office:value="0" calcext:value-type="float">
            <text:p>0</text:p>
          </table:table-cell>
          <table:table-cell table:style-name="ce411" table:formula="of:=VLOOKUP([.D31];['Peptide db'.E4:.I61] ;4;0)" office:value-type="float" office:value="0" calcext:value-type="float">
            <text:p>0</text:p>
          </table:table-cell>
          <table:table-cell table:style-name="ce413" table:formula="of:=VLOOKUP([.D31];['Peptide db'.E4:.I61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NEN025</text:p>
          </table:table-cell>
          <table:table-cell table:style-name="ce409" table:content-validation-name="val27" office:value-type="string" calcext:value-type="string">
            <text:p>P013</text:p>
          </table:table-cell>
          <table:table-cell table:style-name="ce411" table:formula="of:=VLOOKUP([.D32];['Peptide db'.E4:.G62] ;2;0)" office:value-type="string" office:string-value="C-KK" calcext:value-type="string">
            <text:p>C-KK</text:p>
          </table:table-cell>
          <table:table-cell table:style-name="ce411" table:formula="of:=VLOOKUP([.D32];['Peptide db'.E5:.G62] ;3;0)" office:value-type="float" office:value="0" calcext:value-type="float">
            <text:p>0</text:p>
          </table:table-cell>
          <table:table-cell table:style-name="ce411" table:formula="of:=VLOOKUP([.D32];['Peptide db'.E5:.I62] ;4;0)" office:value-type="string" office:string-value="ARDFYDYDVFYAMD" calcext:value-type="string">
            <text:p>ARDFYDYDVFYAMD</text:p>
          </table:table-cell>
          <table:table-cell table:style-name="ce413" table:formula="of:=VLOOKUP([.D32];['Peptide db'.E5:.I62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4" office:value-type="string" calcext:value-type="string">
            <text:p>NEN050</text:p>
          </table:table-cell>
          <table:table-cell table:style-name="ce409" table:content-validation-name="val27" office:value-type="string" calcext:value-type="string">
            <text:p>P013</text:p>
          </table:table-cell>
          <table:table-cell table:style-name="ce411" table:formula="of:=VLOOKUP([.D33];['Peptide db'.E5:.G63] ;2;0)" office:value-type="string" office:string-value="C-KK" calcext:value-type="string">
            <text:p>C-KK</text:p>
          </table:table-cell>
          <table:table-cell table:style-name="ce411" table:formula="of:=VLOOKUP([.D33];['Peptide db'.E6:.G63] ;3;0)" office:value-type="float" office:value="0" calcext:value-type="float">
            <text:p>0</text:p>
          </table:table-cell>
          <table:table-cell table:style-name="ce411" table:formula="of:=VLOOKUP([.D33];['Peptide db'.E6:.I63] ;4;0)" office:value-type="string" office:string-value="ARDFYDYDVFYAMD" calcext:value-type="string">
            <text:p>ARDFYDYDVFYAMD</text:p>
          </table:table-cell>
          <table:table-cell table:style-name="ce413" table:formula="of:=VLOOKUP([.D33];['Peptide db'.E6:.I63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4" office:value-type="string" calcext:value-type="string">
            <text:p>NEN100</text:p>
          </table:table-cell>
          <table:table-cell table:style-name="ce409" table:content-validation-name="val27" office:value-type="string" calcext:value-type="string">
            <text:p>P013</text:p>
          </table:table-cell>
          <table:table-cell table:style-name="ce411" table:formula="of:=VLOOKUP([.D34];['Peptide db'.E6:.G64] ;2;0)" office:value-type="string" office:string-value="C-KK" calcext:value-type="string">
            <text:p>C-KK</text:p>
          </table:table-cell>
          <table:table-cell table:style-name="ce411" table:formula="of:=VLOOKUP([.D34];['Peptide db'.E7:.G64] ;3;0)" office:value-type="float" office:value="0" calcext:value-type="float">
            <text:p>0</text:p>
          </table:table-cell>
          <table:table-cell table:style-name="ce411" table:formula="of:=VLOOKUP([.D34];['Peptide db'.E7:.I64] ;4;0)" office:value-type="string" office:string-value="ARDFYDYDVFYAMD" calcext:value-type="string">
            <text:p>ARDFYDYDVFYAMD</text:p>
          </table:table-cell>
          <table:table-cell table:style-name="ce413" table:formula="of:=VLOOKUP([.D34];['Peptide db'.E7:.I64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FEU025</text:p>
          </table:table-cell>
          <table:table-cell table:style-name="ce409" table:content-validation-name="val27" office:value-type="string" calcext:value-type="string">
            <text:p>P012</text:p>
          </table:table-cell>
          <table:table-cell table:style-name="ce411" table:formula="of:=VLOOKUP([.D35];['Peptide db'.E7:.G65] ;2;0)" office:value-type="float" office:value="0" calcext:value-type="float">
            <text:p>0</text:p>
          </table:table-cell>
          <table:table-cell table:style-name="ce411" table:formula="of:=VLOOKUP([.D35];['Peptide db'.E8:.G65] ;3;0)" office:value-type="float" office:value="0" calcext:value-type="float">
            <text:p>0</text:p>
          </table:table-cell>
          <table:table-cell table:style-name="ce411" table:formula="of:=VLOOKUP([.D35];['Peptide db'.E8:.I65] ;4;0)" office:value-type="string" office:string-value="Fetuin" calcext:value-type="string">
            <text:p>Fetuin</text:p>
          </table:table-cell>
          <table:table-cell table:style-name="ce413" table:formula="of:=VLOOKUP([.D35];['Peptide db'.E8:.I65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FEU050</text:p>
          </table:table-cell>
          <table:table-cell table:style-name="ce409" table:content-validation-name="val27" office:value-type="string" calcext:value-type="string">
            <text:p>P012</text:p>
          </table:table-cell>
          <table:table-cell table:style-name="ce411" table:formula="of:=VLOOKUP([.D36];['Peptide db'.E8:.G66] ;2;0)" office:value-type="float" office:value="0" calcext:value-type="float">
            <text:p>0</text:p>
          </table:table-cell>
          <table:table-cell table:style-name="ce411" table:formula="of:=VLOOKUP([.D36];['Peptide db'.E9:.G66] ;3;0)" office:value-type="float" office:value="0" calcext:value-type="float">
            <text:p>0</text:p>
          </table:table-cell>
          <table:table-cell table:style-name="ce411" table:formula="of:=VLOOKUP([.D36];['Peptide db'.E9:.I66] ;4;0)" office:value-type="string" office:string-value="Fetuin" calcext:value-type="string">
            <text:p>Fetuin</text:p>
          </table:table-cell>
          <table:table-cell table:style-name="ce413" table:formula="of:=VLOOKUP([.D36];['Peptide db'.E9:.I66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FEU100</text:p>
          </table:table-cell>
          <table:table-cell table:style-name="ce409" table:content-validation-name="val27" office:value-type="string" calcext:value-type="string">
            <text:p>P012</text:p>
          </table:table-cell>
          <table:table-cell table:style-name="ce411" table:formula="of:=VLOOKUP([.D37];['Peptide db'.E9:.G67] ;2;0)" office:value-type="float" office:value="0" calcext:value-type="float">
            <text:p>0</text:p>
          </table:table-cell>
          <table:table-cell table:style-name="ce411" table:formula="of:=VLOOKUP([.D37];['Peptide db'.E10:.G67] ;3;0)" office:value-type="float" office:value="0" calcext:value-type="float">
            <text:p>0</text:p>
          </table:table-cell>
          <table:table-cell table:style-name="ce411" table:formula="of:=VLOOKUP([.D37];['Peptide db'.E10:.I67] ;4;0)" office:value-type="string" office:string-value="Fetuin" calcext:value-type="string">
            <text:p>Fetuin</text:p>
          </table:table-cell>
          <table:table-cell table:style-name="ce413" table:formula="of:=VLOOKUP([.D37];['Peptide db'.E10:.I67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S025</text:p>
          </table:table-cell>
          <table:table-cell table:style-name="ce409" table:content-validation-name="val27" office:value-type="string" calcext:value-type="string">
            <text:p>P030</text:p>
          </table:table-cell>
          <table:table-cell table:style-name="ce411" table:formula="of:=VLOOKUP([.D38];['Peptide db'.E10:.G68] ;2;0)" office:value-type="float" office:value="0" calcext:value-type="float">
            <text:p>0</text:p>
          </table:table-cell>
          <table:table-cell table:style-name="ce411" table:formula="of:=VLOOKUP([.D38];['Peptide db'.E11:.G68] ;3;0)" office:value-type="float" office:value="0" calcext:value-type="float">
            <text:p>0</text:p>
          </table:table-cell>
          <table:table-cell table:style-name="ce411" table:formula="of:=VLOOKUP([.D38];['Peptide db'.E11:.I68] ;4;0)" office:value-type="string" office:string-value="Kloe S " calcext:value-type="string">
            <text:p>Kloe S </text:p>
          </table:table-cell>
          <table:table-cell table:style-name="ce413" table:formula="of:=VLOOKUP([.D38];['Peptide db'.E11:.I68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S050</text:p>
          </table:table-cell>
          <table:table-cell table:style-name="ce409" table:content-validation-name="val27" office:value-type="string" calcext:value-type="string">
            <text:p>P030</text:p>
          </table:table-cell>
          <table:table-cell table:style-name="ce411" table:formula="of:=VLOOKUP([.D39];['Peptide db'.E11:.G69] ;2;0)" office:value-type="float" office:value="0" calcext:value-type="float">
            <text:p>0</text:p>
          </table:table-cell>
          <table:table-cell table:style-name="ce411" table:formula="of:=VLOOKUP([.D39];['Peptide db'.E12:.G69] ;3;0)" office:value-type="float" office:value="0" calcext:value-type="float">
            <text:p>0</text:p>
          </table:table-cell>
          <table:table-cell table:style-name="ce411" table:formula="of:=VLOOKUP([.D39];['Peptide db'.E12:.I69] ;4;0)" office:value-type="string" office:string-value="Kloe S " calcext:value-type="string">
            <text:p>Kloe S </text:p>
          </table:table-cell>
          <table:table-cell table:style-name="ce413" table:formula="of:=VLOOKUP([.D39];['Peptide db'.E12:.I69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S100</text:p>
          </table:table-cell>
          <table:table-cell table:style-name="ce409" table:content-validation-name="val27" office:value-type="string" calcext:value-type="string">
            <text:p>P030</text:p>
          </table:table-cell>
          <table:table-cell table:style-name="ce411" table:formula="of:=VLOOKUP([.D40];['Peptide db'.E12:.G70] ;2;0)" office:value-type="float" office:value="0" calcext:value-type="float">
            <text:p>0</text:p>
          </table:table-cell>
          <table:table-cell table:style-name="ce411" table:formula="of:=VLOOKUP([.D40];['Peptide db'.E13:.G70] ;3;0)" office:value-type="float" office:value="0" calcext:value-type="float">
            <text:p>0</text:p>
          </table:table-cell>
          <table:table-cell table:style-name="ce411" table:formula="of:=VLOOKUP([.D40];['Peptide db'.E13:.I70] ;4;0)" office:value-type="string" office:string-value="Kloe S " calcext:value-type="string">
            <text:p>Kloe S </text:p>
          </table:table-cell>
          <table:table-cell table:style-name="ce413" table:formula="of:=VLOOKUP([.D40];['Peptide db'.E13:.I70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A025</text:p>
          </table:table-cell>
          <table:table-cell table:style-name="ce409" table:content-validation-name="val27" office:value-type="string" calcext:value-type="string">
            <text:p>P031</text:p>
          </table:table-cell>
          <table:table-cell table:style-name="ce411" table:formula="of:=VLOOKUP([.D41];['Peptide db'.E1:.G71] ;2;0)" office:value-type="float" office:value="0" calcext:value-type="float">
            <text:p>0</text:p>
          </table:table-cell>
          <table:table-cell table:style-name="ce411" table:formula="of:=VLOOKUP([.D41];['Peptide db'.E1:.G71] ;3;0)" office:value-type="float" office:value="0" calcext:value-type="float">
            <text:p>0</text:p>
          </table:table-cell>
          <table:table-cell table:style-name="ce411" table:formula="of:=VLOOKUP([.D41];['Peptide db'.E1:.I71] ;4;0)" office:value-type="string" office:string-value="Kloe A" calcext:value-type="string">
            <text:p>Kloe A</text:p>
          </table:table-cell>
          <table:table-cell table:style-name="ce413" table:formula="of:=VLOOKUP([.D41];['Peptide db'.E1:.I71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KLOA050</text:p>
          </table:table-cell>
          <table:table-cell table:style-name="ce409" table:content-validation-name="val27" office:value-type="string" calcext:value-type="string">
            <text:p>P031</text:p>
          </table:table-cell>
          <table:table-cell table:style-name="ce411" table:formula="of:=VLOOKUP([.D42];['Peptide db'.E2:.G72] ;2;0)" office:value-type="float" office:value="0" calcext:value-type="float">
            <text:p>0</text:p>
          </table:table-cell>
          <table:table-cell table:style-name="ce411" table:formula="of:=VLOOKUP([.D42];['Peptide db'.E2:.G72] ;3;0)" office:value-type="float" office:value="0" calcext:value-type="float">
            <text:p>0</text:p>
          </table:table-cell>
          <table:table-cell table:style-name="ce411" table:formula="of:=VLOOKUP([.D42];['Peptide db'.E2:.I72] ;4;0)" office:value-type="string" office:string-value="Kloe A" calcext:value-type="string">
            <text:p>Kloe A</text:p>
          </table:table-cell>
          <table:table-cell table:style-name="ce413" table:formula="of:=VLOOKUP([.D42];['Peptide db'.E2:.I72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KLOA100</text:p>
          </table:table-cell>
          <table:table-cell table:style-name="ce409" table:content-validation-name="val27" office:value-type="string" calcext:value-type="string">
            <text:p>P031</text:p>
          </table:table-cell>
          <table:table-cell table:style-name="ce411" table:formula="of:=VLOOKUP([.D43];['Peptide db'.E3:.G73] ;2;0)" office:value-type="float" office:value="0" calcext:value-type="float">
            <text:p>0</text:p>
          </table:table-cell>
          <table:table-cell table:style-name="ce411" table:formula="of:=VLOOKUP([.D43];['Peptide db'.E3:.G73] ;3;0)" office:value-type="float" office:value="0" calcext:value-type="float">
            <text:p>0</text:p>
          </table:table-cell>
          <table:table-cell table:style-name="ce411" table:formula="of:=VLOOKUP([.D43];['Peptide db'.E3:.I73] ;4;0)" office:value-type="string" office:string-value="Kloe A" calcext:value-type="string">
            <text:p>Kloe A</text:p>
          </table:table-cell>
          <table:table-cell table:style-name="ce413" table:formula="of:=VLOOKUP([.D43];['Peptide db'.E3:.I73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6025</text:p>
          </table:table-cell>
          <table:table-cell table:style-name="ce409" table:content-validation-name="val27" office:value-type="string" calcext:value-type="string">
            <text:p>P001</text:p>
          </table:table-cell>
          <table:table-cell table:style-name="ce411" table:formula="of:=VLOOKUP([.D44];['Peptide db'.E4:.G74] ;2;0)" office:value-type="string" office:string-value="KKKK" calcext:value-type="string">
            <text:p>KKKK</text:p>
          </table:table-cell>
          <table:table-cell table:style-name="ce411" table:formula="of:=VLOOKUP([.D44];['Peptide db'.E4:.G74] ;3;0)" office:value-type="float" office:value="0" calcext:value-type="float">
            <text:p>0</text:p>
          </table:table-cell>
          <table:table-cell table:style-name="ce411" table:formula="of:=VLOOKUP([.D44];['Peptide db'.E4:.I74] ;4;0)" office:value-type="string" office:string-value="FYDYDVFY" calcext:value-type="string">
            <text:p>FYDYDVFY</text:p>
          </table:table-cell>
          <table:table-cell table:style-name="ce413" table:formula="of:=VLOOKUP([.D44];['Peptide db'.E4:.I74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6050</text:p>
          </table:table-cell>
          <table:table-cell table:style-name="ce409" table:content-validation-name="val27" office:value-type="string" calcext:value-type="string">
            <text:p>P001</text:p>
          </table:table-cell>
          <table:table-cell table:style-name="ce411" table:formula="of:=VLOOKUP([.D45];['Peptide db'.E5:.G75] ;2;0)" office:value-type="string" office:string-value="KKKK" calcext:value-type="string">
            <text:p>KKKK</text:p>
          </table:table-cell>
          <table:table-cell table:style-name="ce411" table:formula="of:=VLOOKUP([.D45];['Peptide db'.E5:.G75] ;3;0)" office:value-type="float" office:value="0" calcext:value-type="float">
            <text:p>0</text:p>
          </table:table-cell>
          <table:table-cell table:style-name="ce411" table:formula="of:=VLOOKUP([.D45];['Peptide db'.E5:.I75] ;4;0)" office:value-type="string" office:string-value="FYDYDVFY" calcext:value-type="string">
            <text:p>FYDYDVFY</text:p>
          </table:table-cell>
          <table:table-cell table:style-name="ce413" table:formula="of:=VLOOKUP([.D45];['Peptide db'.E5:.I75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6100</text:p>
          </table:table-cell>
          <table:table-cell table:style-name="ce409" table:content-validation-name="val27" office:value-type="string" calcext:value-type="string">
            <text:p>P001</text:p>
          </table:table-cell>
          <table:table-cell table:style-name="ce411" table:formula="of:=VLOOKUP([.D46];['Peptide db'.E6:.G76] ;2;0)" office:value-type="string" office:string-value="KKKK" calcext:value-type="string">
            <text:p>KKKK</text:p>
          </table:table-cell>
          <table:table-cell table:style-name="ce411" table:formula="of:=VLOOKUP([.D46];['Peptide db'.E6:.G76] ;3;0)" office:value-type="float" office:value="0" calcext:value-type="float">
            <text:p>0</text:p>
          </table:table-cell>
          <table:table-cell table:style-name="ce411" table:formula="of:=VLOOKUP([.D46];['Peptide db'.E6:.I76] ;4;0)" office:value-type="string" office:string-value="FYDYDVFY" calcext:value-type="string">
            <text:p>FYDYDVFY</text:p>
          </table:table-cell>
          <table:table-cell table:style-name="ce413" table:formula="of:=VLOOKUP([.D46];['Peptide db'.E6:.I76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7025</text:p>
          </table:table-cell>
          <table:table-cell table:style-name="ce409" table:content-validation-name="val27" office:value-type="string" calcext:value-type="string">
            <text:p>P008</text:p>
          </table:table-cell>
          <table:table-cell table:style-name="ce411" table:formula="of:=VLOOKUP([.D47];['Peptide db'.E7:.G77] ;2;0)" office:value-type="string" office:string-value="KKK" calcext:value-type="string">
            <text:p>KKK</text:p>
          </table:table-cell>
          <table:table-cell table:style-name="ce411" table:formula="of:=VLOOKUP([.D47];['Peptide db'.E7:.G77] ;3;0)" office:value-type="float" office:value="0" calcext:value-type="float">
            <text:p>0</text:p>
          </table:table-cell>
          <table:table-cell table:style-name="ce411" table:formula="of:=VLOOKUP([.D47];['Peptide db'.E7:.I77] ;4;0)" office:value-type="string" office:string-value="FYDPDVFY" calcext:value-type="string">
            <text:p>FYDPDVFY</text:p>
          </table:table-cell>
          <table:table-cell table:style-name="ce413" table:formula="of:=VLOOKUP([.D47];['Peptide db'.E7:.I77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7050</text:p>
          </table:table-cell>
          <table:table-cell table:style-name="ce409" table:content-validation-name="val27" office:value-type="string" calcext:value-type="string">
            <text:p>P008</text:p>
          </table:table-cell>
          <table:table-cell table:style-name="ce411" table:formula="of:=VLOOKUP([.D48];['Peptide db'.E8:.G78] ;2;0)" office:value-type="string" office:string-value="KKK" calcext:value-type="string">
            <text:p>KKK</text:p>
          </table:table-cell>
          <table:table-cell table:style-name="ce411" table:formula="of:=VLOOKUP([.D48];['Peptide db'.E8:.G78] ;3;0)" office:value-type="float" office:value="0" calcext:value-type="float">
            <text:p>0</text:p>
          </table:table-cell>
          <table:table-cell table:style-name="ce411" table:formula="of:=VLOOKUP([.D48];['Peptide db'.E8:.I78] ;4;0)" office:value-type="string" office:string-value="FYDPDVFY" calcext:value-type="string">
            <text:p>FYDPDVFY</text:p>
          </table:table-cell>
          <table:table-cell table:style-name="ce413" table:formula="of:=VLOOKUP([.D48];['Peptide db'.E8:.I78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7100</text:p>
          </table:table-cell>
          <table:table-cell table:style-name="ce409" table:content-validation-name="val27" office:value-type="string" calcext:value-type="string">
            <text:p>P008</text:p>
          </table:table-cell>
          <table:table-cell table:style-name="ce411" table:formula="of:=VLOOKUP([.D49];['Peptide db'.E9:.G79] ;2;0)" office:value-type="string" office:string-value="KKK" calcext:value-type="string">
            <text:p>KKK</text:p>
          </table:table-cell>
          <table:table-cell table:style-name="ce411" table:formula="of:=VLOOKUP([.D49];['Peptide db'.E9:.G79] ;3;0)" office:value-type="float" office:value="0" calcext:value-type="float">
            <text:p>0</text:p>
          </table:table-cell>
          <table:table-cell table:style-name="ce411" table:formula="of:=VLOOKUP([.D49];['Peptide db'.E9:.I79] ;4;0)" office:value-type="string" office:string-value="FYDPDVFY" calcext:value-type="string">
            <text:p>FYDPDVFY</text:p>
          </table:table-cell>
          <table:table-cell table:style-name="ce413" table:formula="of:=VLOOKUP([.D49];['Peptide db'.E9:.I79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8025</text:p>
          </table:table-cell>
          <table:table-cell table:style-name="ce409" table:content-validation-name="val27" office:value-type="string" calcext:value-type="string">
            <text:p>P009</text:p>
          </table:table-cell>
          <table:table-cell table:style-name="ce411" table:formula="of:=VLOOKUP([.D50];['Peptide db'.E10:.G80] ;2;0)" office:value-type="string" office:string-value="KKK" calcext:value-type="string">
            <text:p>KKK</text:p>
          </table:table-cell>
          <table:table-cell table:style-name="ce411" table:formula="of:=VLOOKUP([.D50];['Peptide db'.E10:.G80] ;3;0)" office:value-type="float" office:value="0" calcext:value-type="float">
            <text:p>0</text:p>
          </table:table-cell>
          <table:table-cell table:style-name="ce411" table:formula="of:=VLOOKUP([.D50];['Peptide db'.E10:.I80] ;4;0)" office:value-type="string" office:string-value="LYGYDVFF" calcext:value-type="string">
            <text:p>LYGYDVFF</text:p>
          </table:table-cell>
          <table:table-cell table:style-name="ce413" table:formula="of:=VLOOKUP([.D50];['Peptide db'.E10:.I80] ;5;0)" office:value-type="string" office:string-value="amide" calcext:value-type="string">
            <text:p>amide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8050</text:p>
          </table:table-cell>
          <table:table-cell table:style-name="ce409" table:content-validation-name="val27" office:value-type="string" calcext:value-type="string">
            <text:p>P009</text:p>
          </table:table-cell>
          <table:table-cell table:style-name="ce411" table:formula="of:=VLOOKUP([.D51];['Peptide db'.E11:.G81] ;2;0)" office:value-type="string" office:string-value="KKK" calcext:value-type="string">
            <text:p>KKK</text:p>
          </table:table-cell>
          <table:table-cell table:style-name="ce411" table:formula="of:=VLOOKUP([.D51];['Peptide db'.E11:.G81] ;3;0)" office:value-type="float" office:value="0" calcext:value-type="float">
            <text:p>0</text:p>
          </table:table-cell>
          <table:table-cell table:style-name="ce411" table:formula="of:=VLOOKUP([.D51];['Peptide db'.E11:.I81] ;4;0)" office:value-type="string" office:string-value="LYGYDVFF" calcext:value-type="string">
            <text:p>LYGYDVFF</text:p>
          </table:table-cell>
          <table:table-cell table:style-name="ce413" table:formula="of:=VLOOKUP([.D51];['Peptide db'.E11:.I81] ;5;0)" office:value-type="string" office:string-value="amide" calcext:value-type="string">
            <text:p>amide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8100</text:p>
          </table:table-cell>
          <table:table-cell table:style-name="ce409" table:content-validation-name="val27" office:value-type="string" calcext:value-type="string">
            <text:p>P009</text:p>
          </table:table-cell>
          <table:table-cell table:style-name="ce411" table:formula="of:=VLOOKUP([.D52];['Peptide db'.E12:.G82] ;2;0)" office:value-type="string" office:string-value="KKK" calcext:value-type="string">
            <text:p>KKK</text:p>
          </table:table-cell>
          <table:table-cell table:style-name="ce411" table:formula="of:=VLOOKUP([.D52];['Peptide db'.E12:.G82] ;3;0)" office:value-type="float" office:value="0" calcext:value-type="float">
            <text:p>0</text:p>
          </table:table-cell>
          <table:table-cell table:style-name="ce411" table:formula="of:=VLOOKUP([.D52];['Peptide db'.E12:.I82] ;4;0)" office:value-type="string" office:string-value="LYGYDVFF" calcext:value-type="string">
            <text:p>LYGYDVFF</text:p>
          </table:table-cell>
          <table:table-cell table:style-name="ce413" table:formula="of:=VLOOKUP([.D52];['Peptide db'.E12:.I82] ;5;0)" office:value-type="string" office:string-value="amide" calcext:value-type="string">
            <text:p>amide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9025</text:p>
          </table:table-cell>
          <table:table-cell table:style-name="ce409" table:content-validation-name="val27" office:value-type="string" calcext:value-type="string">
            <text:p>P010</text:p>
          </table:table-cell>
          <table:table-cell table:style-name="ce411" table:formula="of:=VLOOKUP([.D53];['Peptide db'.E10:.G80] ;2;0)" office:value-type="string" office:string-value="KKK" calcext:value-type="string">
            <text:p>KKK</text:p>
          </table:table-cell>
          <table:table-cell table:style-name="ce411" table:formula="of:=VLOOKUP([.D53];['Peptide db'.E10:.G80] ;3;0)" office:value-type="float" office:value="0" calcext:value-type="float">
            <text:p>0</text:p>
          </table:table-cell>
          <table:table-cell table:style-name="ce411" table:formula="of:=VLOOKUP([.D53];['Peptide db'.E10:.I80] ;4;0)" office:value-type="string" office:string-value="FYGYDVAF" calcext:value-type="string">
            <text:p>FYGYDVAF</text:p>
          </table:table-cell>
          <table:table-cell table:style-name="ce413" table:formula="of:=VLOOKUP([.D53];['Peptide db'.E10:.I80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9050</text:p>
          </table:table-cell>
          <table:table-cell table:style-name="ce409" table:content-validation-name="val27" office:value-type="string" calcext:value-type="string">
            <text:p>P010</text:p>
          </table:table-cell>
          <table:table-cell table:style-name="ce411" table:formula="of:=VLOOKUP([.D54];['Peptide db'.E11:.G81] ;2;0)" office:value-type="string" office:string-value="KKK" calcext:value-type="string">
            <text:p>KKK</text:p>
          </table:table-cell>
          <table:table-cell table:style-name="ce411" table:formula="of:=VLOOKUP([.D54];['Peptide db'.E11:.G81] ;3;0)" office:value-type="float" office:value="0" calcext:value-type="float">
            <text:p>0</text:p>
          </table:table-cell>
          <table:table-cell table:style-name="ce411" table:formula="of:=VLOOKUP([.D54];['Peptide db'.E11:.I81] ;4;0)" office:value-type="string" office:string-value="FYGYDVAF" calcext:value-type="string">
            <text:p>FYGYDVAF</text:p>
          </table:table-cell>
          <table:table-cell table:style-name="ce413" table:formula="of:=VLOOKUP([.D54];['Peptide db'.E11:.I81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9100</text:p>
          </table:table-cell>
          <table:table-cell table:style-name="ce409" table:content-validation-name="val27" office:value-type="string" calcext:value-type="string">
            <text:p>P010</text:p>
          </table:table-cell>
          <table:table-cell table:style-name="ce411" table:formula="of:=VLOOKUP([.D55];['Peptide db'.E12:.G82] ;2;0)" office:value-type="string" office:string-value="KKK" calcext:value-type="string">
            <text:p>KKK</text:p>
          </table:table-cell>
          <table:table-cell table:style-name="ce411" table:formula="of:=VLOOKUP([.D55];['Peptide db'.E12:.G82] ;3;0)" office:value-type="float" office:value="0" calcext:value-type="float">
            <text:p>0</text:p>
          </table:table-cell>
          <table:table-cell table:style-name="ce411" table:formula="of:=VLOOKUP([.D55];['Peptide db'.E12:.I82] ;4;0)" office:value-type="string" office:string-value="FYGYDVAF" calcext:value-type="string">
            <text:p>FYGYDVAF</text:p>
          </table:table-cell>
          <table:table-cell table:style-name="ce413" table:formula="of:=VLOOKUP([.D55];['Peptide db'.E12:.I82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0025</text:p>
          </table:table-cell>
          <table:table-cell table:style-name="ce409" table:content-validation-name="val27" office:value-type="string" calcext:value-type="string">
            <text:p>P014</text:p>
          </table:table-cell>
          <table:table-cell table:style-name="ce411" table:formula="of:=VLOOKUP([.D56];['Peptide db'.E13:.G83] ;2;0)" office:value-type="string" office:string-value="Ahx-KK" calcext:value-type="string">
            <text:p>Ahx-KK</text:p>
          </table:table-cell>
          <table:table-cell table:style-name="ce411" table:formula="of:=VLOOKUP([.D56];['Peptide db'.E13:.G83] ;3;0)" office:value-type="float" office:value="0" calcext:value-type="float">
            <text:p>0</text:p>
          </table:table-cell>
          <table:table-cell table:style-name="ce411" table:formula="of:=VLOOKUP([.D56];['Peptide db'.E13:.I83] ;4;0)" office:value-type="string" office:string-value="FYDYDVFY" calcext:value-type="string">
            <text:p>FYDYDVFY</text:p>
          </table:table-cell>
          <table:table-cell table:style-name="ce413" table:formula="of:=VLOOKUP([.D56];['Peptide db'.E13:.I83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0050</text:p>
          </table:table-cell>
          <table:table-cell table:style-name="ce409" table:content-validation-name="val27" office:value-type="string" calcext:value-type="string">
            <text:p>P014</text:p>
          </table:table-cell>
          <table:table-cell table:style-name="ce411" table:formula="of:=VLOOKUP([.D57];['Peptide db'.E14:.G84] ;2;0)" office:value-type="string" office:string-value="Ahx-KK" calcext:value-type="string">
            <text:p>Ahx-KK</text:p>
          </table:table-cell>
          <table:table-cell table:style-name="ce411" table:formula="of:=VLOOKUP([.D57];['Peptide db'.E14:.G84] ;3;0)" office:value-type="float" office:value="0" calcext:value-type="float">
            <text:p>0</text:p>
          </table:table-cell>
          <table:table-cell table:style-name="ce411" table:formula="of:=VLOOKUP([.D57];['Peptide db'.E14:.I84] ;4;0)" office:value-type="string" office:string-value="FYDYDVFY" calcext:value-type="string">
            <text:p>FYDYDVFY</text:p>
          </table:table-cell>
          <table:table-cell table:style-name="ce413" table:formula="of:=VLOOKUP([.D57];['Peptide db'.E14:.I84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0100</text:p>
          </table:table-cell>
          <table:table-cell table:style-name="ce409" table:content-validation-name="val27" office:value-type="string" calcext:value-type="string">
            <text:p>P014</text:p>
          </table:table-cell>
          <table:table-cell table:style-name="ce411" table:formula="of:=VLOOKUP([.D58];['Peptide db'.E15:.G85] ;2;0)" office:value-type="string" office:string-value="Ahx-KK" calcext:value-type="string">
            <text:p>Ahx-KK</text:p>
          </table:table-cell>
          <table:table-cell table:style-name="ce411" table:formula="of:=VLOOKUP([.D58];['Peptide db'.E15:.G85] ;3;0)" office:value-type="float" office:value="0" calcext:value-type="float">
            <text:p>0</text:p>
          </table:table-cell>
          <table:table-cell table:style-name="ce411" table:formula="of:=VLOOKUP([.D58];['Peptide db'.E15:.I85] ;4;0)" office:value-type="string" office:string-value="FYDYDVFY" calcext:value-type="string">
            <text:p>FYDYDVFY</text:p>
          </table:table-cell>
          <table:table-cell table:style-name="ce413" table:formula="of:=VLOOKUP([.D58];['Peptide db'.E15:.I85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1025</text:p>
          </table:table-cell>
          <table:table-cell table:style-name="ce409" table:content-validation-name="val27" office:value-type="string" calcext:value-type="string">
            <text:p>P011</text:p>
          </table:table-cell>
          <table:table-cell table:style-name="ce411" table:formula="of:=VLOOKUP([.D59];['Peptide db'.E16:.G86] ;2;0)" office:value-type="string" office:string-value="DOA-KK" calcext:value-type="string">
            <text:p>DOA-KK</text:p>
          </table:table-cell>
          <table:table-cell table:style-name="ce411" table:formula="of:=VLOOKUP([.D59];['Peptide db'.E16:.G86] ;3;0)" office:value-type="float" office:value="0" calcext:value-type="float">
            <text:p>0</text:p>
          </table:table-cell>
          <table:table-cell table:style-name="ce411" table:formula="of:=VLOOKUP([.D59];['Peptide db'.E16:.I86] ;4;0)" office:value-type="string" office:string-value="FYDYDVFY" calcext:value-type="string">
            <text:p>FYDYDVFY</text:p>
          </table:table-cell>
          <table:table-cell table:style-name="ce413" table:formula="of:=VLOOKUP([.D59];['Peptide db'.E16:.I86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1050</text:p>
          </table:table-cell>
          <table:table-cell table:style-name="ce409" table:content-validation-name="val27" office:value-type="string" calcext:value-type="string">
            <text:p>P011</text:p>
          </table:table-cell>
          <table:table-cell table:style-name="ce411" table:formula="of:=VLOOKUP([.D60];['Peptide db'.E17:.G87] ;2;0)" office:value-type="string" office:string-value="DOA-KK" calcext:value-type="string">
            <text:p>DOA-KK</text:p>
          </table:table-cell>
          <table:table-cell table:style-name="ce411" table:formula="of:=VLOOKUP([.D60];['Peptide db'.E17:.G87] ;3;0)" office:value-type="float" office:value="0" calcext:value-type="float">
            <text:p>0</text:p>
          </table:table-cell>
          <table:table-cell table:style-name="ce411" table:formula="of:=VLOOKUP([.D60];['Peptide db'.E17:.I87] ;4;0)" office:value-type="string" office:string-value="FYDYDVFY" calcext:value-type="string">
            <text:p>FYDYDVFY</text:p>
          </table:table-cell>
          <table:table-cell table:style-name="ce413" table:formula="of:=VLOOKUP([.D60];['Peptide db'.E17:.I87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1100</text:p>
          </table:table-cell>
          <table:table-cell table:style-name="ce409" table:content-validation-name="val27" office:value-type="string" calcext:value-type="string">
            <text:p>P011</text:p>
          </table:table-cell>
          <table:table-cell table:style-name="ce411" table:formula="of:=VLOOKUP([.D61];['Peptide db'.E18:.G88] ;2;0)" office:value-type="string" office:string-value="DOA-KK" calcext:value-type="string">
            <text:p>DOA-KK</text:p>
          </table:table-cell>
          <table:table-cell table:style-name="ce411" table:formula="of:=VLOOKUP([.D61];['Peptide db'.E18:.G88] ;3;0)" office:value-type="float" office:value="0" calcext:value-type="float">
            <text:p>0</text:p>
          </table:table-cell>
          <table:table-cell table:style-name="ce411" table:formula="of:=VLOOKUP([.D61];['Peptide db'.E18:.I88] ;4;0)" office:value-type="string" office:string-value="FYDYDVFY" calcext:value-type="string">
            <text:p>FYDYDVFY</text:p>
          </table:table-cell>
          <table:table-cell table:style-name="ce413" table:formula="of:=VLOOKUP([.D61];['Peptide db'.E18:.I88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2025</text:p>
          </table:table-cell>
          <table:table-cell table:style-name="ce409" table:content-validation-name="val27" office:value-type="string" calcext:value-type="string">
            <text:p>P015</text:p>
          </table:table-cell>
          <table:table-cell table:style-name="ce411" table:formula="of:=VLOOKUP([.D62];['Peptide db'.E19:.G89] ;2;0)" office:value-type="string" office:string-value="KK-SG" calcext:value-type="string">
            <text:p>KK-SG</text:p>
          </table:table-cell>
          <table:table-cell table:style-name="ce411" table:formula="of:=VLOOKUP([.D62];['Peptide db'.E19:.G89] ;3;0)" office:value-type="float" office:value="0" calcext:value-type="float">
            <text:p>0</text:p>
          </table:table-cell>
          <table:table-cell table:style-name="ce411" table:formula="of:=VLOOKUP([.D62];['Peptide db'.E19:.I89] ;4;0)" office:value-type="string" office:string-value="FYDYDVFY" calcext:value-type="string">
            <text:p>FYDYDVFY</text:p>
          </table:table-cell>
          <table:table-cell table:style-name="ce413" table:formula="of:=VLOOKUP([.D62];['Peptide db'.E19:.I89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2050</text:p>
          </table:table-cell>
          <table:table-cell table:style-name="ce409" table:content-validation-name="val27" office:value-type="string" calcext:value-type="string">
            <text:p>P015</text:p>
          </table:table-cell>
          <table:table-cell table:style-name="ce411" table:formula="of:=VLOOKUP([.D63];['Peptide db'.E20:.G90] ;2;0)" office:value-type="string" office:string-value="KK-SG" calcext:value-type="string">
            <text:p>KK-SG</text:p>
          </table:table-cell>
          <table:table-cell table:style-name="ce411" table:formula="of:=VLOOKUP([.D63];['Peptide db'.E20:.G90] ;3;0)" office:value-type="float" office:value="0" calcext:value-type="float">
            <text:p>0</text:p>
          </table:table-cell>
          <table:table-cell table:style-name="ce411" table:formula="of:=VLOOKUP([.D63];['Peptide db'.E20:.I90] ;4;0)" office:value-type="string" office:string-value="FYDYDVFY" calcext:value-type="string">
            <text:p>FYDYDVFY</text:p>
          </table:table-cell>
          <table:table-cell table:style-name="ce413" table:formula="of:=VLOOKUP([.D63];['Peptide db'.E20:.I90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2100</text:p>
          </table:table-cell>
          <table:table-cell table:style-name="ce409" table:content-validation-name="val27" office:value-type="string" calcext:value-type="string">
            <text:p>P015</text:p>
          </table:table-cell>
          <table:table-cell table:style-name="ce411" table:formula="of:=VLOOKUP([.D64];['Peptide db'.E21:.G91] ;2;0)" office:value-type="string" office:string-value="KK-SG" calcext:value-type="string">
            <text:p>KK-SG</text:p>
          </table:table-cell>
          <table:table-cell table:style-name="ce411" table:formula="of:=VLOOKUP([.D64];['Peptide db'.E21:.G91] ;3;0)" office:value-type="float" office:value="0" calcext:value-type="float">
            <text:p>0</text:p>
          </table:table-cell>
          <table:table-cell table:style-name="ce411" table:formula="of:=VLOOKUP([.D64];['Peptide db'.E21:.I91] ;4;0)" office:value-type="string" office:string-value="FYDYDVFY" calcext:value-type="string">
            <text:p>FYDYDVFY</text:p>
          </table:table-cell>
          <table:table-cell table:style-name="ce413" table:formula="of:=VLOOKUP([.D64];['Peptide db'.E21:.I91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3025</text:p>
          </table:table-cell>
          <table:table-cell table:style-name="ce409" table:content-validation-name="val27" office:value-type="string" calcext:value-type="string">
            <text:p>P016</text:p>
          </table:table-cell>
          <table:table-cell table:style-name="ce411" table:formula="of:=VLOOKUP([.D65];['Peptide db'.E22:.G92] ;2;0)" office:value-type="float" office:value="0" calcext:value-type="float">
            <text:p>0</text:p>
          </table:table-cell>
          <table:table-cell table:style-name="ce411" table:formula="of:=VLOOKUP([.D65];['Peptide db'.E22:.G92] ;3;0)" office:value-type="string" office:string-value="ßAßAßA" calcext:value-type="string">
            <text:p>ßAßAßA</text:p>
          </table:table-cell>
          <table:table-cell table:style-name="ce411" table:formula="of:=VLOOKUP([.D65];['Peptide db'.E22:.I92] ;4;0)" office:value-type="string" office:string-value="FYDYDVFY" calcext:value-type="string">
            <text:p>FYDYDVFY</text:p>
          </table:table-cell>
          <table:table-cell table:style-name="ce413" table:formula="of:=VLOOKUP([.D65];['Peptide db'.E22:.I92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3050</text:p>
          </table:table-cell>
          <table:table-cell table:style-name="ce409" table:content-validation-name="val27" office:value-type="string" calcext:value-type="string">
            <text:p>P016</text:p>
          </table:table-cell>
          <table:table-cell table:style-name="ce411" table:formula="of:=VLOOKUP([.D65];['Peptide db'.E23:.G93] ;2;0)" office:value-type="float" office:value="0" calcext:value-type="float">
            <text:p>0</text:p>
          </table:table-cell>
          <table:table-cell table:style-name="ce411" table:formula="of:=VLOOKUP([.D65];['Peptide db'.E23:.G93] ;3;0)" office:value-type="string" office:string-value="ßAßAßA" calcext:value-type="string">
            <text:p>ßAßAßA</text:p>
          </table:table-cell>
          <table:table-cell table:style-name="ce411" table:formula="of:=VLOOKUP([.D65];['Peptide db'.E23:.I93] ;4;0)" office:value-type="string" office:string-value="FYDYDVFY" calcext:value-type="string">
            <text:p>FYDYDVFY</text:p>
          </table:table-cell>
          <table:table-cell table:style-name="ce413" table:formula="of:=VLOOKUP([.D65];['Peptide db'.E23:.I93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3100</text:p>
          </table:table-cell>
          <table:table-cell table:style-name="ce409" table:content-validation-name="val27" office:value-type="string" calcext:value-type="string">
            <text:p>P016</text:p>
          </table:table-cell>
          <table:table-cell table:style-name="ce411" table:formula="of:=VLOOKUP([.D66];['Peptide db'.E24:.G94] ;2;0)" office:value-type="float" office:value="0" calcext:value-type="float">
            <text:p>0</text:p>
          </table:table-cell>
          <table:table-cell table:style-name="ce411" table:formula="of:=VLOOKUP([.D66];['Peptide db'.E24:.G94] ;3;0)" office:value-type="string" office:string-value="ßAßAßA" calcext:value-type="string">
            <text:p>ßAßAßA</text:p>
          </table:table-cell>
          <table:table-cell table:style-name="ce411" table:formula="of:=VLOOKUP([.D66];['Peptide db'.E24:.I94] ;4;0)" office:value-type="string" office:string-value="FYDYDVFY" calcext:value-type="string">
            <text:p>FYDYDVFY</text:p>
          </table:table-cell>
          <table:table-cell table:style-name="ce413" table:formula="of:=VLOOKUP([.D66];['Peptide db'.E24:.I94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4025</text:p>
          </table:table-cell>
          <table:table-cell table:style-name="ce409" table:content-validation-name="val27" office:value-type="string" calcext:value-type="string">
            <text:p>P017</text:p>
          </table:table-cell>
          <table:table-cell table:style-name="ce411" table:formula="of:=VLOOKUP([.D68];['Peptide db'.E25:.G95] ;2;0)" office:value-type="float" office:value="0" calcext:value-type="float">
            <text:p>0</text:p>
          </table:table-cell>
          <table:table-cell table:style-name="ce411" table:formula="of:=VLOOKUP([.D68];['Peptide db'.E25:.G95] ;3;0)" office:value-type="string" office:string-value="ßAßAK" calcext:value-type="string">
            <text:p>ßAßAK</text:p>
          </table:table-cell>
          <table:table-cell table:style-name="ce411" table:formula="of:=VLOOKUP([.D68];['Peptide db'.E25:.I95] ;4;0)" office:value-type="string" office:string-value="FYDYDVFY" calcext:value-type="string">
            <text:p>FYDYDVFY</text:p>
          </table:table-cell>
          <table:table-cell table:style-name="ce413" table:formula="of:=VLOOKUP([.D68];['Peptide db'.E25:.I95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4050</text:p>
          </table:table-cell>
          <table:table-cell table:style-name="ce409" table:content-validation-name="val27" office:value-type="string" calcext:value-type="string">
            <text:p>P017</text:p>
          </table:table-cell>
          <table:table-cell table:style-name="ce411" table:formula="of:=VLOOKUP([.D69];['Peptide db'.E2:.G96] ;2;0)" office:value-type="float" office:value="0" calcext:value-type="float">
            <text:p>0</text:p>
          </table:table-cell>
          <table:table-cell table:style-name="ce411" table:formula="of:=VLOOKUP([.D69];['Peptide db'.E2:.G96] ;3;0)" office:value-type="string" office:string-value="ßAßAK" calcext:value-type="string">
            <text:p>ßAßAK</text:p>
          </table:table-cell>
          <table:table-cell table:style-name="ce411" table:formula="of:=VLOOKUP([.D69];['Peptide db'.E2:.I96] ;4;0)" office:value-type="string" office:string-value="FYDYDVFY" calcext:value-type="string">
            <text:p>FYDYDVFY</text:p>
          </table:table-cell>
          <table:table-cell table:style-name="ce413" table:formula="of:=VLOOKUP([.D69];['Peptide db'.E2:.I96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4100</text:p>
          </table:table-cell>
          <table:table-cell table:style-name="ce409" table:content-validation-name="val27" office:value-type="string" calcext:value-type="string">
            <text:p>P017</text:p>
          </table:table-cell>
          <table:table-cell table:style-name="ce411" table:formula="of:=VLOOKUP([.D70];['Peptide db'.E3:.G97] ;2;0)" office:value-type="float" office:value="0" calcext:value-type="float">
            <text:p>0</text:p>
          </table:table-cell>
          <table:table-cell table:style-name="ce411" table:formula="of:=VLOOKUP([.D70];['Peptide db'.E3:.G97] ;3;0)" office:value-type="string" office:string-value="ßAßAK" calcext:value-type="string">
            <text:p>ßAßAK</text:p>
          </table:table-cell>
          <table:table-cell table:style-name="ce411" table:formula="of:=VLOOKUP([.D70];['Peptide db'.E3:.I97] ;4;0)" office:value-type="string" office:string-value="FYDYDVFY" calcext:value-type="string">
            <text:p>FYDYDVFY</text:p>
          </table:table-cell>
          <table:table-cell table:style-name="ce413" table:formula="of:=VLOOKUP([.D70];['Peptide db'.E3:.I97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6025</text:p>
          </table:table-cell>
          <table:table-cell table:style-name="ce409" table:content-validation-name="val27" office:value-type="string" calcext:value-type="string">
            <text:p>P019</text:p>
          </table:table-cell>
          <table:table-cell table:style-name="ce411" table:formula="of:=VLOOKUP([.D71];['Peptide db'.E4:.G98] ;2;0)" office:value-type="string" office:string-value="KKK" calcext:value-type="string">
            <text:p>KKK</text:p>
          </table:table-cell>
          <table:table-cell table:style-name="ce411" table:formula="of:=VLOOKUP([.D71];['Peptide db'.E4:.G98] ;3;0)" office:value-type="float" office:value="0" calcext:value-type="float">
            <text:p>0</text:p>
          </table:table-cell>
          <table:table-cell table:style-name="ce411" table:formula="of:=VLOOKUP([.D71];['Peptide db'.E4:.I98] ;4;0)" office:value-type="string" office:string-value="FYDYDVFY" calcext:value-type="string">
            <text:p>FYDYDVFY</text:p>
          </table:table-cell>
          <table:table-cell table:style-name="ce413" table:formula="of:=VLOOKUP([.D71];['Peptide db'.E4:.I98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6050</text:p>
          </table:table-cell>
          <table:table-cell table:style-name="ce409" table:content-validation-name="val27" office:value-type="string" calcext:value-type="string">
            <text:p>P019</text:p>
          </table:table-cell>
          <table:table-cell table:style-name="ce411" table:formula="of:=VLOOKUP([.D72];['Peptide db'.E5:.G99] ;2;0)" office:value-type="string" office:string-value="KKK" calcext:value-type="string">
            <text:p>KKK</text:p>
          </table:table-cell>
          <table:table-cell table:style-name="ce411" table:formula="of:=VLOOKUP([.D72];['Peptide db'.E5:.G99] ;3;0)" office:value-type="float" office:value="0" calcext:value-type="float">
            <text:p>0</text:p>
          </table:table-cell>
          <table:table-cell table:style-name="ce411" table:formula="of:=VLOOKUP([.D72];['Peptide db'.E5:.I99] ;4;0)" office:value-type="string" office:string-value="FYDYDVFY" calcext:value-type="string">
            <text:p>FYDYDVFY</text:p>
          </table:table-cell>
          <table:table-cell table:style-name="ce413" table:formula="of:=VLOOKUP([.D72];['Peptide db'.E5:.I99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6100</text:p>
          </table:table-cell>
          <table:table-cell table:style-name="ce409" table:content-validation-name="val27" office:value-type="string" calcext:value-type="string">
            <text:p>P019</text:p>
          </table:table-cell>
          <table:table-cell table:style-name="ce411" table:formula="of:=VLOOKUP([.D73];['Peptide db'.E6:.G100] ;2;0)" office:value-type="string" office:string-value="KKK" calcext:value-type="string">
            <text:p>KKK</text:p>
          </table:table-cell>
          <table:table-cell table:style-name="ce411" table:formula="of:=VLOOKUP([.D73];['Peptide db'.E6:.G100] ;3;0)" office:value-type="float" office:value="0" calcext:value-type="float">
            <text:p>0</text:p>
          </table:table-cell>
          <table:table-cell table:style-name="ce411" table:formula="of:=VLOOKUP([.D73];['Peptide db'.E6:.I100] ;4;0)" office:value-type="string" office:string-value="FYDYDVFY" calcext:value-type="string">
            <text:p>FYDYDVFY</text:p>
          </table:table-cell>
          <table:table-cell table:style-name="ce413" table:formula="of:=VLOOKUP([.D73];['Peptide db'.E6:.I100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3</text:p>
          </table:table-cell>
          <table:table-cell table:style-name="ce409" table:content-validation-name="val27"/>
          <table:table-cell table:style-name="ce411" table:formula="of:=VLOOKUP([.D74];['Peptide db'.E7:.G101] ;2;0)" office:value-type="string" office:string-value="" calcext:value-type="error">
            <text:p>#N/A</text:p>
          </table:table-cell>
          <table:table-cell table:style-name="ce411" table:formula="of:=VLOOKUP([.D74];['Peptide db'.E7:.G101] ;3;0)" office:value-type="string" office:string-value="" calcext:value-type="error">
            <text:p>#N/A</text:p>
          </table:table-cell>
          <table:table-cell table:style-name="ce411" table:formula="of:=VLOOKUP([.D74];['Peptide db'.E7:.I101] ;4;0)" office:value-type="string" office:string-value="" calcext:value-type="error">
            <text:p>#N/A</text:p>
          </table:table-cell>
          <table:table-cell table:style-name="ce413" table:formula="of:=VLOOKUP([.D74];['Peptide db'.E7:.I10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4</text:p>
          </table:table-cell>
          <table:table-cell table:style-name="ce409" table:content-validation-name="val27"/>
          <table:table-cell table:style-name="ce411" table:formula="of:=VLOOKUP([.D75];['Peptide db'.E8:.G102] ;2;0)" office:value-type="string" office:string-value="" calcext:value-type="error">
            <text:p>#N/A</text:p>
          </table:table-cell>
          <table:table-cell table:style-name="ce411" table:formula="of:=VLOOKUP([.D75];['Peptide db'.E8:.G102] ;3;0)" office:value-type="string" office:string-value="" calcext:value-type="error">
            <text:p>#N/A</text:p>
          </table:table-cell>
          <table:table-cell table:style-name="ce411" table:formula="of:=VLOOKUP([.D75];['Peptide db'.E8:.I102] ;4;0)" office:value-type="string" office:string-value="" calcext:value-type="error">
            <text:p>#N/A</text:p>
          </table:table-cell>
          <table:table-cell table:style-name="ce413" table:formula="of:=VLOOKUP([.D75];['Peptide db'.E8:.I10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5</text:p>
          </table:table-cell>
          <table:table-cell table:style-name="ce409" table:content-validation-name="val27"/>
          <table:table-cell table:style-name="ce411" table:formula="of:=VLOOKUP([.D76];['Peptide db'.E9:.G103] ;2;0)" office:value-type="string" office:string-value="" calcext:value-type="error">
            <text:p>#N/A</text:p>
          </table:table-cell>
          <table:table-cell table:style-name="ce411" table:formula="of:=VLOOKUP([.D76];['Peptide db'.E9:.G103] ;3;0)" office:value-type="string" office:string-value="" calcext:value-type="error">
            <text:p>#N/A</text:p>
          </table:table-cell>
          <table:table-cell table:style-name="ce411" table:formula="of:=VLOOKUP([.D76];['Peptide db'.E9:.I103] ;4;0)" office:value-type="string" office:string-value="" calcext:value-type="error">
            <text:p>#N/A</text:p>
          </table:table-cell>
          <table:table-cell table:style-name="ce413" table:formula="of:=VLOOKUP([.D76];['Peptide db'.E9:.I10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6</text:p>
          </table:table-cell>
          <table:table-cell table:style-name="ce409" table:content-validation-name="val27"/>
          <table:table-cell table:style-name="ce411" table:formula="of:=VLOOKUP([.D77];['Peptide db'.E10:.G104] ;2;0)" office:value-type="string" office:string-value="" calcext:value-type="error">
            <text:p>#N/A</text:p>
          </table:table-cell>
          <table:table-cell table:style-name="ce411" table:formula="of:=VLOOKUP([.D77];['Peptide db'.E10:.G104] ;3;0)" office:value-type="string" office:string-value="" calcext:value-type="error">
            <text:p>#N/A</text:p>
          </table:table-cell>
          <table:table-cell table:style-name="ce411" table:formula="of:=VLOOKUP([.D77];['Peptide db'.E10:.I104] ;4;0)" office:value-type="string" office:string-value="" calcext:value-type="error">
            <text:p>#N/A</text:p>
          </table:table-cell>
          <table:table-cell table:style-name="ce413" table:formula="of:=VLOOKUP([.D77];['Peptide db'.E10:.I10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7</text:p>
          </table:table-cell>
          <table:table-cell table:style-name="ce409" table:content-validation-name="val27"/>
          <table:table-cell table:style-name="ce411" table:formula="of:=VLOOKUP([.D78];['Peptide db'.E11:.G105] ;2;0)" office:value-type="string" office:string-value="" calcext:value-type="error">
            <text:p>#N/A</text:p>
          </table:table-cell>
          <table:table-cell table:style-name="ce411" table:formula="of:=VLOOKUP([.D78];['Peptide db'.E11:.G105] ;3;0)" office:value-type="string" office:string-value="" calcext:value-type="error">
            <text:p>#N/A</text:p>
          </table:table-cell>
          <table:table-cell table:style-name="ce411" table:formula="of:=VLOOKUP([.D78];['Peptide db'.E11:.I105] ;4;0)" office:value-type="string" office:string-value="" calcext:value-type="error">
            <text:p>#N/A</text:p>
          </table:table-cell>
          <table:table-cell table:style-name="ce413" table:formula="of:=VLOOKUP([.D78];['Peptide db'.E11:.I10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8</text:p>
          </table:table-cell>
          <table:table-cell table:style-name="ce409" table:content-validation-name="val27"/>
          <table:table-cell table:style-name="ce411" table:formula="of:=VLOOKUP([.D79];['Peptide db'.E12:.G106] ;2;0)" office:value-type="string" office:string-value="" calcext:value-type="error">
            <text:p>#N/A</text:p>
          </table:table-cell>
          <table:table-cell table:style-name="ce411" table:formula="of:=VLOOKUP([.D79];['Peptide db'.E12:.G106] ;3;0)" office:value-type="string" office:string-value="" calcext:value-type="error">
            <text:p>#N/A</text:p>
          </table:table-cell>
          <table:table-cell table:style-name="ce411" table:formula="of:=VLOOKUP([.D79];['Peptide db'.E12:.I106] ;4;0)" office:value-type="string" office:string-value="" calcext:value-type="error">
            <text:p>#N/A</text:p>
          </table:table-cell>
          <table:table-cell table:style-name="ce413" table:formula="of:=VLOOKUP([.D79];['Peptide db'.E12:.I10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9</text:p>
          </table:table-cell>
          <table:table-cell table:style-name="ce409" table:content-validation-name="val27"/>
          <table:table-cell table:style-name="ce411" table:formula="of:=VLOOKUP([.D80];['Peptide db'.E13:.G107] ;2;0)" office:value-type="string" office:string-value="" calcext:value-type="error">
            <text:p>#N/A</text:p>
          </table:table-cell>
          <table:table-cell table:style-name="ce411" table:formula="of:=VLOOKUP([.D80];['Peptide db'.E13:.G107] ;3;0)" office:value-type="string" office:string-value="" calcext:value-type="error">
            <text:p>#N/A</text:p>
          </table:table-cell>
          <table:table-cell table:style-name="ce411" table:formula="of:=VLOOKUP([.D80];['Peptide db'.E13:.I107] ;4;0)" office:value-type="string" office:string-value="" calcext:value-type="error">
            <text:p>#N/A</text:p>
          </table:table-cell>
          <table:table-cell table:style-name="ce413" table:formula="of:=VLOOKUP([.D80];['Peptide db'.E13:.I10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0</text:p>
          </table:table-cell>
          <table:table-cell table:style-name="ce409" table:content-validation-name="val27"/>
          <table:table-cell table:style-name="ce411" table:formula="of:=VLOOKUP([.D81];['Peptide db'.E14:.G108] ;2;0)" office:value-type="string" office:string-value="" calcext:value-type="error">
            <text:p>#N/A</text:p>
          </table:table-cell>
          <table:table-cell table:style-name="ce411" table:formula="of:=VLOOKUP([.D81];['Peptide db'.E14:.G108] ;3;0)" office:value-type="string" office:string-value="" calcext:value-type="error">
            <text:p>#N/A</text:p>
          </table:table-cell>
          <table:table-cell table:style-name="ce411" table:formula="of:=VLOOKUP([.D81];['Peptide db'.E14:.I108] ;4;0)" office:value-type="string" office:string-value="" calcext:value-type="error">
            <text:p>#N/A</text:p>
          </table:table-cell>
          <table:table-cell table:style-name="ce413" table:formula="of:=VLOOKUP([.D81];['Peptide db'.E14:.I10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1</text:p>
          </table:table-cell>
          <table:table-cell table:style-name="ce409" table:content-validation-name="val27"/>
          <table:table-cell table:style-name="ce411" table:formula="of:=VLOOKUP([.D82];['Peptide db'.E15:.G109] ;2;0)" office:value-type="string" office:string-value="" calcext:value-type="error">
            <text:p>#N/A</text:p>
          </table:table-cell>
          <table:table-cell table:style-name="ce411" table:formula="of:=VLOOKUP([.D82];['Peptide db'.E15:.G109] ;3;0)" office:value-type="string" office:string-value="" calcext:value-type="error">
            <text:p>#N/A</text:p>
          </table:table-cell>
          <table:table-cell table:style-name="ce411" table:formula="of:=VLOOKUP([.D82];['Peptide db'.E15:.I109] ;4;0)" office:value-type="string" office:string-value="" calcext:value-type="error">
            <text:p>#N/A</text:p>
          </table:table-cell>
          <table:table-cell table:style-name="ce413" table:formula="of:=VLOOKUP([.D82];['Peptide db'.E15:.I10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2</text:p>
          </table:table-cell>
          <table:table-cell table:style-name="ce409" table:content-validation-name="val27"/>
          <table:table-cell table:style-name="ce411" table:formula="of:=VLOOKUP([.D83];['Peptide db'.E16:.G110] ;2;0)" office:value-type="string" office:string-value="" calcext:value-type="error">
            <text:p>#N/A</text:p>
          </table:table-cell>
          <table:table-cell table:style-name="ce411" table:formula="of:=VLOOKUP([.D83];['Peptide db'.E16:.G110] ;3;0)" office:value-type="string" office:string-value="" calcext:value-type="error">
            <text:p>#N/A</text:p>
          </table:table-cell>
          <table:table-cell table:style-name="ce411" table:formula="of:=VLOOKUP([.D83];['Peptide db'.E16:.I110] ;4;0)" office:value-type="string" office:string-value="" calcext:value-type="error">
            <text:p>#N/A</text:p>
          </table:table-cell>
          <table:table-cell table:style-name="ce413" table:formula="of:=VLOOKUP([.D83];['Peptide db'.E16:.I11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3</text:p>
          </table:table-cell>
          <table:table-cell table:style-name="ce409" table:content-validation-name="val27"/>
          <table:table-cell table:style-name="ce411" table:formula="of:=VLOOKUP([.D84];['Peptide db'.E17:.G111] ;2;0)" office:value-type="string" office:string-value="" calcext:value-type="error">
            <text:p>#N/A</text:p>
          </table:table-cell>
          <table:table-cell table:style-name="ce411" table:formula="of:=VLOOKUP([.D84];['Peptide db'.E17:.G111] ;3;0)" office:value-type="string" office:string-value="" calcext:value-type="error">
            <text:p>#N/A</text:p>
          </table:table-cell>
          <table:table-cell table:style-name="ce411" table:formula="of:=VLOOKUP([.D84];['Peptide db'.E17:.I111] ;4;0)" office:value-type="string" office:string-value="" calcext:value-type="error">
            <text:p>#N/A</text:p>
          </table:table-cell>
          <table:table-cell table:style-name="ce413" table:formula="of:=VLOOKUP([.D84];['Peptide db'.E17:.I11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4</text:p>
          </table:table-cell>
          <table:table-cell table:style-name="ce409" table:content-validation-name="val27"/>
          <table:table-cell table:style-name="ce411" table:formula="of:=VLOOKUP([.D85];['Peptide db'.E18:.G112] ;2;0)" office:value-type="string" office:string-value="" calcext:value-type="error">
            <text:p>#N/A</text:p>
          </table:table-cell>
          <table:table-cell table:style-name="ce411" table:formula="of:=VLOOKUP([.D85];['Peptide db'.E18:.G112] ;3;0)" office:value-type="string" office:string-value="" calcext:value-type="error">
            <text:p>#N/A</text:p>
          </table:table-cell>
          <table:table-cell table:style-name="ce411" table:formula="of:=VLOOKUP([.D85];['Peptide db'.E18:.I112] ;4;0)" office:value-type="string" office:string-value="" calcext:value-type="error">
            <text:p>#N/A</text:p>
          </table:table-cell>
          <table:table-cell table:style-name="ce413" table:formula="of:=VLOOKUP([.D85];['Peptide db'.E18:.I11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5</text:p>
          </table:table-cell>
          <table:table-cell table:style-name="ce409" table:content-validation-name="val27"/>
          <table:table-cell table:style-name="ce411" table:formula="of:=VLOOKUP([.D86];['Peptide db'.E19:.G113] ;2;0)" office:value-type="string" office:string-value="" calcext:value-type="error">
            <text:p>#N/A</text:p>
          </table:table-cell>
          <table:table-cell table:style-name="ce411" table:formula="of:=VLOOKUP([.D86];['Peptide db'.E19:.G113] ;3;0)" office:value-type="string" office:string-value="" calcext:value-type="error">
            <text:p>#N/A</text:p>
          </table:table-cell>
          <table:table-cell table:style-name="ce411" table:formula="of:=VLOOKUP([.D86];['Peptide db'.E19:.I113] ;4;0)" office:value-type="string" office:string-value="" calcext:value-type="error">
            <text:p>#N/A</text:p>
          </table:table-cell>
          <table:table-cell table:style-name="ce413" table:formula="of:=VLOOKUP([.D86];['Peptide db'.E19:.I11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6</text:p>
          </table:table-cell>
          <table:table-cell table:style-name="ce409" table:content-validation-name="val27"/>
          <table:table-cell table:style-name="ce411" table:formula="of:=VLOOKUP([.D87];['Peptide db'.E20:.G114] ;2;0)" office:value-type="string" office:string-value="" calcext:value-type="error">
            <text:p>#N/A</text:p>
          </table:table-cell>
          <table:table-cell table:style-name="ce411" table:formula="of:=VLOOKUP([.D87];['Peptide db'.E20:.G114] ;3;0)" office:value-type="string" office:string-value="" calcext:value-type="error">
            <text:p>#N/A</text:p>
          </table:table-cell>
          <table:table-cell table:style-name="ce411" table:formula="of:=VLOOKUP([.D87];['Peptide db'.E20:.I114] ;4;0)" office:value-type="string" office:string-value="" calcext:value-type="error">
            <text:p>#N/A</text:p>
          </table:table-cell>
          <table:table-cell table:style-name="ce413" table:formula="of:=VLOOKUP([.D87];['Peptide db'.E20:.I11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7</text:p>
          </table:table-cell>
          <table:table-cell table:style-name="ce409" table:content-validation-name="val27"/>
          <table:table-cell table:style-name="ce411" table:formula="of:=VLOOKUP([.D88];['Peptide db'.E21:.G115] ;2;0)" office:value-type="string" office:string-value="" calcext:value-type="error">
            <text:p>#N/A</text:p>
          </table:table-cell>
          <table:table-cell table:style-name="ce411" table:formula="of:=VLOOKUP([.D88];['Peptide db'.E21:.G115] ;3;0)" office:value-type="string" office:string-value="" calcext:value-type="error">
            <text:p>#N/A</text:p>
          </table:table-cell>
          <table:table-cell table:style-name="ce411" table:formula="of:=VLOOKUP([.D88];['Peptide db'.E21:.I115] ;4;0)" office:value-type="string" office:string-value="" calcext:value-type="error">
            <text:p>#N/A</text:p>
          </table:table-cell>
          <table:table-cell table:style-name="ce413" table:formula="of:=VLOOKUP([.D88];['Peptide db'.E21:.I11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8</text:p>
          </table:table-cell>
          <table:table-cell table:style-name="ce409" table:content-validation-name="val27"/>
          <table:table-cell table:style-name="ce411" table:formula="of:=VLOOKUP([.D89];['Peptide db'.E22:.G116] ;2;0)" office:value-type="string" office:string-value="" calcext:value-type="error">
            <text:p>#N/A</text:p>
          </table:table-cell>
          <table:table-cell table:style-name="ce411" table:formula="of:=VLOOKUP([.D89];['Peptide db'.E22:.G116] ;3;0)" office:value-type="string" office:string-value="" calcext:value-type="error">
            <text:p>#N/A</text:p>
          </table:table-cell>
          <table:table-cell table:style-name="ce411" table:formula="of:=VLOOKUP([.D89];['Peptide db'.E22:.I116] ;4;0)" office:value-type="string" office:string-value="" calcext:value-type="error">
            <text:p>#N/A</text:p>
          </table:table-cell>
          <table:table-cell table:style-name="ce413" table:formula="of:=VLOOKUP([.D89];['Peptide db'.E22:.I11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9</text:p>
          </table:table-cell>
          <table:table-cell table:style-name="ce409" table:content-validation-name="val27"/>
          <table:table-cell table:style-name="ce411" table:formula="of:=VLOOKUP([.D90];['Peptide db'.E23:.G117] ;2;0)" office:value-type="string" office:string-value="" calcext:value-type="error">
            <text:p>#N/A</text:p>
          </table:table-cell>
          <table:table-cell table:style-name="ce411" table:formula="of:=VLOOKUP([.D90];['Peptide db'.E23:.G117] ;3;0)" office:value-type="string" office:string-value="" calcext:value-type="error">
            <text:p>#N/A</text:p>
          </table:table-cell>
          <table:table-cell table:style-name="ce411" table:formula="of:=VLOOKUP([.D90];['Peptide db'.E23:.I117] ;4;0)" office:value-type="string" office:string-value="" calcext:value-type="error">
            <text:p>#N/A</text:p>
          </table:table-cell>
          <table:table-cell table:style-name="ce413" table:formula="of:=VLOOKUP([.D90];['Peptide db'.E23:.I11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0</text:p>
          </table:table-cell>
          <table:table-cell table:style-name="ce409" table:content-validation-name="val27"/>
          <table:table-cell table:style-name="ce411" table:formula="of:=VLOOKUP([.D91];['Peptide db'.E24:.G118] ;2;0)" office:value-type="string" office:string-value="" calcext:value-type="error">
            <text:p>#N/A</text:p>
          </table:table-cell>
          <table:table-cell table:style-name="ce411" table:formula="of:=VLOOKUP([.D91];['Peptide db'.E24:.G118] ;3;0)" office:value-type="string" office:string-value="" calcext:value-type="error">
            <text:p>#N/A</text:p>
          </table:table-cell>
          <table:table-cell table:style-name="ce411" table:formula="of:=VLOOKUP([.D91];['Peptide db'.E24:.I118] ;4;0)" office:value-type="string" office:string-value="" calcext:value-type="error">
            <text:p>#N/A</text:p>
          </table:table-cell>
          <table:table-cell table:style-name="ce413" table:formula="of:=VLOOKUP([.D91];['Peptide db'.E24:.I11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1</text:p>
          </table:table-cell>
          <table:table-cell table:style-name="ce409" table:content-validation-name="val27"/>
          <table:table-cell table:style-name="ce411" table:formula="of:=VLOOKUP([.D92];['Peptide db'.E25:.G119] ;2;0)" office:value-type="string" office:string-value="" calcext:value-type="error">
            <text:p>#N/A</text:p>
          </table:table-cell>
          <table:table-cell table:style-name="ce411" table:formula="of:=VLOOKUP([.D92];['Peptide db'.E25:.G119] ;3;0)" office:value-type="string" office:string-value="" calcext:value-type="error">
            <text:p>#N/A</text:p>
          </table:table-cell>
          <table:table-cell table:style-name="ce411" table:formula="of:=VLOOKUP([.D92];['Peptide db'.E25:.I119] ;4;0)" office:value-type="string" office:string-value="" calcext:value-type="error">
            <text:p>#N/A</text:p>
          </table:table-cell>
          <table:table-cell table:style-name="ce413" table:formula="of:=VLOOKUP([.D92];['Peptide db'.E25:.I11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2</text:p>
          </table:table-cell>
          <table:table-cell table:style-name="ce409" table:content-validation-name="val27"/>
          <table:table-cell table:style-name="ce411" table:formula="of:=VLOOKUP([.D93];['Peptide db'.E26:.G120] ;2;0)" office:value-type="string" office:string-value="" calcext:value-type="error">
            <text:p>#N/A</text:p>
          </table:table-cell>
          <table:table-cell table:style-name="ce411" table:formula="of:=VLOOKUP([.D93];['Peptide db'.E26:.G120] ;3;0)" office:value-type="string" office:string-value="" calcext:value-type="error">
            <text:p>#N/A</text:p>
          </table:table-cell>
          <table:table-cell table:style-name="ce411" table:formula="of:=VLOOKUP([.D93];['Peptide db'.E26:.I120] ;4;0)" office:value-type="string" office:string-value="" calcext:value-type="error">
            <text:p>#N/A</text:p>
          </table:table-cell>
          <table:table-cell table:style-name="ce413" table:formula="of:=VLOOKUP([.D93];['Peptide db'.E26:.I12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3</text:p>
          </table:table-cell>
          <table:table-cell table:style-name="ce409" table:content-validation-name="val27"/>
          <table:table-cell table:style-name="ce411" table:formula="of:=VLOOKUP([.D94];['Peptide db'.E27:.G121] ;2;0)" office:value-type="string" office:string-value="" calcext:value-type="error">
            <text:p>#N/A</text:p>
          </table:table-cell>
          <table:table-cell table:style-name="ce411" table:formula="of:=VLOOKUP([.D94];['Peptide db'.E27:.G121] ;3;0)" office:value-type="string" office:string-value="" calcext:value-type="error">
            <text:p>#N/A</text:p>
          </table:table-cell>
          <table:table-cell table:style-name="ce411" table:formula="of:=VLOOKUP([.D94];['Peptide db'.E27:.I121] ;4;0)" office:value-type="string" office:string-value="" calcext:value-type="error">
            <text:p>#N/A</text:p>
          </table:table-cell>
          <table:table-cell table:style-name="ce413" table:formula="of:=VLOOKUP([.D94];['Peptide db'.E27:.I12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4</text:p>
          </table:table-cell>
          <table:table-cell table:style-name="ce409" table:content-validation-name="val27"/>
          <table:table-cell table:style-name="ce411" table:formula="of:=VLOOKUP([.D95];['Peptide db'.E28:.G122] ;2;0)" office:value-type="string" office:string-value="" calcext:value-type="error">
            <text:p>#N/A</text:p>
          </table:table-cell>
          <table:table-cell table:style-name="ce411" table:formula="of:=VLOOKUP([.D95];['Peptide db'.E28:.G122] ;3;0)" office:value-type="string" office:string-value="" calcext:value-type="error">
            <text:p>#N/A</text:p>
          </table:table-cell>
          <table:table-cell table:style-name="ce411" table:formula="of:=VLOOKUP([.D95];['Peptide db'.E28:.I122] ;4;0)" office:value-type="string" office:string-value="" calcext:value-type="error">
            <text:p>#N/A</text:p>
          </table:table-cell>
          <table:table-cell table:style-name="ce413" table:formula="of:=VLOOKUP([.D95];['Peptide db'.E28:.I12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5</text:p>
          </table:table-cell>
          <table:table-cell table:style-name="ce409" table:content-validation-name="val27"/>
          <table:table-cell table:style-name="ce411" table:formula="of:=VLOOKUP([.D96];['Peptide db'.E29:.G123] ;2;0)" office:value-type="string" office:string-value="" calcext:value-type="error">
            <text:p>#N/A</text:p>
          </table:table-cell>
          <table:table-cell table:style-name="ce411" table:formula="of:=VLOOKUP([.D96];['Peptide db'.E29:.G123] ;3;0)" office:value-type="string" office:string-value="" calcext:value-type="error">
            <text:p>#N/A</text:p>
          </table:table-cell>
          <table:table-cell table:style-name="ce411" table:formula="of:=VLOOKUP([.D96];['Peptide db'.E29:.I123] ;4;0)" office:value-type="string" office:string-value="" calcext:value-type="error">
            <text:p>#N/A</text:p>
          </table:table-cell>
          <table:table-cell table:style-name="ce413" table:formula="of:=VLOOKUP([.D96];['Peptide db'.E29:.I12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6</text:p>
          </table:table-cell>
          <table:table-cell table:style-name="ce409" table:content-validation-name="val27"/>
          <table:table-cell table:style-name="ce411" table:formula="of:=VLOOKUP([.D97];['Peptide db'.E30:.G124] ;2;0)" office:value-type="string" office:string-value="" calcext:value-type="error">
            <text:p>#N/A</text:p>
          </table:table-cell>
          <table:table-cell table:style-name="ce411" table:formula="of:=VLOOKUP([.D97];['Peptide db'.E30:.G124] ;3;0)" office:value-type="string" office:string-value="" calcext:value-type="error">
            <text:p>#N/A</text:p>
          </table:table-cell>
          <table:table-cell table:style-name="ce411" table:formula="of:=VLOOKUP([.D97];['Peptide db'.E30:.I124] ;4;0)" office:value-type="string" office:string-value="" calcext:value-type="error">
            <text:p>#N/A</text:p>
          </table:table-cell>
          <table:table-cell table:style-name="ce413" table:formula="of:=VLOOKUP([.D97];['Peptide db'.E30:.I12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7</text:p>
          </table:table-cell>
          <table:table-cell table:style-name="ce409" table:content-validation-name="val27"/>
          <table:table-cell table:style-name="ce411" table:formula="of:=VLOOKUP([.D98];['Peptide db'.E31:.G125] ;2;0)" office:value-type="string" office:string-value="" calcext:value-type="error">
            <text:p>#N/A</text:p>
          </table:table-cell>
          <table:table-cell table:style-name="ce411" table:formula="of:=VLOOKUP([.D98];['Peptide db'.E31:.G125] ;3;0)" office:value-type="string" office:string-value="" calcext:value-type="error">
            <text:p>#N/A</text:p>
          </table:table-cell>
          <table:table-cell table:style-name="ce411" table:formula="of:=VLOOKUP([.D98];['Peptide db'.E31:.I125] ;4;0)" office:value-type="string" office:string-value="" calcext:value-type="error">
            <text:p>#N/A</text:p>
          </table:table-cell>
          <table:table-cell table:style-name="ce413" table:formula="of:=VLOOKUP([.D98];['Peptide db'.E31:.I12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8</text:p>
          </table:table-cell>
          <table:table-cell table:style-name="ce409" table:content-validation-name="val27"/>
          <table:table-cell table:style-name="ce411" table:formula="of:=VLOOKUP([.D99];['Peptide db'.E32:.G126] ;2;0)" office:value-type="string" office:string-value="" calcext:value-type="error">
            <text:p>#N/A</text:p>
          </table:table-cell>
          <table:table-cell table:style-name="ce411" table:formula="of:=VLOOKUP([.D99];['Peptide db'.E32:.G126] ;3;0)" office:value-type="string" office:string-value="" calcext:value-type="error">
            <text:p>#N/A</text:p>
          </table:table-cell>
          <table:table-cell table:style-name="ce411" table:formula="of:=VLOOKUP([.D99];['Peptide db'.E32:.I126] ;4;0)" office:value-type="string" office:string-value="" calcext:value-type="error">
            <text:p>#N/A</text:p>
          </table:table-cell>
          <table:table-cell table:style-name="ce413" table:formula="of:=VLOOKUP([.D99];['Peptide db'.E32:.I12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9</text:p>
          </table:table-cell>
          <table:table-cell table:style-name="ce409" table:content-validation-name="val27"/>
          <table:table-cell table:style-name="ce411" table:formula="of:=VLOOKUP([.D100];['Peptide db'.E33:.G127] ;2;0)" office:value-type="string" office:string-value="" calcext:value-type="error">
            <text:p>#N/A</text:p>
          </table:table-cell>
          <table:table-cell table:style-name="ce411" table:formula="of:=VLOOKUP([.D100];['Peptide db'.E33:.G127] ;3;0)" office:value-type="string" office:string-value="" calcext:value-type="error">
            <text:p>#N/A</text:p>
          </table:table-cell>
          <table:table-cell table:style-name="ce411" table:formula="of:=VLOOKUP([.D100];['Peptide db'.E33:.I127] ;4;0)" office:value-type="string" office:string-value="" calcext:value-type="error">
            <text:p>#N/A</text:p>
          </table:table-cell>
          <table:table-cell table:style-name="ce413" table:formula="of:=VLOOKUP([.D100];['Peptide db'.E33:.I12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0</text:p>
          </table:table-cell>
          <table:table-cell table:style-name="ce409" table:content-validation-name="val27"/>
          <table:table-cell table:style-name="ce411" table:formula="of:=VLOOKUP([.D101];['Peptide db'.E34:.G128] ;2;0)" office:value-type="string" office:string-value="" calcext:value-type="error">
            <text:p>#N/A</text:p>
          </table:table-cell>
          <table:table-cell table:style-name="ce411" table:formula="of:=VLOOKUP([.D101];['Peptide db'.E34:.G128] ;3;0)" office:value-type="string" office:string-value="" calcext:value-type="error">
            <text:p>#N/A</text:p>
          </table:table-cell>
          <table:table-cell table:style-name="ce411" table:formula="of:=VLOOKUP([.D101];['Peptide db'.E34:.I128] ;4;0)" office:value-type="string" office:string-value="" calcext:value-type="error">
            <text:p>#N/A</text:p>
          </table:table-cell>
          <table:table-cell table:style-name="ce413" table:formula="of:=VLOOKUP([.D101];['Peptide db'.E34:.I12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1</text:p>
          </table:table-cell>
          <table:table-cell table:style-name="ce409" table:content-validation-name="val27"/>
          <table:table-cell table:style-name="ce411" table:formula="of:=VLOOKUP([.D102];['Peptide db'.E35:.G129] ;2;0)" office:value-type="string" office:string-value="" calcext:value-type="error">
            <text:p>#N/A</text:p>
          </table:table-cell>
          <table:table-cell table:style-name="ce411" table:formula="of:=VLOOKUP([.D102];['Peptide db'.E35:.G129] ;3;0)" office:value-type="string" office:string-value="" calcext:value-type="error">
            <text:p>#N/A</text:p>
          </table:table-cell>
          <table:table-cell table:style-name="ce411" table:formula="of:=VLOOKUP([.D102];['Peptide db'.E35:.I129] ;4;0)" office:value-type="string" office:string-value="" calcext:value-type="error">
            <text:p>#N/A</text:p>
          </table:table-cell>
          <table:table-cell table:style-name="ce413" table:formula="of:=VLOOKUP([.D102];['Peptide db'.E35:.I12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2</text:p>
          </table:table-cell>
          <table:table-cell table:style-name="ce409" table:content-validation-name="val27"/>
          <table:table-cell table:style-name="ce411" table:formula="of:=VLOOKUP([.D103];['Peptide db'.E36:.G130] ;2;0)" office:value-type="string" office:string-value="" calcext:value-type="error">
            <text:p>#N/A</text:p>
          </table:table-cell>
          <table:table-cell table:style-name="ce411" table:formula="of:=VLOOKUP([.D103];['Peptide db'.E36:.G130] ;3;0)" office:value-type="string" office:string-value="" calcext:value-type="error">
            <text:p>#N/A</text:p>
          </table:table-cell>
          <table:table-cell table:style-name="ce411" table:formula="of:=VLOOKUP([.D103];['Peptide db'.E36:.I130] ;4;0)" office:value-type="string" office:string-value="" calcext:value-type="error">
            <text:p>#N/A</text:p>
          </table:table-cell>
          <table:table-cell table:style-name="ce413" table:formula="of:=VLOOKUP([.D103];['Peptide db'.E36:.I13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3</text:p>
          </table:table-cell>
          <table:table-cell table:style-name="ce409" table:content-validation-name="val27"/>
          <table:table-cell table:style-name="ce411" table:formula="of:=VLOOKUP([.D104];['Peptide db'.E37:.G131] ;2;0)" office:value-type="string" office:string-value="" calcext:value-type="error">
            <text:p>#N/A</text:p>
          </table:table-cell>
          <table:table-cell table:style-name="ce411" table:formula="of:=VLOOKUP([.D104];['Peptide db'.E37:.G131] ;3;0)" office:value-type="string" office:string-value="" calcext:value-type="error">
            <text:p>#N/A</text:p>
          </table:table-cell>
          <table:table-cell table:style-name="ce411" table:formula="of:=VLOOKUP([.D104];['Peptide db'.E37:.I131] ;4;0)" office:value-type="string" office:string-value="" calcext:value-type="error">
            <text:p>#N/A</text:p>
          </table:table-cell>
          <table:table-cell table:style-name="ce413" table:formula="of:=VLOOKUP([.D104];['Peptide db'.E37:.I13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4</text:p>
          </table:table-cell>
          <table:table-cell table:style-name="ce409" table:content-validation-name="val27"/>
          <table:table-cell table:style-name="ce411" table:formula="of:=VLOOKUP([.D105];['Peptide db'.E38:.G132] ;2;0)" office:value-type="string" office:string-value="" calcext:value-type="error">
            <text:p>#N/A</text:p>
          </table:table-cell>
          <table:table-cell table:style-name="ce411" table:formula="of:=VLOOKUP([.D105];['Peptide db'.E38:.G132] ;3;0)" office:value-type="string" office:string-value="" calcext:value-type="error">
            <text:p>#N/A</text:p>
          </table:table-cell>
          <table:table-cell table:style-name="ce411" table:formula="of:=VLOOKUP([.D105];['Peptide db'.E38:.I132] ;4;0)" office:value-type="string" office:string-value="" calcext:value-type="error">
            <text:p>#N/A</text:p>
          </table:table-cell>
          <table:table-cell table:style-name="ce413" table:formula="of:=VLOOKUP([.D105];['Peptide db'.E38:.I13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5</text:p>
          </table:table-cell>
          <table:table-cell table:style-name="ce409" table:content-validation-name="val27"/>
          <table:table-cell table:style-name="ce411" table:formula="of:=VLOOKUP([.D106];['Peptide db'.E39:.G133] ;2;0)" office:value-type="string" office:string-value="" calcext:value-type="error">
            <text:p>#N/A</text:p>
          </table:table-cell>
          <table:table-cell table:style-name="ce411" table:formula="of:=VLOOKUP([.D106];['Peptide db'.E39:.G133] ;3;0)" office:value-type="string" office:string-value="" calcext:value-type="error">
            <text:p>#N/A</text:p>
          </table:table-cell>
          <table:table-cell table:style-name="ce411" table:formula="of:=VLOOKUP([.D106];['Peptide db'.E39:.I133] ;4;0)" office:value-type="string" office:string-value="" calcext:value-type="error">
            <text:p>#N/A</text:p>
          </table:table-cell>
          <table:table-cell table:style-name="ce413" table:formula="of:=VLOOKUP([.D106];['Peptide db'.E39:.I13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6</text:p>
          </table:table-cell>
          <table:table-cell table:style-name="ce409" table:content-validation-name="val27"/>
          <table:table-cell table:style-name="ce411" table:formula="of:=VLOOKUP([.D107];['Peptide db'.E40:.G134] ;2;0)" office:value-type="string" office:string-value="" calcext:value-type="error">
            <text:p>#N/A</text:p>
          </table:table-cell>
          <table:table-cell table:style-name="ce411" table:formula="of:=VLOOKUP([.D107];['Peptide db'.E40:.G134] ;3;0)" office:value-type="string" office:string-value="" calcext:value-type="error">
            <text:p>#N/A</text:p>
          </table:table-cell>
          <table:table-cell table:style-name="ce411" table:formula="of:=VLOOKUP([.D107];['Peptide db'.E40:.I134] ;4;0)" office:value-type="string" office:string-value="" calcext:value-type="error">
            <text:p>#N/A</text:p>
          </table:table-cell>
          <table:table-cell table:style-name="ce413" table:formula="of:=VLOOKUP([.D107];['Peptide db'.E40:.I13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7</text:p>
          </table:table-cell>
          <table:table-cell table:style-name="ce409" table:content-validation-name="val27"/>
          <table:table-cell table:style-name="ce411" table:formula="of:=VLOOKUP([.D108];['Peptide db'.E41:.G135] ;2;0)" office:value-type="string" office:string-value="" calcext:value-type="error">
            <text:p>#N/A</text:p>
          </table:table-cell>
          <table:table-cell table:style-name="ce411" table:formula="of:=VLOOKUP([.D108];['Peptide db'.E41:.G135] ;3;0)" office:value-type="string" office:string-value="" calcext:value-type="error">
            <text:p>#N/A</text:p>
          </table:table-cell>
          <table:table-cell table:style-name="ce411" table:formula="of:=VLOOKUP([.D108];['Peptide db'.E41:.I135] ;4;0)" office:value-type="string" office:string-value="" calcext:value-type="error">
            <text:p>#N/A</text:p>
          </table:table-cell>
          <table:table-cell table:style-name="ce413" table:formula="of:=VLOOKUP([.D108];['Peptide db'.E41:.I13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8</text:p>
          </table:table-cell>
          <table:table-cell table:style-name="ce409" table:content-validation-name="val27"/>
          <table:table-cell table:style-name="ce411" table:formula="of:=VLOOKUP([.D109];['Peptide db'.E42:.G136] ;2;0)" office:value-type="string" office:string-value="" calcext:value-type="error">
            <text:p>#N/A</text:p>
          </table:table-cell>
          <table:table-cell table:style-name="ce411" table:formula="of:=VLOOKUP([.D109];['Peptide db'.E42:.G136] ;3;0)" office:value-type="string" office:string-value="" calcext:value-type="error">
            <text:p>#N/A</text:p>
          </table:table-cell>
          <table:table-cell table:style-name="ce411" table:formula="of:=VLOOKUP([.D109];['Peptide db'.E42:.I136] ;4;0)" office:value-type="string" office:string-value="" calcext:value-type="error">
            <text:p>#N/A</text:p>
          </table:table-cell>
          <table:table-cell table:style-name="ce413" table:formula="of:=VLOOKUP([.D109];['Peptide db'.E42:.I13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9</text:p>
          </table:table-cell>
          <table:table-cell table:style-name="ce409" table:content-validation-name="val27"/>
          <table:table-cell table:style-name="ce411" table:formula="of:=VLOOKUP([.D110];['Peptide db'.E43:.G137] ;2;0)" office:value-type="string" office:string-value="" calcext:value-type="error">
            <text:p>#N/A</text:p>
          </table:table-cell>
          <table:table-cell table:style-name="ce411" table:formula="of:=VLOOKUP([.D110];['Peptide db'.E43:.G137] ;3;0)" office:value-type="string" office:string-value="" calcext:value-type="error">
            <text:p>#N/A</text:p>
          </table:table-cell>
          <table:table-cell table:style-name="ce411" table:formula="of:=VLOOKUP([.D110];['Peptide db'.E43:.I137] ;4;0)" office:value-type="string" office:string-value="" calcext:value-type="error">
            <text:p>#N/A</text:p>
          </table:table-cell>
          <table:table-cell table:style-name="ce413" table:formula="of:=VLOOKUP([.D110];['Peptide db'.E43:.I13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0</text:p>
          </table:table-cell>
          <table:table-cell table:style-name="ce409" table:content-validation-name="val27"/>
          <table:table-cell table:style-name="ce411" table:formula="of:=VLOOKUP([.D111];['Peptide db'.E44:.G138] ;2;0)" office:value-type="string" office:string-value="" calcext:value-type="error">
            <text:p>#N/A</text:p>
          </table:table-cell>
          <table:table-cell table:style-name="ce411" table:formula="of:=VLOOKUP([.D111];['Peptide db'.E44:.G138] ;3;0)" office:value-type="string" office:string-value="" calcext:value-type="error">
            <text:p>#N/A</text:p>
          </table:table-cell>
          <table:table-cell table:style-name="ce411" table:formula="of:=VLOOKUP([.D111];['Peptide db'.E44:.I138] ;4;0)" office:value-type="string" office:string-value="" calcext:value-type="error">
            <text:p>#N/A</text:p>
          </table:table-cell>
          <table:table-cell table:style-name="ce413" table:formula="of:=VLOOKUP([.D111];['Peptide db'.E44:.I13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1</text:p>
          </table:table-cell>
          <table:table-cell table:style-name="ce409" table:content-validation-name="val27"/>
          <table:table-cell table:style-name="ce411" table:formula="of:=VLOOKUP([.D112];['Peptide db'.E45:.G139] ;2;0)" office:value-type="string" office:string-value="" calcext:value-type="error">
            <text:p>#N/A</text:p>
          </table:table-cell>
          <table:table-cell table:style-name="ce411" table:formula="of:=VLOOKUP([.D112];['Peptide db'.E45:.G139] ;3;0)" office:value-type="string" office:string-value="" calcext:value-type="error">
            <text:p>#N/A</text:p>
          </table:table-cell>
          <table:table-cell table:style-name="ce411" table:formula="of:=VLOOKUP([.D112];['Peptide db'.E45:.I139] ;4;0)" office:value-type="string" office:string-value="" calcext:value-type="error">
            <text:p>#N/A</text:p>
          </table:table-cell>
          <table:table-cell table:style-name="ce413" table:formula="of:=VLOOKUP([.D112];['Peptide db'.E45:.I13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2</text:p>
          </table:table-cell>
          <table:table-cell table:style-name="ce409" table:content-validation-name="val27"/>
          <table:table-cell table:style-name="ce411" table:formula="of:=VLOOKUP([.D113];['Peptide db'.E46:.G140] ;2;0)" office:value-type="string" office:string-value="" calcext:value-type="error">
            <text:p>#N/A</text:p>
          </table:table-cell>
          <table:table-cell table:style-name="ce411" table:formula="of:=VLOOKUP([.D113];['Peptide db'.E46:.G140] ;3;0)" office:value-type="string" office:string-value="" calcext:value-type="error">
            <text:p>#N/A</text:p>
          </table:table-cell>
          <table:table-cell table:style-name="ce411" table:formula="of:=VLOOKUP([.D113];['Peptide db'.E46:.I140] ;4;0)" office:value-type="string" office:string-value="" calcext:value-type="error">
            <text:p>#N/A</text:p>
          </table:table-cell>
          <table:table-cell table:style-name="ce413" table:formula="of:=VLOOKUP([.D113];['Peptide db'.E46:.I14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3</text:p>
          </table:table-cell>
          <table:table-cell table:style-name="ce409" table:content-validation-name="val27"/>
          <table:table-cell table:style-name="ce411" table:formula="of:=VLOOKUP([.D114];['Peptide db'.E47:.G141] ;2;0)" office:value-type="string" office:string-value="" calcext:value-type="error">
            <text:p>#N/A</text:p>
          </table:table-cell>
          <table:table-cell table:style-name="ce411" table:formula="of:=VLOOKUP([.D114];['Peptide db'.E47:.G141] ;3;0)" office:value-type="string" office:string-value="" calcext:value-type="error">
            <text:p>#N/A</text:p>
          </table:table-cell>
          <table:table-cell table:style-name="ce411" table:formula="of:=VLOOKUP([.D114];['Peptide db'.E47:.I141] ;4;0)" office:value-type="string" office:string-value="" calcext:value-type="error">
            <text:p>#N/A</text:p>
          </table:table-cell>
          <table:table-cell table:style-name="ce413" table:formula="of:=VLOOKUP([.D114];['Peptide db'.E47:.I14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4</text:p>
          </table:table-cell>
          <table:table-cell table:style-name="ce409" table:content-validation-name="val27"/>
          <table:table-cell table:style-name="ce411" table:formula="of:=VLOOKUP([.D115];['Peptide db'.E48:.G142] ;2;0)" office:value-type="string" office:string-value="" calcext:value-type="error">
            <text:p>#N/A</text:p>
          </table:table-cell>
          <table:table-cell table:style-name="ce411" table:formula="of:=VLOOKUP([.D115];['Peptide db'.E48:.G142] ;3;0)" office:value-type="string" office:string-value="" calcext:value-type="error">
            <text:p>#N/A</text:p>
          </table:table-cell>
          <table:table-cell table:style-name="ce411" table:formula="of:=VLOOKUP([.D115];['Peptide db'.E48:.I142] ;4;0)" office:value-type="string" office:string-value="" calcext:value-type="error">
            <text:p>#N/A</text:p>
          </table:table-cell>
          <table:table-cell table:style-name="ce413" table:formula="of:=VLOOKUP([.D115];['Peptide db'.E48:.I14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5</text:p>
          </table:table-cell>
          <table:table-cell table:style-name="ce409" table:content-validation-name="val27"/>
          <table:table-cell table:style-name="ce411" table:formula="of:=VLOOKUP([.D116];['Peptide db'.E49:.G143] ;2;0)" office:value-type="string" office:string-value="" calcext:value-type="error">
            <text:p>#N/A</text:p>
          </table:table-cell>
          <table:table-cell table:style-name="ce411" table:formula="of:=VLOOKUP([.D116];['Peptide db'.E49:.G143] ;3;0)" office:value-type="string" office:string-value="" calcext:value-type="error">
            <text:p>#N/A</text:p>
          </table:table-cell>
          <table:table-cell table:style-name="ce411" table:formula="of:=VLOOKUP([.D116];['Peptide db'.E49:.I143] ;4;0)" office:value-type="string" office:string-value="" calcext:value-type="error">
            <text:p>#N/A</text:p>
          </table:table-cell>
          <table:table-cell table:style-name="ce413" table:formula="of:=VLOOKUP([.D116];['Peptide db'.E49:.I14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6</text:p>
          </table:table-cell>
          <table:table-cell table:style-name="ce409" table:content-validation-name="val27"/>
          <table:table-cell table:style-name="ce411" table:formula="of:=VLOOKUP([.D117];['Peptide db'.E50:.G144] ;2;0)" office:value-type="string" office:string-value="" calcext:value-type="error">
            <text:p>#N/A</text:p>
          </table:table-cell>
          <table:table-cell table:style-name="ce411" table:formula="of:=VLOOKUP([.D117];['Peptide db'.E50:.G144] ;3;0)" office:value-type="string" office:string-value="" calcext:value-type="error">
            <text:p>#N/A</text:p>
          </table:table-cell>
          <table:table-cell table:style-name="ce411" table:formula="of:=VLOOKUP([.D117];['Peptide db'.E50:.I144] ;4;0)" office:value-type="string" office:string-value="" calcext:value-type="error">
            <text:p>#N/A</text:p>
          </table:table-cell>
          <table:table-cell table:style-name="ce413" table:formula="of:=VLOOKUP([.D117];['Peptide db'.E50:.I14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7</text:p>
          </table:table-cell>
          <table:table-cell table:style-name="ce409" table:content-validation-name="val27"/>
          <table:table-cell table:style-name="ce411" table:formula="of:=VLOOKUP([.D118];['Peptide db'.E51:.G145] ;2;0)" office:value-type="string" office:string-value="" calcext:value-type="error">
            <text:p>#N/A</text:p>
          </table:table-cell>
          <table:table-cell table:style-name="ce411" table:formula="of:=VLOOKUP([.D118];['Peptide db'.E51:.G145] ;3;0)" office:value-type="string" office:string-value="" calcext:value-type="error">
            <text:p>#N/A</text:p>
          </table:table-cell>
          <table:table-cell table:style-name="ce411" table:formula="of:=VLOOKUP([.D118];['Peptide db'.E51:.I145] ;4;0)" office:value-type="string" office:string-value="" calcext:value-type="error">
            <text:p>#N/A</text:p>
          </table:table-cell>
          <table:table-cell table:style-name="ce413" table:formula="of:=VLOOKUP([.D118];['Peptide db'.E51:.I14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8</text:p>
          </table:table-cell>
          <table:table-cell table:style-name="ce409" table:content-validation-name="val27"/>
          <table:table-cell table:style-name="ce411" table:formula="of:=VLOOKUP([.D119];['Peptide db'.E52:.G146] ;2;0)" office:value-type="string" office:string-value="" calcext:value-type="error">
            <text:p>#N/A</text:p>
          </table:table-cell>
          <table:table-cell table:style-name="ce411" table:formula="of:=VLOOKUP([.D119];['Peptide db'.E52:.G146] ;3;0)" office:value-type="string" office:string-value="" calcext:value-type="error">
            <text:p>#N/A</text:p>
          </table:table-cell>
          <table:table-cell table:style-name="ce411" table:formula="of:=VLOOKUP([.D119];['Peptide db'.E52:.I146] ;4;0)" office:value-type="string" office:string-value="" calcext:value-type="error">
            <text:p>#N/A</text:p>
          </table:table-cell>
          <table:table-cell table:style-name="ce413" table:formula="of:=VLOOKUP([.D119];['Peptide db'.E52:.I14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9</text:p>
          </table:table-cell>
          <table:table-cell table:style-name="ce409" table:content-validation-name="val27"/>
          <table:table-cell table:style-name="ce411" table:formula="of:=VLOOKUP([.D120];['Peptide db'.E53:.G147] ;2;0)" office:value-type="string" office:string-value="" calcext:value-type="error">
            <text:p>#N/A</text:p>
          </table:table-cell>
          <table:table-cell table:style-name="ce411" table:formula="of:=VLOOKUP([.D120];['Peptide db'.E53:.G147] ;3;0)" office:value-type="string" office:string-value="" calcext:value-type="error">
            <text:p>#N/A</text:p>
          </table:table-cell>
          <table:table-cell table:style-name="ce411" table:formula="of:=VLOOKUP([.D120];['Peptide db'.E53:.I147] ;4;0)" office:value-type="string" office:string-value="" calcext:value-type="error">
            <text:p>#N/A</text:p>
          </table:table-cell>
          <table:table-cell table:style-name="ce413" table:formula="of:=VLOOKUP([.D120];['Peptide db'.E53:.I14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0</text:p>
          </table:table-cell>
          <table:table-cell table:style-name="ce409" table:content-validation-name="val27"/>
          <table:table-cell table:style-name="ce411" table:formula="of:=VLOOKUP([.D121];['Peptide db'.E54:.G148] ;2;0)" office:value-type="string" office:string-value="" calcext:value-type="error">
            <text:p>#N/A</text:p>
          </table:table-cell>
          <table:table-cell table:style-name="ce411" table:formula="of:=VLOOKUP([.D121];['Peptide db'.E54:.G148] ;3;0)" office:value-type="string" office:string-value="" calcext:value-type="error">
            <text:p>#N/A</text:p>
          </table:table-cell>
          <table:table-cell table:style-name="ce411" table:formula="of:=VLOOKUP([.D121];['Peptide db'.E54:.I148] ;4;0)" office:value-type="string" office:string-value="" calcext:value-type="error">
            <text:p>#N/A</text:p>
          </table:table-cell>
          <table:table-cell table:style-name="ce413" table:formula="of:=VLOOKUP([.D121];['Peptide db'.E54:.I14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1</text:p>
          </table:table-cell>
          <table:table-cell table:style-name="ce409" table:content-validation-name="val27"/>
          <table:table-cell table:style-name="ce411" table:formula="of:=VLOOKUP([.D122];['Peptide db'.E55:.G149] ;2;0)" office:value-type="string" office:string-value="" calcext:value-type="error">
            <text:p>#N/A</text:p>
          </table:table-cell>
          <table:table-cell table:style-name="ce411" table:formula="of:=VLOOKUP([.D122];['Peptide db'.E55:.G149] ;3;0)" office:value-type="string" office:string-value="" calcext:value-type="error">
            <text:p>#N/A</text:p>
          </table:table-cell>
          <table:table-cell table:style-name="ce411" table:formula="of:=VLOOKUP([.D122];['Peptide db'.E55:.I149] ;4;0)" office:value-type="string" office:string-value="" calcext:value-type="error">
            <text:p>#N/A</text:p>
          </table:table-cell>
          <table:table-cell table:style-name="ce413" table:formula="of:=VLOOKUP([.D122];['Peptide db'.E55:.I14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2</text:p>
          </table:table-cell>
          <table:table-cell table:style-name="ce409" table:content-validation-name="val27"/>
          <table:table-cell table:style-name="ce411" table:formula="of:=VLOOKUP([.D123];['Peptide db'.E56:.G150] ;2;0)" office:value-type="string" office:string-value="" calcext:value-type="error">
            <text:p>#N/A</text:p>
          </table:table-cell>
          <table:table-cell table:style-name="ce411" table:formula="of:=VLOOKUP([.D123];['Peptide db'.E56:.G150] ;3;0)" office:value-type="string" office:string-value="" calcext:value-type="error">
            <text:p>#N/A</text:p>
          </table:table-cell>
          <table:table-cell table:style-name="ce411" table:formula="of:=VLOOKUP([.D123];['Peptide db'.E56:.I150] ;4;0)" office:value-type="string" office:string-value="" calcext:value-type="error">
            <text:p>#N/A</text:p>
          </table:table-cell>
          <table:table-cell table:style-name="ce413" table:formula="of:=VLOOKUP([.D123];['Peptide db'.E56:.I15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3</text:p>
          </table:table-cell>
          <table:table-cell table:style-name="ce409" table:content-validation-name="val27"/>
          <table:table-cell table:style-name="ce411" table:formula="of:=VLOOKUP([.D124];['Peptide db'.E57:.G151] ;2;0)" office:value-type="string" office:string-value="" calcext:value-type="error">
            <text:p>#N/A</text:p>
          </table:table-cell>
          <table:table-cell table:style-name="ce411" table:formula="of:=VLOOKUP([.D124];['Peptide db'.E57:.G151] ;3;0)" office:value-type="string" office:string-value="" calcext:value-type="error">
            <text:p>#N/A</text:p>
          </table:table-cell>
          <table:table-cell table:style-name="ce411" table:formula="of:=VLOOKUP([.D124];['Peptide db'.E57:.I151] ;4;0)" office:value-type="string" office:string-value="" calcext:value-type="error">
            <text:p>#N/A</text:p>
          </table:table-cell>
          <table:table-cell table:style-name="ce413" table:formula="of:=VLOOKUP([.D124];['Peptide db'.E57:.I15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4</text:p>
          </table:table-cell>
          <table:table-cell table:style-name="ce409" table:content-validation-name="val27"/>
          <table:table-cell table:style-name="ce411" table:formula="of:=VLOOKUP([.D125];['Peptide db'.E58:.G152] ;2;0)" office:value-type="string" office:string-value="" calcext:value-type="error">
            <text:p>#N/A</text:p>
          </table:table-cell>
          <table:table-cell table:style-name="ce411" table:formula="of:=VLOOKUP([.D125];['Peptide db'.E58:.G152] ;3;0)" office:value-type="string" office:string-value="" calcext:value-type="error">
            <text:p>#N/A</text:p>
          </table:table-cell>
          <table:table-cell table:style-name="ce411" table:formula="of:=VLOOKUP([.D125];['Peptide db'.E58:.I152] ;4;0)" office:value-type="string" office:string-value="" calcext:value-type="error">
            <text:p>#N/A</text:p>
          </table:table-cell>
          <table:table-cell table:style-name="ce413" table:formula="of:=VLOOKUP([.D125];['Peptide db'.E58:.I15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5</text:p>
          </table:table-cell>
          <table:table-cell table:style-name="ce409" table:content-validation-name="val27"/>
          <table:table-cell table:style-name="ce411" table:formula="of:=VLOOKUP([.D126];['Peptide db'.E59:.G153] ;2;0)" office:value-type="string" office:string-value="" calcext:value-type="error">
            <text:p>#N/A</text:p>
          </table:table-cell>
          <table:table-cell table:style-name="ce411" table:formula="of:=VLOOKUP([.D126];['Peptide db'.E59:.G153] ;3;0)" office:value-type="string" office:string-value="" calcext:value-type="error">
            <text:p>#N/A</text:p>
          </table:table-cell>
          <table:table-cell table:style-name="ce411" table:formula="of:=VLOOKUP([.D126];['Peptide db'.E59:.I153] ;4;0)" office:value-type="string" office:string-value="" calcext:value-type="error">
            <text:p>#N/A</text:p>
          </table:table-cell>
          <table:table-cell table:style-name="ce413" table:formula="of:=VLOOKUP([.D126];['Peptide db'.E59:.I15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6</text:p>
          </table:table-cell>
          <table:table-cell table:style-name="ce409" table:content-validation-name="val27"/>
          <table:table-cell table:style-name="ce411" table:formula="of:=VLOOKUP([.D127];['Peptide db'.E60:.G154] ;2;0)" office:value-type="string" office:string-value="" calcext:value-type="error">
            <text:p>#N/A</text:p>
          </table:table-cell>
          <table:table-cell table:style-name="ce411" table:formula="of:=VLOOKUP([.D127];['Peptide db'.E60:.G154] ;3;0)" office:value-type="string" office:string-value="" calcext:value-type="error">
            <text:p>#N/A</text:p>
          </table:table-cell>
          <table:table-cell table:style-name="ce411" table:formula="of:=VLOOKUP([.D127];['Peptide db'.E60:.I154] ;4;0)" office:value-type="string" office:string-value="" calcext:value-type="error">
            <text:p>#N/A</text:p>
          </table:table-cell>
          <table:table-cell table:style-name="ce413" table:formula="of:=VLOOKUP([.D127];['Peptide db'.E60:.I15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7</text:p>
          </table:table-cell>
          <table:table-cell table:style-name="ce409" table:content-validation-name="val27"/>
          <table:table-cell table:style-name="ce411" table:formula="of:=VLOOKUP([.D128];['Peptide db'.E61:.G155] ;2;0)" office:value-type="string" office:string-value="" calcext:value-type="error">
            <text:p>#N/A</text:p>
          </table:table-cell>
          <table:table-cell table:style-name="ce411" table:formula="of:=VLOOKUP([.D128];['Peptide db'.E61:.G155] ;3;0)" office:value-type="string" office:string-value="" calcext:value-type="error">
            <text:p>#N/A</text:p>
          </table:table-cell>
          <table:table-cell table:style-name="ce411" table:formula="of:=VLOOKUP([.D128];['Peptide db'.E61:.I155] ;4;0)" office:value-type="string" office:string-value="" calcext:value-type="error">
            <text:p>#N/A</text:p>
          </table:table-cell>
          <table:table-cell table:style-name="ce413" table:formula="of:=VLOOKUP([.D128];['Peptide db'.E61:.I15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8</text:p>
          </table:table-cell>
          <table:table-cell table:style-name="ce409" table:content-validation-name="val27"/>
          <table:table-cell table:style-name="ce411" table:formula="of:=VLOOKUP([.D129];['Peptide db'.E62:.G156] ;2;0)" office:value-type="string" office:string-value="" calcext:value-type="error">
            <text:p>#N/A</text:p>
          </table:table-cell>
          <table:table-cell table:style-name="ce411" table:formula="of:=VLOOKUP([.D129];['Peptide db'.E62:.G156] ;3;0)" office:value-type="string" office:string-value="" calcext:value-type="error">
            <text:p>#N/A</text:p>
          </table:table-cell>
          <table:table-cell table:style-name="ce411" table:formula="of:=VLOOKUP([.D129];['Peptide db'.E62:.I156] ;4;0)" office:value-type="string" office:string-value="" calcext:value-type="error">
            <text:p>#N/A</text:p>
          </table:table-cell>
          <table:table-cell table:style-name="ce413" table:formula="of:=VLOOKUP([.D129];['Peptide db'.E62:.I15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9</text:p>
          </table:table-cell>
          <table:table-cell table:style-name="ce409" table:content-validation-name="val27"/>
          <table:table-cell table:style-name="ce411" table:formula="of:=VLOOKUP([.D130];['Peptide db'.E63:.G157] ;2;0)" office:value-type="string" office:string-value="" calcext:value-type="error">
            <text:p>#N/A</text:p>
          </table:table-cell>
          <table:table-cell table:style-name="ce411" table:formula="of:=VLOOKUP([.D130];['Peptide db'.E63:.G157] ;3;0)" office:value-type="string" office:string-value="" calcext:value-type="error">
            <text:p>#N/A</text:p>
          </table:table-cell>
          <table:table-cell table:style-name="ce411" table:formula="of:=VLOOKUP([.D130];['Peptide db'.E63:.I157] ;4;0)" office:value-type="string" office:string-value="" calcext:value-type="error">
            <text:p>#N/A</text:p>
          </table:table-cell>
          <table:table-cell table:style-name="ce413" table:formula="of:=VLOOKUP([.D130];['Peptide db'.E63:.I15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0</text:p>
          </table:table-cell>
          <table:table-cell table:style-name="ce409" table:content-validation-name="val27"/>
          <table:table-cell table:style-name="ce411" table:formula="of:=VLOOKUP([.D131];['Peptide db'.E64:.G158] ;2;0)" office:value-type="string" office:string-value="" calcext:value-type="error">
            <text:p>#N/A</text:p>
          </table:table-cell>
          <table:table-cell table:style-name="ce411" table:formula="of:=VLOOKUP([.D131];['Peptide db'.E64:.G158] ;3;0)" office:value-type="string" office:string-value="" calcext:value-type="error">
            <text:p>#N/A</text:p>
          </table:table-cell>
          <table:table-cell table:style-name="ce411" table:formula="of:=VLOOKUP([.D131];['Peptide db'.E64:.I158] ;4;0)" office:value-type="string" office:string-value="" calcext:value-type="error">
            <text:p>#N/A</text:p>
          </table:table-cell>
          <table:table-cell table:style-name="ce413" table:formula="of:=VLOOKUP([.D131];['Peptide db'.E64:.I15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1</text:p>
          </table:table-cell>
          <table:table-cell table:style-name="ce409" table:content-validation-name="val27"/>
          <table:table-cell table:style-name="ce411" table:formula="of:=VLOOKUP([.D132];['Peptide db'.E65:.G159] ;2;0)" office:value-type="string" office:string-value="" calcext:value-type="error">
            <text:p>#N/A</text:p>
          </table:table-cell>
          <table:table-cell table:style-name="ce411" table:formula="of:=VLOOKUP([.D132];['Peptide db'.E65:.G159] ;3;0)" office:value-type="string" office:string-value="" calcext:value-type="error">
            <text:p>#N/A</text:p>
          </table:table-cell>
          <table:table-cell table:style-name="ce411" table:formula="of:=VLOOKUP([.D132];['Peptide db'.E65:.I159] ;4;0)" office:value-type="string" office:string-value="" calcext:value-type="error">
            <text:p>#N/A</text:p>
          </table:table-cell>
          <table:table-cell table:style-name="ce413" table:formula="of:=VLOOKUP([.D132];['Peptide db'.E65:.I15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2</text:p>
          </table:table-cell>
          <table:table-cell table:style-name="ce409" table:content-validation-name="val27"/>
          <table:table-cell table:style-name="ce411" table:formula="of:=VLOOKUP([.D133];['Peptide db'.E66:.G160] ;2;0)" office:value-type="string" office:string-value="" calcext:value-type="error">
            <text:p>#N/A</text:p>
          </table:table-cell>
          <table:table-cell table:style-name="ce411" table:formula="of:=VLOOKUP([.D133];['Peptide db'.E66:.G160] ;3;0)" office:value-type="string" office:string-value="" calcext:value-type="error">
            <text:p>#N/A</text:p>
          </table:table-cell>
          <table:table-cell table:style-name="ce411" table:formula="of:=VLOOKUP([.D133];['Peptide db'.E66:.I160] ;4;0)" office:value-type="string" office:string-value="" calcext:value-type="error">
            <text:p>#N/A</text:p>
          </table:table-cell>
          <table:table-cell table:style-name="ce413" table:formula="of:=VLOOKUP([.D133];['Peptide db'.E66:.I16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3</text:p>
          </table:table-cell>
          <table:table-cell table:style-name="ce409" table:content-validation-name="val27"/>
          <table:table-cell table:style-name="ce411" table:formula="of:=VLOOKUP([.D134];['Peptide db'.E67:.G161] ;2;0)" office:value-type="string" office:string-value="" calcext:value-type="error">
            <text:p>#N/A</text:p>
          </table:table-cell>
          <table:table-cell table:style-name="ce411" table:formula="of:=VLOOKUP([.D134];['Peptide db'.E67:.G161] ;3;0)" office:value-type="string" office:string-value="" calcext:value-type="error">
            <text:p>#N/A</text:p>
          </table:table-cell>
          <table:table-cell table:style-name="ce411" table:formula="of:=VLOOKUP([.D134];['Peptide db'.E67:.I161] ;4;0)" office:value-type="string" office:string-value="" calcext:value-type="error">
            <text:p>#N/A</text:p>
          </table:table-cell>
          <table:table-cell table:style-name="ce413" table:formula="of:=VLOOKUP([.D134];['Peptide db'.E67:.I16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4</text:p>
          </table:table-cell>
          <table:table-cell table:style-name="ce409" table:content-validation-name="val27"/>
          <table:table-cell table:style-name="ce411" table:formula="of:=VLOOKUP([.D135];['Peptide db'.E68:.G162] ;2;0)" office:value-type="string" office:string-value="" calcext:value-type="error">
            <text:p>#N/A</text:p>
          </table:table-cell>
          <table:table-cell table:style-name="ce411" table:formula="of:=VLOOKUP([.D135];['Peptide db'.E68:.G162] ;3;0)" office:value-type="string" office:string-value="" calcext:value-type="error">
            <text:p>#N/A</text:p>
          </table:table-cell>
          <table:table-cell table:style-name="ce411" table:formula="of:=VLOOKUP([.D135];['Peptide db'.E68:.I162] ;4;0)" office:value-type="string" office:string-value="" calcext:value-type="error">
            <text:p>#N/A</text:p>
          </table:table-cell>
          <table:table-cell table:style-name="ce413" table:formula="of:=VLOOKUP([.D135];['Peptide db'.E68:.I16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5</text:p>
          </table:table-cell>
          <table:table-cell table:style-name="ce409" table:content-validation-name="val27"/>
          <table:table-cell table:style-name="ce411" table:formula="of:=VLOOKUP([.D136];['Peptide db'.E69:.G163] ;2;0)" office:value-type="string" office:string-value="" calcext:value-type="error">
            <text:p>#N/A</text:p>
          </table:table-cell>
          <table:table-cell table:style-name="ce411" table:formula="of:=VLOOKUP([.D136];['Peptide db'.E69:.G163] ;3;0)" office:value-type="string" office:string-value="" calcext:value-type="error">
            <text:p>#N/A</text:p>
          </table:table-cell>
          <table:table-cell table:style-name="ce411" table:formula="of:=VLOOKUP([.D136];['Peptide db'.E69:.I163] ;4;0)" office:value-type="string" office:string-value="" calcext:value-type="error">
            <text:p>#N/A</text:p>
          </table:table-cell>
          <table:table-cell table:style-name="ce413" table:formula="of:=VLOOKUP([.D136];['Peptide db'.E69:.I16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6</text:p>
          </table:table-cell>
          <table:table-cell table:style-name="ce409" table:content-validation-name="val27"/>
          <table:table-cell table:style-name="ce411" table:formula="of:=VLOOKUP([.D137];['Peptide db'.E70:.G164] ;2;0)" office:value-type="string" office:string-value="" calcext:value-type="error">
            <text:p>#N/A</text:p>
          </table:table-cell>
          <table:table-cell table:style-name="ce411" table:formula="of:=VLOOKUP([.D137];['Peptide db'.E70:.G164] ;3;0)" office:value-type="string" office:string-value="" calcext:value-type="error">
            <text:p>#N/A</text:p>
          </table:table-cell>
          <table:table-cell table:style-name="ce411" table:formula="of:=VLOOKUP([.D137];['Peptide db'.E70:.I164] ;4;0)" office:value-type="string" office:string-value="" calcext:value-type="error">
            <text:p>#N/A</text:p>
          </table:table-cell>
          <table:table-cell table:style-name="ce413" table:formula="of:=VLOOKUP([.D137];['Peptide db'.E70:.I16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7</text:p>
          </table:table-cell>
          <table:table-cell table:style-name="ce409" table:content-validation-name="val27"/>
          <table:table-cell table:style-name="ce411" table:formula="of:=VLOOKUP([.D138];['Peptide db'.E71:.G165] ;2;0)" office:value-type="string" office:string-value="" calcext:value-type="error">
            <text:p>#N/A</text:p>
          </table:table-cell>
          <table:table-cell table:style-name="ce411" table:formula="of:=VLOOKUP([.D138];['Peptide db'.E71:.G165] ;3;0)" office:value-type="string" office:string-value="" calcext:value-type="error">
            <text:p>#N/A</text:p>
          </table:table-cell>
          <table:table-cell table:style-name="ce411" table:formula="of:=VLOOKUP([.D138];['Peptide db'.E71:.I165] ;4;0)" office:value-type="string" office:string-value="" calcext:value-type="error">
            <text:p>#N/A</text:p>
          </table:table-cell>
          <table:table-cell table:style-name="ce413" table:formula="of:=VLOOKUP([.D138];['Peptide db'.E71:.I16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8</text:p>
          </table:table-cell>
          <table:table-cell table:style-name="ce409" table:content-validation-name="val27"/>
          <table:table-cell table:style-name="ce411" table:formula="of:=VLOOKUP([.D139];['Peptide db'.E72:.G166] ;2;0)" office:value-type="string" office:string-value="" calcext:value-type="error">
            <text:p>#N/A</text:p>
          </table:table-cell>
          <table:table-cell table:style-name="ce411" table:formula="of:=VLOOKUP([.D139];['Peptide db'.E72:.G166] ;3;0)" office:value-type="string" office:string-value="" calcext:value-type="error">
            <text:p>#N/A</text:p>
          </table:table-cell>
          <table:table-cell table:style-name="ce411" table:formula="of:=VLOOKUP([.D139];['Peptide db'.E72:.I166] ;4;0)" office:value-type="string" office:string-value="" calcext:value-type="error">
            <text:p>#N/A</text:p>
          </table:table-cell>
          <table:table-cell table:style-name="ce413" table:formula="of:=VLOOKUP([.D139];['Peptide db'.E72:.I16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9</text:p>
          </table:table-cell>
          <table:table-cell table:style-name="ce409" table:content-validation-name="val27"/>
          <table:table-cell table:style-name="ce411" table:formula="of:=VLOOKUP([.D140];['Peptide db'.E73:.G167] ;2;0)" office:value-type="string" office:string-value="" calcext:value-type="error">
            <text:p>#N/A</text:p>
          </table:table-cell>
          <table:table-cell table:style-name="ce411" table:formula="of:=VLOOKUP([.D140];['Peptide db'.E73:.G167] ;3;0)" office:value-type="string" office:string-value="" calcext:value-type="error">
            <text:p>#N/A</text:p>
          </table:table-cell>
          <table:table-cell table:style-name="ce411" table:formula="of:=VLOOKUP([.D140];['Peptide db'.E73:.I167] ;4;0)" office:value-type="string" office:string-value="" calcext:value-type="error">
            <text:p>#N/A</text:p>
          </table:table-cell>
          <table:table-cell table:style-name="ce413" table:formula="of:=VLOOKUP([.D140];['Peptide db'.E73:.I16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30</text:p>
          </table:table-cell>
          <table:table-cell table:style-name="ce409" table:content-validation-name="val27"/>
          <table:table-cell table:style-name="ce411" table:formula="of:=VLOOKUP([.D141];['Peptide db'.E74:.G168] ;2;0)" office:value-type="string" office:string-value="" calcext:value-type="error">
            <text:p>#N/A</text:p>
          </table:table-cell>
          <table:table-cell table:style-name="ce411" table:formula="of:=VLOOKUP([.D141];['Peptide db'.E74:.G168] ;3;0)" office:value-type="string" office:string-value="" calcext:value-type="error">
            <text:p>#N/A</text:p>
          </table:table-cell>
          <table:table-cell table:style-name="ce411" table:formula="of:=VLOOKUP([.D141];['Peptide db'.E74:.I168] ;4;0)" office:value-type="string" office:string-value="" calcext:value-type="error">
            <text:p>#N/A</text:p>
          </table:table-cell>
          <table:table-cell table:style-name="ce413" table:formula="of:=VLOOKUP([.D141];['Peptide db'.E74:.I16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 table:number-rows-repeated="1048434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  <table:table-row table:style-name="ro23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00"/>
        <table:table-column table:style-name="co56" table:default-cell-style-name="ce205"/>
        <table:table-column table:style-name="co38" table:default-cell-style-name="ce279"/>
        <table:table-column table:style-name="co65" table:default-cell-style-name="ce282"/>
        <table:table-column table:style-name="co66" table:default-cell-style-name="ce181"/>
        <table:table-column table:style-name="co65" table:default-cell-style-name="ce181"/>
        <table:table-column table:style-name="co67" table:default-cell-style-name="ce184"/>
        <table:table-column table:style-name="co39" table:default-cell-style-name="ce190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60"/>
          <table:table-cell table:style-name="ce163"/>
          <table:table-cell table:style-name="Default" table:number-columns-repeated="7"/>
          <table:table-cell table:number-columns-repeated="1015"/>
        </table:table-row>
        <table:table-row table:style-name="ro17">
          <table:table-cell table:style-name="ce161"/>
          <table:table-cell table:style-name="ce90"/>
          <table:table-cell table:style-name="ce203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2"/>
          <table:covered-table-cell table:style-name="ce186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5"/>
          <table:table-cell table:style-name="ce212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5"/>
          <table:table-cell table:style-name="ce23"/>
          <table:table-cell table:style-name="ce174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9"/>
          <table:covered-table-cell table:style-name="ce182"/>
          <table:table-cell table:style-name="ce188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2"/>
          <table:table-cell table:style-name="ce201"/>
          <table:table-cell table:style-name="ce204"/>
          <table:table-cell table:style-name="ce278" office:value-type="string" calcext:value-type="string">
            <text:p>Taxonomy ID</text:p>
          </table:table-cell>
          <table:table-cell table:style-name="ce265" office:value-type="string" calcext:value-type="string">
            <text:p>SubGroup</text:p>
          </table:table-cell>
          <table:table-cell table:style-name="ce224" office:value-type="string" calcext:value-type="string">
            <text:p>Country</text:p>
          </table:table-cell>
          <table:table-cell table:style-name="ce224" office:value-type="string" calcext:value-type="string">
            <text:p>Date</text:p>
          </table:table-cell>
          <table:table-cell table:style-name="ce259" office:value-type="string" calcext:value-type="string">
            <text:p>Strain Name</text:p>
          </table:table-cell>
          <table:table-cell table:style-name="ce189"/>
          <table:table-cell table:style-name="ce162"/>
          <table:table-cell table:number-columns-repeated="8"/>
          <table:table-cell table:style-name="ce162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1" office:value-type="string" calcext:value-type="string">
            <text:p>H3N2</text:p>
          </table:table-cell>
          <table:table-cell table:style-name="ce283" office:value-type="string" calcext:value-type="string">
            <text:p>Japan</text:p>
          </table:table-cell>
          <table:table-cell table:style-name="ce283" office:value-type="float" office:value="1968" calcext:value-type="float">
            <text:p>1968</text:p>
          </table:table-cell>
          <table:table-cell table:style-name="ce284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6" office:value-type="string" calcext:value-type="string">
            <text:p>H1N1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6" office:value-type="string" calcext:value-type="string">
            <text:p>H7N1</text:p>
          </table:table-cell>
          <table:table-cell table:style-name="ce101" office:value-type="string" calcext:value-type="string">
            <text:p>Germany</text:p>
          </table:table-cell>
          <table:table-cell table:style-name="ce101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Australia</text:p>
          </table:table-cell>
          <table:table-cell table:style-name="ce101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Panama</text:p>
          </table:table-cell>
          <table:table-cell table:style-name="ce101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6" office:value-type="string" calcext:value-type="string">
            <text:p>None</text:p>
          </table:table-cell>
          <table:table-cell table:number-columns-repeated="2" table:style-name="ce101" office:value-type="string" calcext:value-type="string">
            <text:p>None</text:p>
          </table:table-cell>
          <table:table-cell table:style-name="ce54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0"/>
          <table:table-cell table:style-name="Default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48" table:default-cell-style-name="Default"/>
        <table:table-column table:style-name="co39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50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number-columns-repeated="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7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39"/>
          <table:table-cell table:style-name="ce441" office:value-type="string" calcext:value-type="string" table:number-columns-spanned="14" table:number-rows-spanned="2">
            <text:p>Viruses</text:p>
          </table:table-cell>
          <table:covered-table-cell table:number-columns-repeated="7" table:style-name="ce446"/>
          <table:covered-table-cell table:number-columns-repeated="2" table:style-name="ce446" table:content-validation-name="val33"/>
          <table:covered-table-cell table:style-name="ce446" table:content-validation-name="val34"/>
          <table:covered-table-cell table:style-name="ce467"/>
          <table:covered-table-cell table:style-name="ce446"/>
          <table:covered-table-cell table:style-name="ce471"/>
          <table:table-cell table:style-name="ce477"/>
          <table:table-cell table:number-columns-repeated="1007"/>
        </table:table-row>
        <table:table-row table:style-name="ro2">
          <table:table-cell/>
          <table:table-cell table:style-name="ce88"/>
          <table:covered-table-cell table:style-name="ce442"/>
          <table:covered-table-cell table:number-columns-repeated="7" table:style-name="ce447"/>
          <table:covered-table-cell table:number-columns-repeated="2" table:style-name="ce447" table:content-validation-name="val33"/>
          <table:covered-table-cell table:style-name="ce447" table:content-validation-name="val34"/>
          <table:covered-table-cell table:number-columns-repeated="2" table:style-name="ce447"/>
          <table:covered-table-cell table:style-name="ce472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242" table:number-columns-repeated="2"/>
          <table:table-cell table:style-name="ce449" office:value-type="string" calcext:value-type="string" table:number-columns-spanned="3" table:number-rows-spanned="1">
            <text:p>Strain</text:p>
          </table:table-cell>
          <table:covered-table-cell table:style-name="ce248"/>
          <table:covered-table-cell table:style-name="ce456"/>
          <table:table-cell table:style-name="ce242"/>
          <table:table-cell table:style-name="ce459" office:value-type="string" calcext:value-type="string" table:number-columns-spanned="8" table:number-rows-spanned="1">
            <text:p>Batch</text:p>
          </table:table-cell>
          <table:covered-table-cell table:style-name="ce459"/>
          <table:covered-table-cell table:number-columns-repeated="2" table:style-name="ce465" table:content-validation-name="val33"/>
          <table:covered-table-cell table:style-name="ce465" table:content-validation-name="val34"/>
          <table:covered-table-cell table:style-name="ce465"/>
          <table:covered-table-cell table:style-name="ce468"/>
          <table:covered-table-cell table:style-name="ce473"/>
          <table:table-cell table:style-name="ce478"/>
          <table:table-cell table:number-columns-repeated="1007"/>
        </table:table-row>
        <table:table-row table:style-name="ro2">
          <table:table-cell table:style-name="ce438"/>
          <table:table-cell table:style-name="ce440"/>
          <table:table-cell table:style-name="ce443" office:value-type="string" calcext:value-type="string">
            <text:p>Batch ID</text:p>
          </table:table-cell>
          <table:table-cell table:style-name="ce448"/>
          <table:table-cell table:style-name="ce450" office:value-type="string" calcext:value-type="string">
            <text:p>Taxonomy ID</text:p>
          </table:table-cell>
          <table:table-cell table:style-name="ce452" office:value-type="string" calcext:value-type="string">
            <text:p>Virus Subtype</text:p>
          </table:table-cell>
          <table:table-cell table:style-name="ce457" office:value-type="string" calcext:value-type="string">
            <text:p>Strain Name</text:p>
          </table:table-cell>
          <table:table-cell table:style-name="ce448"/>
          <table:table-cell table:style-name="ce460" office:value-type="string" calcext:value-type="string">
            <text:p>Concentration [mg/ml]</text:p>
          </table:table-cell>
          <table:table-cell table:style-name="ce460" office:value-type="string" calcext:value-type="string">
            <text:p>Labeling</text:p>
          </table:table-cell>
          <table:table-cell table:style-name="ce466" office:value-type="string" calcext:value-type="string">
            <text:p>Buffer</text:p>
          </table:table-cell>
          <table:table-cell table:style-name="ce466" office:value-type="string" calcext:value-type="string">
            <text:p>pH</text:p>
          </table:table-cell>
          <table:table-cell table:style-name="ce466" office:value-type="string" calcext:value-type="string">
            <text:p>Active</text:p>
          </table:table-cell>
          <table:table-cell table:style-name="ce466" office:value-type="string" calcext:value-type="string">
            <text:p>Passage History</text:p>
          </table:table-cell>
          <table:table-cell table:style-name="ce466" office:value-type="string" calcext:value-type="string">
            <text:p>Production Date</text:p>
          </table:table-cell>
          <table:table-cell table:style-name="ce474" office:value-type="string" calcext:value-type="string">
            <text:p>Comment</text:p>
          </table:table-cell>
          <table:table-cell table:style-name="ce479"/>
          <table:table-cell table:style-name="ce438" table:number-columns-repeated="1005"/>
          <table:table-cell table:number-columns-repeated="2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X31A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7];['Influenza db'.D6:.J96] ;2;0)" office:value-type="string" office:string-value="H3N2" calcext:value-type="string">
            <text:p>H3N2</text:p>
          </table:table-cell>
          <table:table-cell table:style-name="ce458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1" office:value-type="float" office:value="0.833" calcext:value-type="float">
            <text:p>0.833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X31B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8];['Influenza db'.D6:.J96] ;2;0)" office:value-type="string" office:string-value="H3N2" calcext:value-type="string">
            <text:p>H3N2</text:p>
          </table:table-cell>
          <table:table-cell table:style-name="ce458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1" office:value-type="float" office:value="0.927" calcext:value-type="float">
            <text:p>0.927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CAL1</text:p>
          </table:table-cell>
          <table:table-cell table:style-name="ce130"/>
          <table:table-cell table:style-name="ce451" table:content-validation-name="val32" office:value-type="float" office:value="1316510" calcext:value-type="float">
            <text:p>1316510</text:p>
          </table:table-cell>
          <table:table-cell table:style-name="ce453" table:formula="of:=VLOOKUP([.E9];['Influenza db'.D6:.J96] ;2;0)" office:value-type="string" office:string-value="H1N1" calcext:value-type="string">
            <text:p>H1N1</text:p>
          </table:table-cell>
          <table:table-cell table:style-name="ce458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130"/>
          <table:table-cell table:style-name="ce461" office:value-type="float" office:value="0.333" calcext:value-type="float">
            <text:p>0.333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PAN1</text:p>
          </table:table-cell>
          <table:table-cell table:style-name="ce130"/>
          <table:table-cell table:style-name="ce451" table:content-validation-name="val32" office:value-type="float" office:value="381513" calcext:value-type="float">
            <text:p>381513</text:p>
          </table:table-cell>
          <table:table-cell table:style-name="ce453" table:formula="of:=VLOOKUP([.E10];['Influenza db'.D6:.J96] ;2;0)" office:value-type="string" office:string-value="H3N2" calcext:value-type="string">
            <text:p>H3N2</text:p>
          </table:table-cell>
          <table:table-cell table:style-name="ce458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130"/>
          <table:table-cell table:style-name="ce461" office:value-type="float" office:value="0.48" calcext:value-type="float">
            <text:p>0.48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PAN2</text:p>
          </table:table-cell>
          <table:table-cell table:style-name="ce130"/>
          <table:table-cell table:style-name="ce451" table:content-validation-name="val32" office:value-type="float" office:value="381513" calcext:value-type="float">
            <text:p>381513</text:p>
          </table:table-cell>
          <table:table-cell table:style-name="ce453" table:formula="of:=VLOOKUP([.E11];['Influenza db'.D6:.J96] ;2;0)" office:value-type="string" office:string-value="H3N2" calcext:value-type="string">
            <text:p>H3N2</text:p>
          </table:table-cell>
          <table:table-cell table:style-name="ce458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130"/>
          <table:table-cell table:style-name="ce462" office:value-type="float" office:value="0.353" calcext:value-type="float">
            <text:p>0.353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CAL2</text:p>
          </table:table-cell>
          <table:table-cell table:style-name="ce130"/>
          <table:table-cell table:style-name="ce451" table:content-validation-name="val32" office:value-type="float" office:value="1316510" calcext:value-type="float">
            <text:p>1316510</text:p>
          </table:table-cell>
          <table:table-cell table:style-name="ce453" table:formula="of:=VLOOKUP([.E12];['Influenza db'.D6:.J96] ;2;0)" office:value-type="string" office:string-value="H1N1" calcext:value-type="string">
            <text:p>H1N1</text:p>
          </table:table-cell>
          <table:table-cell table:style-name="ce458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130"/>
          <table:table-cell table:style-name="ce461" office:value-type="float" office:value="0.367" calcext:value-type="float">
            <text:p>0.367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2">
          <table:table-cell/>
          <table:table-cell table:style-name="ce88"/>
          <table:table-cell table:style-name="ce444" office:value-type="string" calcext:value-type="string">
            <text:p>X31C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13];['Influenza db'.D6:.J96] ;2;0)" office:value-type="string" office:string-value="H3N2" calcext:value-type="string">
            <text:p>H3N2</text:p>
          </table:table-cell>
          <table:table-cell table:style-name="ce458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1" office:value-type="float" office:value="0.05" calcext:value-type="float">
            <text:p>0.05</text:p>
          </table:table-cell>
          <table:table-cell table:style-name="ce464"/>
          <table:table-cell table:style-name="ce123" table:content-validation-name="val33" office:value-type="string" calcext:value-type="string">
            <text:p>PBST </text:p>
          </table:table-cell>
          <table:table-cell table:style-name="ce123" table:content-validation-name="val33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123" table:content-validation-name="val36"/>
          <table:table-cell table:style-name="ce476" office:value-type="string" calcext:value-type="string">
            <text:p>Labeling vom 11.1.17</text:p>
          </table:table-cell>
          <table:table-cell table:style-name="ce478"/>
          <table:table-cell table:number-columns-repeated="1007"/>
        </table:table-row>
        <table:table-row table:style-name="ro27">
          <table:table-cell/>
          <table:table-cell table:style-name="ce88"/>
          <table:table-cell table:style-name="ce444" office:value-type="string" calcext:value-type="string">
            <text:p>NO</text:p>
          </table:table-cell>
          <table:table-cell table:style-name="ce130"/>
          <table:table-cell table:style-name="ce451" table:content-validation-name="val32" office:value-type="string" calcext:value-type="string">
            <text:p>NO</text:p>
          </table:table-cell>
          <table:table-cell table:style-name="ce453" table:formula="of:=VLOOKUP([.E14];['Influenza db'.D6:.J96]  ;2;0)" office:value-type="string" office:string-value="None" calcext:value-type="string">
            <text:p>None</text:p>
          </table:table-cell>
          <table:table-cell table:style-name="ce458" table:formula="of:=VLOOKUP([.E14];['Influenza db'.D6:.K102] ;5;0)" office:value-type="string" office:string-value="None" calcext:value-type="string">
            <text:p>None</text:p>
          </table:table-cell>
          <table:table-cell table:style-name="ce130"/>
          <table:table-cell table:style-name="ce461"/>
          <table:table-cell table:style-name="ce464" office:value-type="string" calcext:value-type="string">
            <text:p/>
          </table:table-cell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8">
          <table:table-cell/>
          <table:table-cell table:style-name="ce88"/>
          <table:table-cell table:style-name="ce444" office:value-type="string" calcext:value-type="string">
            <text:p>X31C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15];['Influenza db'.D6:.J41] ;2;0)" office:value-type="string" office:string-value="H3N2" calcext:value-type="string">
            <text:p>H3N2</text:p>
          </table:table-cell>
          <table:table-cell table:style-name="ce458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3" office:value-type="string" calcext:value-type="string">
            <text:p><text:span text:style-name="T1">0.48 </text:span></text:p>
          </table:table-cell>
          <table:table-cell table:style-name="ce464" office:value-type="string" calcext:value-type="string">
            <text:p><text:span text:style-name="T1">Fluorospin 648</text:span></text:p>
          </table:table-cell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70" table:content-validation-name="val36" office:value-type="string" calcext:value-type="string">
            <text:p><text:span text:style-name="T1">04/14/2014</text:span></text:p>
          </table:table-cell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8">
          <table:table-cell/>
          <table:table-cell table:style-name="ce88"/>
          <table:table-cell table:style-name="ce445" office:value-type="string" calcext:value-type="string">
            <text:p><text:span text:style-name="T1">H7</text:span></text:p>
          </table:table-cell>
          <table:table-cell table:style-name="ce130"/>
          <table:table-cell table:style-name="ce451" table:content-validation-name="val32"/>
          <table:table-cell table:style-name="ce453" table:formula="of:=VLOOKUP([.E16];['Influenza db'.D6:.J96] ;2;0)" office:value-type="string" office:string-value="" calcext:value-type="error">
            <text:p>#N/A</text:p>
          </table:table-cell>
          <table:table-cell table:style-name="ce458" table:formula="of:=VLOOKUP([.E16];['Influenza db'.D6:.K105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/>
          <table:table-cell table:style-name="ce480"/>
          <table:table-cell table:number-columns-repeated="1005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H1N1</text:p>
          </table:table-cell>
          <table:table-cell table:style-name="ce130"/>
          <table:table-cell table:style-name="ce451" table:content-validation-name="val32"/>
          <table:table-cell table:style-name="ce453" table:formula="of:=VLOOKUP([.E17];['Influenza db'.D6:.J96]  ;2;0)" office:value-type="string" office:string-value="" calcext:value-type="error">
            <text:p>#N/A</text:p>
          </table:table-cell>
          <table:table-cell table:style-name="ce458" table:formula="of:=VLOOKUP([.E17];['Influenza db'.D6:.K105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H5</text:p>
          </table:table-cell>
          <table:table-cell table:style-name="ce130"/>
          <table:table-cell table:style-name="ce451" table:content-validation-name="val32"/>
          <table:table-cell table:style-name="ce453" table:formula="of:=VLOOKUP([.E18];['Influenza db'.D6:.J44] ;2;0)" office:value-type="string" office:string-value="" calcext:value-type="error">
            <text:p>#N/A</text:p>
          </table:table-cell>
          <table:table-cell table:style-name="ce458" table:formula="of:=VLOOKUP([.E18];['Influenza db'.D6:.K105] ;5;0)" office:value-type="string" office:string-value="" calcext:value-type="error">
            <text:p>#N/A</text:p>
          </table:table-cell>
          <table:table-cell table:style-name="ce130"/>
          <table:table-cell table:style-name="ce462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H1</text:p>
          </table:table-cell>
          <table:table-cell table:style-name="ce130"/>
          <table:table-cell table:style-name="ce451" table:content-validation-name="val32"/>
          <table:table-cell table:style-name="ce453" table:formula="of:=VLOOKUP([.E19];['Influenza db'.D6:.J96] ;2;0)" office:value-type="string" office:string-value="" calcext:value-type="error">
            <text:p>#N/A</text:p>
          </table:table-cell>
          <table:table-cell table:style-name="ce458" table:formula="of:=VLOOKUP([.E19];['Influenza db'.D6:.K108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Vi</text:p>
          </table:table-cell>
          <table:table-cell table:style-name="ce130"/>
          <table:table-cell table:style-name="ce451" table:content-validation-name="val32" office:value-type="float" office:value="392809" calcext:value-type="float">
            <text:p>392809</text:p>
          </table:table-cell>
          <table:table-cell table:style-name="ce453" table:formula="of:=VLOOKUP([.E20];['Influenza db'.D6:.J96] ;2;0)" office:value-type="string" office:string-value="H3N2" calcext:value-type="string">
            <text:p>H3N2</text:p>
          </table:table-cell>
          <table:table-cell table:style-name="ce458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NY</text:p>
          </table:table-cell>
          <table:table-cell table:style-name="ce130"/>
          <table:table-cell table:style-name="ce451" table:content-validation-name="val32" office:value-type="float" office:value="518981" calcext:value-type="float">
            <text:p>518981</text:p>
          </table:table-cell>
          <table:table-cell table:style-name="ce453" table:formula="of:=VLOOKUP([.E21];['Influenza db'.D6:.J96] ;2;0)" office:value-type="string" office:string-value="H3N2" calcext:value-type="string">
            <text:p>H3N2</text:p>
          </table:table-cell>
          <table:table-cell table:style-name="ce458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X31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22];['Influenza db'.D6:.J96] ;2;0)" office:value-type="string" office:string-value="H3N2" calcext:value-type="string">
            <text:p>H3N2</text:p>
          </table:table-cell>
          <table:table-cell table:style-name="ce458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den ersten Microarrays 2017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Pan</text:p>
          </table:table-cell>
          <table:table-cell table:style-name="ce130"/>
          <table:table-cell table:style-name="ce451" table:content-validation-name="val32" office:value-type="float" office:value="381513" calcext:value-type="float">
            <text:p>381513</text:p>
          </table:table-cell>
          <table:table-cell table:style-name="ce453" table:formula="of:=VLOOKUP([.E23];['Influenza db'.D6:.J96] ;2;0)" office:value-type="string" office:string-value="H3N2" calcext:value-type="string">
            <text:p>H3N2</text:p>
          </table:table-cell>
          <table:table-cell table:style-name="ce458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den ersten Microarrays 2017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Cal</text:p>
          </table:table-cell>
          <table:table-cell table:style-name="ce130"/>
          <table:table-cell table:style-name="ce451" table:content-validation-name="val32" office:value-type="float" office:value="1316510" calcext:value-type="float">
            <text:p>1316510</text:p>
          </table:table-cell>
          <table:table-cell table:style-name="ce453" table:formula="of:=VLOOKUP([.E24];['Influenza db'.D6:.J96]  ;2;0)" office:value-type="string" office:string-value="H1N1" calcext:value-type="string">
            <text:p>H1N1</text:p>
          </table:table-cell>
          <table:table-cell table:style-name="ce458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den ersten Microarrays 2017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5];['Influenza db'.D6:.J96]  ;2;0)" office:value-type="string" office:string-value="" calcext:value-type="error">
            <text:p>#N/A</text:p>
          </table:table-cell>
          <table:table-cell table:style-name="ce458" table:formula="of:=VLOOKUP([.E25];['Influenza db'.D6:.K114] ;5;0)" office:value-type="string" office:string-value="" calcext:value-type="error">
            <text:p>#N/A</text:p>
          </table:table-cell>
          <table:table-cell table:style-name="ce130"/>
          <table:table-cell table:style-name="ce462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style-name="ce264"/>
          <table:table-cell table:number-columns-repeated="1006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6];['Influenza db'.D6:.J96];2;0)" office:value-type="string" office:string-value="" calcext:value-type="error">
            <text:p>#N/A</text:p>
          </table:table-cell>
          <table:table-cell table:style-name="ce458" table:formula="of:=VLOOKUP([.E26];['Influenza db'.D6:.K114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2"/>
          <table:table-cell table:style-name="ce480"/>
          <table:table-cell table:number-columns-repeated="1004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7];['Influenza db'.D6:.J96]  ;2;0)" office:value-type="string" office:string-value="" calcext:value-type="error">
            <text:p>#N/A</text:p>
          </table:table-cell>
          <table:table-cell table:style-name="ce458" table:formula="of:=VLOOKUP([.E27];['Influenza db'.D6:.K114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8];['Influenza db'.D6:.J96] ;2;0)" office:value-type="string" office:string-value="" calcext:value-type="error">
            <text:p>#N/A</text:p>
          </table:table-cell>
          <table:table-cell table:style-name="ce458" table:formula="of:=VLOOKUP([.E28];['Influenza db'.D6:.K117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9];['Influenza db'.D6:.J96]  ;2;0)" office:value-type="string" office:string-value="" calcext:value-type="error">
            <text:p>#N/A</text:p>
          </table:table-cell>
          <table:table-cell table:style-name="ce458" table:formula="of:=VLOOKUP([.E29];['Influenza db'.D6:.K117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0];['Influenza db'.D6:.J96] ;2;0)" office:value-type="string" office:string-value="" calcext:value-type="error">
            <text:p>#N/A</text:p>
          </table:table-cell>
          <table:table-cell table:style-name="ce458" table:formula="of:=VLOOKUP([.E30];['Influenza db'.D6:.K117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1];['Influenza db'.D6:.J96]  ;2;0)" office:value-type="string" office:string-value="" calcext:value-type="error">
            <text:p>#N/A</text:p>
          </table:table-cell>
          <table:table-cell table:style-name="ce458" table:formula="of:=VLOOKUP([.E31];['Influenza db'.D6:.K120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2];['Influenza db'.D6:.J96];2;0)" office:value-type="string" office:string-value="" calcext:value-type="error">
            <text:p>#N/A</text:p>
          </table:table-cell>
          <table:table-cell table:style-name="ce458" table:formula="of:=VLOOKUP([.E32];['Influenza db'.D6:.K120] ;5;0)" office:value-type="string" office:string-value="" calcext:value-type="error">
            <text:p>#N/A</text:p>
          </table:table-cell>
          <table:table-cell table:style-name="ce130"/>
          <table:table-cell table:style-name="ce462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3];['Influenza db'.D6:.J96]  ;2;0)" office:value-type="string" office:string-value="" calcext:value-type="error">
            <text:p>#N/A</text:p>
          </table:table-cell>
          <table:table-cell table:style-name="ce458" table:formula="of:=VLOOKUP([.E33];['Influenza db'.D6:.K120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4];['Influenza db'.D6:.J96] ;2;0)" office:value-type="string" office:string-value="" calcext:value-type="error">
            <text:p>#N/A</text:p>
          </table:table-cell>
          <table:table-cell table:style-name="ce458" table:formula="of:=VLOOKUP([.E34];['Influenza db'.D6:.K123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5];['Influenza db'.D6:.J96]  ;2;0)" office:value-type="string" office:string-value="" calcext:value-type="error">
            <text:p>#N/A</text:p>
          </table:table-cell>
          <table:table-cell table:style-name="ce458" table:formula="of:=VLOOKUP([.E35];['Influenza db'.D6:.K123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264"/>
          <table:table-cell table:style-name="ce454"/>
          <table:table-cell table:style-name="ce264"/>
          <table:table-cell/>
          <table:table-cell table:style-name="ce454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264"/>
          <table:table-cell table:style-name="ce455"/>
          <table:table-cell table:style-name="ce264"/>
          <table:table-cell/>
          <table:table-cell table:style-name="ce455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264"/>
          <table:table-cell table:style-name="ce454"/>
          <table:table-cell table:style-name="ce264"/>
          <table:table-cell/>
          <table:table-cell table:style-name="ce454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264"/>
          <table:table-cell table:style-name="ce178"/>
          <table:table-cell table:style-name="ce264"/>
          <table:table-cell/>
          <table:table-cell table:style-name="ce178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264"/>
          <table:table-cell/>
          <table:table-cell table:style-name="ce264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264" table:number-columns-repeated="3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5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2" table:number-rows-repeated="1048521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</table:table>
      <table:table table:name="User , Washing,surface, Buffer" table:style-name="ta1">
        <table:table-column table:style-name="co94" table:default-cell-style-name="Default"/>
        <table:table-column table:style-name="co64" table:default-cell-style-name="Default"/>
        <table:table-column table:style-name="co95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1" table:default-cell-style-name="Default"/>
        <table:table-column table:style-name="co98" table:default-cell-style-name="Default"/>
        <table:table-column table:style-name="co30" table:default-cell-style-name="Default"/>
        <table:table-column table:style-name="co99" table:default-cell-style-name="Default"/>
        <table:table-column table:style-name="co48" table:default-cell-style-name="Default"/>
        <table:table-column table:style-name="co18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03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00" table:default-cell-style-name="Default"/>
        <table:table-column table:style-name="co114" table:default-cell-style-name="Default"/>
        <table:table-column table:style-name="co111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17" table:default-cell-style-name="Default"/>
        <table:table-column table:style-name="co105" table:default-cell-style-name="Default"/>
        <table:table-column table:style-name="co118" table:default-cell-style-name="Default"/>
        <table:table-column table:style-name="co105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05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05" table:default-cell-style-name="Default"/>
        <table:table-column table:style-name="co119" table:default-cell-style-name="Default"/>
        <table:table-column table:style-name="co61" table:default-cell-style-name="Default"/>
        <table:table-column table:style-name="co18" table:default-cell-style-name="Default"/>
        <table:table-column table:style-name="co105" table:default-cell-style-name="Default"/>
        <table:table-column table:style-name="co120" table:default-cell-style-name="Default"/>
        <table:table-column table:style-name="co105" table:default-cell-style-name="Default"/>
        <table:table-column table:style-name="co121" table:default-cell-style-name="Default"/>
        <table:table-column table:style-name="co54" table:default-cell-style-name="Default"/>
        <table:table-column table:style-name="co122" table:default-cell-style-name="Default"/>
        <table:table-column table:style-name="co61" table:default-cell-style-name="Default"/>
        <table:table-column table:style-name="co118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481" office:value-type="string" calcext:value-type="string" table:number-columns-spanned="3" table:number-rows-spanned="2">
            <text:p>User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7" table:number-rows-spanned="2">
            <text:p>Washing for Spotting</text:p>
          </table:table-cell>
          <table:covered-table-cell table:style-name="ce481"/>
          <table:covered-table-cell table:number-columns-repeated="4" table:style-name="ce485"/>
          <table:covered-table-cell table:style-name="ce490"/>
          <table:table-cell table:content-validation-name="val37"/>
          <table:table-cell table:style-name="ce481" office:value-type="string" calcext:value-type="string" table:number-columns-spanned="7" table:number-rows-spanned="2">
            <text:p>Washing for Quenching</text:p>
          </table:table-cell>
          <table:covered-table-cell table:style-name="ce481"/>
          <table:covered-table-cell table:number-columns-repeated="4" table:style-name="ce485"/>
          <table:covered-table-cell table:style-name="ce490"/>
          <table:table-cell table:content-validation-name="val37"/>
          <table:table-cell table:style-name="ce481" office:value-type="string" calcext:value-type="string" table:number-columns-spanned="7" table:number-rows-spanned="2">
            <text:p>Washing for Incubating</text:p>
          </table:table-cell>
          <table:covered-table-cell table:style-name="ce481"/>
          <table:covered-table-cell table:number-columns-repeated="4" table:style-name="ce485"/>
          <table:covered-table-cell table:style-name="ce490"/>
          <table:table-cell table:content-validation-name="val37"/>
          <table:table-cell table:number-columns-repeated="7"/>
          <table:table-cell table:content-validation-name="val37"/>
          <table:table-cell table:style-name="ce481" office:value-type="string" calcext:value-type="string" table:number-columns-spanned="3" table:number-rows-spanned="2">
            <text:p>Surface Substance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manufaturer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Immobilization Buffer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Analyt Buffer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Spotting Method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Incubation Method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Quenching Method</text:p>
          </table:table-cell>
          <table:covered-table-cell table:style-name="ce485"/>
          <table:covered-table-cell table:style-name="ce490"/>
          <table:table-cell table:number-columns-repeated="960"/>
        </table:table-row>
        <table:table-row table:style-name="ro2"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number-columns-repeated="2" table:style-name="ce482"/>
          <table:covered-table-cell table:number-columns-repeated="4" table:style-name="ce144"/>
          <table:covered-table-cell table:style-name="ce491"/>
          <table:table-cell table:content-validation-name="val37"/>
          <table:covered-table-cell table:number-columns-repeated="2" table:style-name="ce482"/>
          <table:covered-table-cell table:number-columns-repeated="4" table:style-name="ce144"/>
          <table:covered-table-cell table:style-name="ce491"/>
          <table:table-cell table:content-validation-name="val37"/>
          <table:covered-table-cell table:number-columns-repeated="2" table:style-name="ce482"/>
          <table:covered-table-cell table:number-columns-repeated="4" table:style-name="ce144"/>
          <table:covered-table-cell table:style-name="ce491"/>
          <table:table-cell table:content-validation-name="val37"/>
          <table:table-cell table:number-columns-repeated="7"/>
          <table:table-cell table:content-validation-name="val37"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 table:number-columns-repeated="960"/>
        </table:table-row>
        <table:table-row table:style-name="ro2">
          <table:table-cell table:style-name="ce438"/>
          <table:table-cell table:style-name="ce483"/>
          <table:table-cell table:style-name="ce486" office:value-type="string" calcext:value-type="string">
            <text:p>User Name</text:p>
          </table:table-cell>
          <table:table-cell table:style-name="ce492"/>
          <table:table-cell table:style-name="ce438"/>
          <table:table-cell table:style-name="ce483"/>
          <table:table-cell table:style-name="ce277" office:value-type="string" calcext:value-type="string">
            <text:p>Washing S ID</text:p>
          </table:table-cell>
          <table:table-cell table:style-name="ce486" office:value-type="string" calcext:value-type="string">
            <text:p>Step 1</text:p>
          </table:table-cell>
          <table:table-cell table:style-name="ce486" office:value-type="string" calcext:value-type="string">
            <text:p>Step 2</text:p>
          </table:table-cell>
          <table:table-cell table:style-name="ce486" office:value-type="string" calcext:value-type="string">
            <text:p>Step 3</text:p>
          </table:table-cell>
          <table:table-cell table:style-name="ce486" office:value-type="string" calcext:value-type="string">
            <text:p>Drying</text:p>
          </table:table-cell>
          <table:table-cell table:style-name="ce492"/>
          <table:table-cell table:style-name="ce438" table:content-validation-name="val37"/>
          <table:table-cell table:style-name="ce483"/>
          <table:table-cell table:style-name="ce277" office:value-type="string" calcext:value-type="string">
            <text:p>Washing Q ID</text:p>
          </table:table-cell>
          <table:table-cell table:style-name="ce486" office:value-type="string" calcext:value-type="string">
            <text:p>Step 1</text:p>
          </table:table-cell>
          <table:table-cell table:style-name="ce486" office:value-type="string" calcext:value-type="string">
            <text:p>Step 2</text:p>
          </table:table-cell>
          <table:table-cell table:style-name="ce486" office:value-type="string" calcext:value-type="string">
            <text:p>Step 3</text:p>
          </table:table-cell>
          <table:table-cell table:style-name="ce486" office:value-type="string" calcext:value-type="string">
            <text:p>Drying</text:p>
          </table:table-cell>
          <table:table-cell table:style-name="ce492"/>
          <table:table-cell table:style-name="ce438" table:content-validation-name="val37"/>
          <table:table-cell table:style-name="ce483"/>
          <table:table-cell table:style-name="ce277" office:value-type="string" calcext:value-type="string">
            <text:p>Washing I ID</text:p>
          </table:table-cell>
          <table:table-cell table:style-name="ce486" office:value-type="string" calcext:value-type="string">
            <text:p>Step 1</text:p>
          </table:table-cell>
          <table:table-cell table:style-name="ce486" office:value-type="string" calcext:value-type="string">
            <text:p>Step 2</text:p>
          </table:table-cell>
          <table:table-cell table:style-name="ce486" office:value-type="string" calcext:value-type="string">
            <text:p>Step 3</text:p>
          </table:table-cell>
          <table:table-cell table:style-name="ce486" office:value-type="string" calcext:value-type="string">
            <text:p>Drying</text:p>
          </table:table-cell>
          <table:table-cell table:style-name="ce492"/>
          <table:table-cell table:style-name="ce438" table:content-validation-name="val37"/>
          <table:table-cell table:number-columns-repeated="7"/>
          <table:table-cell table:style-name="ce438" table:content-validation-name="val37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number-columns-repeated="3"/>
          <table:table-cell table:style-name="ce438" table:number-columns-repeated="956"/>
        </table:table-row>
        <table:table-row table:style-name="ro2">
          <table:table-cell/>
          <table:table-cell table:style-name="ce484"/>
          <table:table-cell table:style-name="ce487" office:value-type="string" calcext:value-type="string">
            <text:p>Henry Memczak</text:p>
          </table:table-cell>
          <table:table-cell table:style-name="ce493"/>
          <table:table-cell/>
          <table:table-cell table:style-name="ce484"/>
          <table:table-cell table:style-name="ce285" office:value-type="string" calcext:value-type="string">
            <text:p>WS01</text:p>
          </table:table-cell>
          <table:table-cell table:number-columns-repeated="4" table:style-name="ce488" office:value-type="string" calcext:value-type="string">
            <text:p>None</text:p>
          </table:table-cell>
          <table:table-cell table:style-name="ce493"/>
          <table:table-cell/>
          <table:table-cell table:style-name="ce484"/>
          <table:table-cell table:style-name="ce285" office:value-type="string" calcext:value-type="string">
            <text:p>no</text:p>
          </table:table-cell>
          <table:table-cell table:number-columns-repeated="4" table:style-name="ce488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285" office:value-type="string" calcext:value-type="string">
            <text:p>WI01</text:p>
          </table:table-cell>
          <table:table-cell table:number-columns-repeated="4" table:style-name="ce488" office:value-type="string" calcext:value-type="string">
            <text:p>no</text:p>
          </table:table-cell>
          <table:table-cell table:style-name="ce493"/>
          <table:table-cell table:number-columns-repeated="9"/>
          <table:table-cell table:style-name="ce484"/>
          <table:table-cell table:style-name="ce488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488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488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487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487" office:value-type="string" calcext:value-type="string">
            <text:p>Test Spotter</text:p>
          </table:table-cell>
          <table:table-cell table:style-name="ce493"/>
          <table:table-cell/>
          <table:table-cell table:style-name="ce484"/>
          <table:table-cell table:style-name="ce487" office:value-type="string" calcext:value-type="string">
            <text:p>Im KS nach Abdeckung mit Klebefolie</text:p>
          </table:table-cell>
          <table:table-cell table:style-name="ce493"/>
          <table:table-cell/>
          <table:table-cell table:style-name="ce484"/>
          <table:table-cell table:style-name="ce487" office:value-type="string" calcext:value-type="string">
            <text:p>no</text:p>
          </table:table-cell>
          <table:table-cell table:style-name="ce493"/>
          <table:table-cell table:number-columns-repeated="960"/>
        </table:table-row>
        <table:table-row table:style-name="ro28">
          <table:table-cell/>
          <table:table-cell table:style-name="ce484"/>
          <table:table-cell table:style-name="ce488" office:value-type="string" calcext:value-type="string">
            <text:p>Marc Hovestädt</text:p>
          </table:table-cell>
          <table:table-cell table:style-name="ce494"/>
          <table:table-cell/>
          <table:table-cell table:style-name="ce484"/>
          <table:table-cell table:style-name="ce285" office:value-type="string" calcext:value-type="string">
            <text:p>WS03</text:p>
          </table:table-cell>
          <table:table-cell table:number-columns-repeated="2" table:style-name="ce489" office:value-type="string" calcext:value-type="string">
            <text:p>100 µl/well, NaHCO3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ne</text:p>
          </table:table-cell>
          <table:table-cell table:style-name="ce494"/>
          <table:table-cell table:content-validation-name="val37"/>
          <table:table-cell table:style-name="ce484"/>
          <table:table-cell table:style-name="ce285" office:value-type="string" calcext:value-type="string">
            <text:p>WQ02</text:p>
          </table:table-cell>
          <table:table-cell table:number-columns-repeated="2" table:style-name="ce489" office:value-type="string" calcext:value-type="string">
            <text:p>100 µl/well, NaHCO3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</text:p>
          </table:table-cell>
          <table:table-cell table:style-name="ce494"/>
          <table:table-cell table:content-validation-name="val37"/>
          <table:table-cell table:style-name="ce484"/>
          <table:table-cell table:style-name="ce285" office:value-type="string" calcext:value-type="string">
            <text:p>WI02</text:p>
          </table:table-cell>
          <table:table-cell table:number-columns-repeated="2" table:style-name="ce489" office:value-type="string" calcext:value-type="string">
            <text:p>100 µl/well, NaHCO3</text:p>
          </table:table-cell>
          <table:table-cell table:style-name="ce489" office:value-type="string" calcext:value-type="string">
            <text:p>100 µl/well, H2O</text:p>
          </table:table-cell>
          <table:table-cell table:style-name="ce198" table:content-validation-name="val38" office:value-type="string" calcext:value-type="string">
            <text:p>N2</text:p>
          </table:table-cell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96" office:value-type="string" calcext:value-type="string">
            <text:p>3D-NHS</text:p>
          </table:table-cell>
          <table:table-cell table:style-name="ce494"/>
          <table:table-cell/>
          <table:table-cell table:style-name="ce484"/>
          <table:table-cell table:style-name="ce496" office:value-type="string" calcext:value-type="string">
            <text:p>PolyAn</text:p>
          </table:table-cell>
          <table:table-cell table:style-name="ce494"/>
          <table:table-cell/>
          <table:table-cell table:style-name="ce484"/>
          <table:table-cell table:style-name="ce488" office:value-type="string" calcext:value-type="string">
            <text:p>Natriumhydrogencarbonat</text:p>
          </table:table-cell>
          <table:table-cell table:style-name="ce494"/>
          <table:table-cell/>
          <table:table-cell table:style-name="ce484"/>
          <table:table-cell table:style-name="ce488" office:value-type="string" calcext:value-type="string">
            <text:p>PBST </text:p>
          </table:table-cell>
          <table:table-cell table:style-name="ce494"/>
          <table:table-cell/>
          <table:table-cell table:style-name="ce484"/>
          <table:table-cell table:style-name="ce488" office:value-type="string" calcext:value-type="string">
            <text:p>Industrial Spotter</text:p>
          </table:table-cell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97" office:value-type="string" calcext:value-type="string">
            <text:p><text:span text:style-name="T1">Magermilch</text:span></text:p>
          </table:table-cell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 office:value-type="string" calcext:value-type="string">
            <text:p>Bernhard Ay</text:p>
          </table:table-cell>
          <table:table-cell table:style-name="ce493"/>
          <table:table-cell/>
          <table:table-cell table:style-name="ce484"/>
          <table:table-cell table:style-name="ce285"/>
          <table:table-cell table:number-columns-repeated="2" table:style-name="ce489" office:value-type="string" calcext:value-type="string">
            <text:p>100 µl/well, PBST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ne</text:p>
          </table:table-cell>
          <table:table-cell table:style-name="ce493"/>
          <table:table-cell table:content-validation-name="val37"/>
          <table:table-cell table:style-name="ce484"/>
          <table:table-cell table:style-name="ce285" office:value-type="string" calcext:value-type="string">
            <text:p>WQ03</text:p>
          </table:table-cell>
          <table:table-cell table:number-columns-repeated="2" table:style-name="ce489" office:value-type="string" calcext:value-type="string">
            <text:p>100 µl/well, PBST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</text:p>
          </table:table-cell>
          <table:table-cell table:style-name="ce493"/>
          <table:table-cell table:content-validation-name="val37"/>
          <table:table-cell table:style-name="ce484"/>
          <table:table-cell table:style-name="ce285" office:value-type="string" calcext:value-type="string">
            <text:p>WI03</text:p>
          </table:table-cell>
          <table:table-cell table:number-columns-repeated="2" table:style-name="ce489" office:value-type="string" calcext:value-type="string">
            <text:p>100 µl/well, PBST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</text:p>
          </table:table-cell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96"/>
          <table:table-cell table:style-name="ce493"/>
          <table:table-cell/>
          <table:table-cell table:style-name="ce484"/>
          <table:table-cell table:style-name="ce496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 office:value-type="string" calcext:value-type="string">
            <text:p>Im KS nach Abdeckung mit Klebefolie</text:p>
          </table:table-cell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2">
          <table:table-cell/>
          <table:table-cell table:style-name="ce484"/>
          <table:table-cell table:style-name="ce488" office:value-type="string" calcext:value-type="string">
            <text:p>Jan Grzegorzewski</text:p>
          </table:table-cell>
          <table:table-cell table:style-name="ce494"/>
          <table:table-cell/>
          <table:table-cell table:style-name="ce484"/>
          <table:table-cell table:style-name="ce285"/>
          <table:table-cell table:style-name="ce495"/>
          <table:table-cell table:style-name="ce488" table:number-columns-repeated="3"/>
          <table:table-cell table:style-name="ce494"/>
          <table:table-cell table:content-validation-name="val37"/>
          <table:table-cell table:style-name="ce484"/>
          <table:table-cell table:style-name="ce285" office:value-type="string" calcext:value-type="string">
            <text:p>WQ04</text:p>
          </table:table-cell>
          <table:table-cell table:style-name="ce488" office:value-type="string" calcext:value-type="string">
            <text:p>H2O Leitung und Becherglas 20x Konjugate 90 min schütteln</text:p>
          </table:table-cell>
          <table:table-cell table:style-name="ce488" table:number-columns-repeated="3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 office:value-type="string" calcext:value-type="string">
            <text:p>manuell</text:p>
          </table:table-cell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2">
          <table:table-cell/>
          <table:table-cell table:style-name="ce484"/>
          <table:table-cell table:style-name="ce489" office:value-type="string" calcext:value-type="string">
            <text:p>Bernhard,Marc</text:p>
          </table:table-cell>
          <table:table-cell table:style-name="ce493"/>
          <table:table-cell/>
          <table:table-cell table:style-name="ce484"/>
          <table:table-cell table:style-name="ce285"/>
          <table:table-cell table:style-name="ce495"/>
          <table:table-cell table:style-name="ce488" table:number-columns-repeated="3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 table:number-rows-repeated="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 table:number-rows-repeated="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 table:number-rows-repeated="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 table:number-columns-repeated="2"/>
          <table:table-cell table:style-name="ce144"/>
          <table:table-cell table:number-columns-repeated="4"/>
          <table:table-cell table:style-name="ce144" table:number-columns-repeated="4"/>
          <table:table-cell/>
          <table:table-cell table:content-validation-name="val37" table:number-columns-repeated="17"/>
          <table:table-cell table:number-columns-repeated="7"/>
          <table:table-cell table:content-validation-name="val37"/>
          <table:table-cell/>
          <table:table-cell table:style-name="ce144"/>
          <table:table-cell table:number-columns-repeated="7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144"/>
          <table:table-cell table:number-columns-repeated="4"/>
          <table:table-cell table:style-name="ce144" table:number-columns-repeated="4"/>
          <table:table-cell/>
          <table:table-cell table:content-validation-name="val37" table:number-columns-repeated="25"/>
          <table:table-cell table:number-columns-repeated="9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144"/>
          <table:table-cell table:number-columns-repeated="9"/>
          <table:table-cell table:content-validation-name="val37" table:number-columns-repeated="25"/>
          <table:table-cell table:number-columns-repeated="9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14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7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5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5"/>
        <table:table-column table:style-name="co109" table:default-cell-style-name="Default"/>
        <table:table-row table:style-name="ro17">
          <table:table-cell table:number-columns-repeated="2"/>
          <table:table-cell table:style-name="ce346" office:value-type="string" calcext:value-type="string">
            <text:p>Supply </text:p>
          </table:table-cell>
          <table:table-cell table:number-columns-repeated="7"/>
          <table:table-cell table:style-name="ce382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7" office:value-type="string" calcext:value-type="string">
            <text:p>virus id</text:p>
          </table:table-cell>
          <table:table-cell table:style-name="ce367" table:number-columns-spanned="10" table:number-rows-spanned="1"/>
          <table:covered-table-cell table:style-name="ce367"/>
          <table:covered-table-cell table:style-name="ce379"/>
          <table:covered-table-cell table:number-columns-repeated="3" table:style-name="ce381"/>
          <table:covered-table-cell table:style-name="ce365"/>
          <table:covered-table-cell table:number-columns-repeated="2" table:style-name="ce383"/>
          <table:covered-table-cell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dye id</text:p>
          </table:table-cell>
          <table:table-cell table:style-name="ce368" table:number-columns-spanned="10" table:number-rows-spanned="1"/>
          <table:covered-table-cell table:style-name="ce367"/>
          <table:covered-table-cell table:style-name="ce380"/>
          <table:covered-table-cell table:number-columns-repeated="7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7" office:value-type="string" calcext:value-type="string">
            <text:p>peptide id</text:p>
          </table:table-cell>
          <table:table-cell table:style-name="ce367" table:number-columns-spanned="10" table:number-rows-spanned="1"/>
          <table:covered-table-cell table:number-columns-repeated="9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microwell plate id 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table:table-row table:style-name="ro17">
          <table:table-cell table:number-columns-repeated="2"/>
          <table:table-cell table:style-name="ce350" office:value-type="string" calcext:value-type="string">
            <text:p>Procedure</text:p>
          </table:table-cell>
          <table:table-cell table:style-name="ce157" table:number-columns-repeated="8"/>
          <table:table-cell table:style-name="ce90"/>
          <table:table-cell table:number-columns-repeated="3"/>
        </table:table-row>
        <table:table-row table:style-name="ro26">
          <table:table-cell table:number-columns-repeated="2"/>
          <table:table-cell table:style-name="ce351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2" office:value-type="string" calcext:value-type="string">
            <text:p>spotting time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yp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temperatur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humidity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 table:number-columns-spanned="1" table:number-rows-spanned="3">
            <text:p>comment</text:p>
          </table:table-cell>
          <table:table-cell table:style-name="ce369" table:number-columns-spanned="10" table:number-rows-spanned="3"/>
          <table:covered-table-cell table:number-columns-repeated="3"/>
          <table:covered-table-cell table:style-name="ce90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4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5" office:value-type="string" calcext:value-type="string">
            <text:p>yes/no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start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fying finishing tim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ty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 table:number-columns-spanned="1" table:number-rows-spanned="3">
            <text:p>comment</text:p>
          </table:table-cell>
          <table:table-cell table:style-name="ce35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8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59" office:value-type="string" calcext:value-type="string">
            <text:p>yes/no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tart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finish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ubstanc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user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 table:number-columns-spanned="1" table:number-rows-spanned="3">
            <text:p>comment</text:p>
          </table:table-cell>
          <table:table-cell table:style-name="ce374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6">
          <table:table-cell table:number-columns-repeated="2"/>
          <table:table-cell table:style-name="ce361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1"/>
          <table:table-cell table:number-columns-repeated="10"/>
        </table:table-row>
        <table:table-row table:style-name="ro2">
          <table:table-cell table:number-columns-repeated="2"/>
          <table:table-cell table:style-name="ce362" office:value-type="string" calcext:value-type="string">
            <text:p>yes/no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washing time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user 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7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64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7"/>
          <table:table-cell table:number-columns-repeated="10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start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finish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type 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user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7:29:40.269901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5H7M</meta:editing-duration>
    <meta:editing-cycles>41</meta:editing-cycles>
    <meta:generator>LibreOffice/5.1.6.2$Linux_X86_64 LibreOffice_project/10m0$Build-2</meta:generator>
    <dc:date>2017-07-25T17:30:15.381834091</dc:date>
    <meta:document-statistic meta:table-count="10" meta:cell-count="1437" meta:object-count="0"/>
  </office:meta>
</office:document-meta>
</file>